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1e3834"/>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015556b"/>
    </style:style>
    <style:style style:name="P74" style:family="paragraph" style:parent-style-name="Example_20__20_indented">
      <style:text-properties officeooo:paragraph-rsid="008aa77f"/>
    </style:style>
    <style:style style:name="P75" style:family="paragraph" style:parent-style-name="Example_20__20_indented">
      <style:text-properties officeooo:paragraph-rsid="00bbb02f"/>
    </style:style>
    <style:style style:name="P76" style:family="paragraph" style:parent-style-name="Example_20__20_indented">
      <style:text-properties officeooo:paragraph-rsid="00bc6c5b"/>
    </style:style>
    <style:style style:name="P77" style:family="paragraph" style:parent-style-name="Example_20__20_indented">
      <style:text-properties officeooo:paragraph-rsid="0019cd6d"/>
    </style:style>
    <style:style style:name="P78" style:family="paragraph" style:parent-style-name="Example">
      <style:paragraph-properties style:line-height-at-least="0.1945in"/>
      <style:text-properties officeooo:paragraph-rsid="00758ac5"/>
    </style:style>
    <style:style style:name="P79" style:family="paragraph" style:parent-style-name="Example">
      <style:text-properties officeooo:paragraph-rsid="007aa53b"/>
    </style:style>
    <style:style style:name="P80" style:family="paragraph" style:parent-style-name="Example">
      <style:paragraph-properties style:line-height-at-least="0.1945in"/>
      <style:text-properties officeooo:paragraph-rsid="014d752f"/>
    </style:style>
    <style:style style:name="P81" style:family="paragraph" style:parent-style-name="Text_20_body">
      <style:paragraph-properties style:line-height-at-least="0.1945in"/>
      <style:text-properties officeooo:rsid="007d7983" officeooo:paragraph-rsid="007d7983"/>
    </style:style>
    <style:style style:name="P82" style:family="paragraph" style:parent-style-name="Example">
      <style:paragraph-properties style:line-height-at-least="0.1945in"/>
      <style:text-properties officeooo:paragraph-rsid="007d7983"/>
    </style:style>
    <style:style style:name="P83" style:family="paragraph" style:parent-style-name="Example">
      <style:paragraph-properties style:line-height-at-least="0.1945in"/>
      <style:text-properties officeooo:rsid="007d7983" officeooo:paragraph-rsid="007d7983"/>
    </style:style>
    <style:style style:name="P84" style:family="paragraph" style:parent-style-name="Body_20_first">
      <style:text-properties officeooo:paragraph-rsid="007ba90f"/>
    </style:style>
    <style:style style:name="P85" style:family="paragraph" style:parent-style-name="Example">
      <style:paragraph-properties style:line-height-at-least="0.1945in"/>
      <style:text-properties officeooo:paragraph-rsid="01268a87"/>
    </style:style>
    <style:style style:name="P86" style:family="paragraph" style:parent-style-name="Body">
      <style:text-properties officeooo:paragraph-rsid="01268a87"/>
    </style:style>
    <style:style style:name="P87" style:family="paragraph" style:parent-style-name="Example">
      <style:paragraph-properties style:line-height-at-least="0.1945in"/>
      <style:text-properties officeooo:paragraph-rsid="01590e40"/>
    </style:style>
    <style:style style:name="P88" style:family="paragraph" style:parent-style-name="Example">
      <style:paragraph-properties style:line-height-at-least="0.1945in"/>
      <style:text-properties officeooo:rsid="00422fb2" officeooo:paragraph-rsid="01590e40"/>
    </style:style>
    <style:style style:name="P89" style:family="paragraph" style:parent-style-name="Example">
      <style:paragraph-properties style:line-height-at-least="0.1945in" fo:keep-with-next="always"/>
      <style:text-properties officeooo:paragraph-rsid="01590e40"/>
    </style:style>
    <style:style style:name="P90" style:family="paragraph" style:parent-style-name="Body_20_first">
      <style:text-properties officeooo:paragraph-rsid="01590e40"/>
    </style:style>
    <style:style style:name="P91" style:family="paragraph" style:parent-style-name="Example">
      <style:paragraph-properties style:line-height-at-least="0.1945in" fo:keep-with-next="always"/>
      <style:text-properties officeooo:rsid="007ec192" officeooo:paragraph-rsid="007ec192"/>
    </style:style>
    <style:style style:name="P92" style:family="paragraph" style:parent-style-name="Example">
      <style:paragraph-properties style:line-height-at-least="0.1945in"/>
      <style:text-properties officeooo:paragraph-rsid="007ec192"/>
    </style:style>
    <style:style style:name="P93" style:family="paragraph" style:parent-style-name="Example">
      <style:paragraph-properties style:line-height-at-least="0.1945in"/>
      <style:text-properties style:font-name="Courier1" style:font-name-complex="Courier New1"/>
    </style:style>
    <style:style style:name="P94"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5" style:family="paragraph" style:parent-style-name="Example">
      <style:paragraph-properties style:line-height-at-least="0.1945in"/>
      <style:text-properties officeooo:paragraph-rsid="007eea6f"/>
    </style:style>
    <style:style style:name="P96" style:family="paragraph" style:parent-style-name="Body">
      <style:text-properties officeooo:paragraph-rsid="01451991"/>
    </style:style>
    <style:style style:name="P97" style:family="paragraph" style:parent-style-name="Example_20__20_indented">
      <style:text-properties officeooo:paragraph-rsid="01451991"/>
    </style:style>
    <style:style style:name="P98"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99" style:family="paragraph" style:parent-style-name="Body">
      <style:text-properties officeooo:paragraph-rsid="00351675"/>
    </style:style>
    <style:style style:name="P100" style:family="paragraph" style:parent-style-name="Body">
      <style:text-properties officeooo:rsid="00351675" officeooo:paragraph-rsid="00351675"/>
    </style:style>
    <style:style style:name="P101" style:family="paragraph" style:parent-style-name="Example">
      <style:paragraph-properties style:line-height-at-least="0.1945in"/>
      <style:text-properties officeooo:paragraph-rsid="015a7a53"/>
    </style:style>
    <style:style style:name="P102" style:family="paragraph" style:parent-style-name="Example">
      <style:paragraph-properties style:line-height-at-least="0.1945in"/>
      <style:text-properties officeooo:rsid="00422fb2" officeooo:paragraph-rsid="015a7a53"/>
    </style:style>
    <style:style style:name="P103" style:family="paragraph" style:parent-style-name="Example">
      <style:paragraph-properties style:line-height-at-least="0.1945in" fo:keep-with-next="always"/>
      <style:text-properties officeooo:paragraph-rsid="015a7a53"/>
    </style:style>
    <style:style style:name="P104" style:family="paragraph" style:parent-style-name="Body_20_first">
      <style:text-properties officeooo:paragraph-rsid="015a7a53"/>
    </style:style>
    <style:style style:name="P105"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6"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7" style:family="paragraph" style:parent-style-name="Body_20_first">
      <style:paragraph-properties fo:keep-together="always"/>
    </style:style>
    <style:style style:name="P108"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09" style:family="paragraph" style:parent-style-name="Example">
      <style:paragraph-properties style:line-height-at-least="0.1945in"/>
      <style:text-properties officeooo:paragraph-rsid="01571ef5"/>
    </style:style>
    <style:style style:name="P110" style:family="paragraph" style:parent-style-name="Example">
      <style:paragraph-properties style:line-height-at-least="0.1945in"/>
      <style:text-properties fo:font-style="italic" officeooo:paragraph-rsid="01571ef5" style:font-style-asian="italic"/>
    </style:style>
    <style:style style:name="P111" style:family="paragraph" style:parent-style-name="Example">
      <style:text-properties officeooo:paragraph-rsid="01571ef5"/>
    </style:style>
    <style:style style:name="P112" style:family="paragraph" style:parent-style-name="Example">
      <style:paragraph-properties style:line-height-at-least="0.1945in"/>
      <style:text-properties fo:font-style="normal" officeooo:paragraph-rsid="01571ef5" style:font-style-asian="normal" style:font-style-complex="normal"/>
    </style:style>
    <style:style style:name="P113" style:family="paragraph" style:parent-style-name="Example">
      <style:paragraph-properties style:line-height-at-least="0.1945in"/>
      <style:text-properties fo:font-style="italic" officeooo:paragraph-rsid="01571ef5" style:font-style-asian="italic" style:font-style-complex="italic"/>
    </style:style>
    <style:style style:name="P114" style:family="paragraph" style:parent-style-name="Text_20_body">
      <style:text-properties officeooo:paragraph-rsid="01571ef5"/>
    </style:style>
    <style:style style:name="P115" style:family="paragraph" style:parent-style-name="Example">
      <style:paragraph-properties style:line-height-at-least="0.1945in" fo:keep-with-next="always"/>
      <style:text-properties officeooo:paragraph-rsid="01571ef5"/>
    </style:style>
    <style:style style:name="P116" style:family="paragraph" style:parent-style-name="Body_20_first">
      <style:text-properties officeooo:paragraph-rsid="01571ef5"/>
    </style:style>
    <style:style style:name="P117" style:family="paragraph" style:parent-style-name="Body_20_first">
      <style:text-properties officeooo:paragraph-rsid="00900ef1"/>
    </style:style>
    <style:style style:name="P118" style:family="paragraph" style:parent-style-name="Example">
      <style:paragraph-properties style:line-height-at-least="0.1945in"/>
      <style:text-properties style:font-style-complex="italic"/>
    </style:style>
    <style:style style:name="P119" style:family="paragraph" style:parent-style-name="Example">
      <style:paragraph-properties style:line-height-at-least="0.1945in" fo:keep-with-next="always"/>
      <style:text-properties officeooo:paragraph-rsid="00a1c792"/>
    </style:style>
    <style:style style:name="P120" style:family="paragraph" style:parent-style-name="Example">
      <style:paragraph-properties style:line-height-at-least="0.1945in" fo:keep-with-next="always"/>
      <style:text-properties officeooo:paragraph-rsid="0094f32d"/>
    </style:style>
    <style:style style:name="P121" style:family="paragraph" style:parent-style-name="Example">
      <style:paragraph-properties style:line-height-at-least="0.1945in"/>
      <style:text-properties officeooo:paragraph-rsid="01458fa7"/>
    </style:style>
    <style:style style:name="P122" style:family="paragraph" style:parent-style-name="Example">
      <style:paragraph-properties style:line-height-at-least="0.1945in"/>
      <style:text-properties officeooo:paragraph-rsid="0149d1db"/>
    </style:style>
    <style:style style:name="P123" style:family="paragraph" style:parent-style-name="Example">
      <style:paragraph-properties style:line-height-at-least="0.1945in"/>
      <style:text-properties fo:font-style="italic" officeooo:paragraph-rsid="01458fa7" style:font-style-asian="italic"/>
    </style:style>
    <style:style style:name="P124" style:family="paragraph" style:parent-style-name="Example">
      <style:paragraph-properties style:line-height-at-least="0.1945in" fo:keep-with-next="always"/>
      <style:text-properties officeooo:paragraph-rsid="01458fa7"/>
    </style:style>
    <style:style style:name="P125"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6" style:family="paragraph" style:parent-style-name="Standard">
      <style:text-properties officeooo:rsid="01485f8e" officeooo:paragraph-rsid="01485f8e"/>
    </style:style>
    <style:style style:name="P127" style:family="paragraph" style:parent-style-name="Body_20_first">
      <style:text-properties officeooo:rsid="01458fa7" officeooo:paragraph-rsid="01458fa7"/>
    </style:style>
    <style:style style:name="P128" style:family="paragraph" style:parent-style-name="Example">
      <style:paragraph-properties style:line-height-at-least="0.1945in"/>
      <style:text-properties fo:font-style="italic" officeooo:paragraph-rsid="0094f32d" style:font-style-asian="italic" style:font-style-complex="italic"/>
    </style:style>
    <style:style style:name="P129" style:family="paragraph" style:parent-style-name="Example">
      <style:paragraph-properties style:line-height-at-least="0.1945in"/>
      <style:text-properties officeooo:paragraph-rsid="01485f8e"/>
    </style:style>
    <style:style style:name="P130" style:family="paragraph" style:parent-style-name="Example">
      <style:paragraph-properties style:line-height-at-least="0.1945in"/>
      <style:text-properties fo:font-style="italic" officeooo:paragraph-rsid="0096d787" style:font-style-asian="italic"/>
    </style:style>
    <style:style style:name="P131" style:family="paragraph" style:parent-style-name="Body_20_first">
      <style:text-properties officeooo:paragraph-rsid="00f175b2"/>
    </style:style>
    <style:style style:name="P132" style:family="paragraph" style:parent-style-name="Example">
      <style:paragraph-properties style:line-height-at-least="0.1945in"/>
      <style:text-properties officeooo:paragraph-rsid="00978cd4"/>
    </style:style>
    <style:style style:name="P133" style:family="paragraph" style:parent-style-name="Example">
      <style:paragraph-properties style:line-height-at-least="0.1945in" fo:keep-with-next="always"/>
      <style:text-properties officeooo:paragraph-rsid="00978cd4"/>
    </style:style>
    <style:style style:name="P134" style:family="paragraph" style:parent-style-name="Example">
      <style:text-properties officeooo:paragraph-rsid="0099b901"/>
    </style:style>
    <style:style style:name="P135" style:family="paragraph" style:parent-style-name="Example">
      <style:paragraph-properties style:line-height-at-least="0.1945in" fo:keep-with-next="always"/>
      <style:text-properties officeooo:rsid="00f49c88" officeooo:paragraph-rsid="00f49c88"/>
    </style:style>
    <style:style style:name="P136" style:family="paragraph" style:parent-style-name="Example">
      <style:paragraph-properties style:line-height-at-least="0.1945in"/>
      <style:text-properties officeooo:paragraph-rsid="009b488e"/>
    </style:style>
    <style:style style:name="P137" style:family="paragraph" style:parent-style-name="Example">
      <style:paragraph-properties style:line-height-at-least="0.1945in" fo:keep-with-next="always"/>
      <style:text-properties officeooo:paragraph-rsid="009b488e"/>
    </style:style>
    <style:style style:name="P138" style:family="paragraph" style:parent-style-name="Body_20_first">
      <style:text-properties officeooo:rsid="014345e2" officeooo:paragraph-rsid="014345e2"/>
    </style:style>
    <style:style style:name="P139" style:family="paragraph" style:parent-style-name="Example">
      <style:paragraph-properties style:line-height-at-least="0.1945in"/>
      <style:text-properties officeooo:paragraph-rsid="002d67a4"/>
    </style:style>
    <style:style style:name="P140"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1" style:family="paragraph" style:parent-style-name="Example">
      <style:paragraph-properties style:line-height-at-least="0.1945in"/>
      <style:text-properties officeooo:rsid="009d13c0" officeooo:paragraph-rsid="009d13c0"/>
    </style:style>
    <style:style style:name="P142" style:family="paragraph" style:parent-style-name="Body_20_first">
      <style:text-properties officeooo:rsid="002fef51" officeooo:paragraph-rsid="002fef51"/>
    </style:style>
    <style:style style:name="P143" style:family="paragraph" style:parent-style-name="Example">
      <style:paragraph-properties style:line-height-at-least="0.1945in"/>
      <style:text-properties fo:font-style="italic" officeooo:paragraph-rsid="009e51bd" style:font-style-asian="italic"/>
    </style:style>
    <style:style style:name="P144" style:family="paragraph" style:parent-style-name="Body_20_first">
      <style:text-properties officeooo:paragraph-rsid="003a3a41"/>
    </style:style>
    <style:style style:name="P145" style:family="paragraph" style:parent-style-name="Example">
      <style:paragraph-properties style:line-height-at-least="0.1945in" fo:keep-with-next="always"/>
      <style:text-properties officeooo:paragraph-rsid="00a2ae7c"/>
    </style:style>
    <style:style style:name="P146" style:family="paragraph" style:parent-style-name="Example">
      <style:paragraph-properties style:line-height-at-least="0.1945in"/>
      <style:text-properties officeooo:paragraph-rsid="013d0746"/>
    </style:style>
    <style:style style:name="P147" style:family="paragraph" style:parent-style-name="Example">
      <style:paragraph-properties style:line-height-at-least="0.1945in"/>
      <style:text-properties fo:font-style="italic" officeooo:paragraph-rsid="013d0746" style:font-style-asian="italic" style:font-style-complex="italic"/>
    </style:style>
    <style:style style:name="P148" style:family="paragraph" style:parent-style-name="Example">
      <style:text-properties officeooo:paragraph-rsid="013d0746"/>
    </style:style>
    <style:style style:name="P149"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0" style:family="paragraph" style:parent-style-name="Body_20_first">
      <style:text-properties officeooo:rsid="013ed225" officeooo:paragraph-rsid="013ed225"/>
    </style:style>
    <style:style style:name="P151" style:family="paragraph" style:parent-style-name="Example">
      <style:paragraph-properties style:line-height-at-least="0.1945in" fo:keep-with-next="always"/>
      <style:text-properties officeooo:paragraph-rsid="00a5b2c4"/>
    </style:style>
    <style:style style:name="P152" style:family="paragraph" style:parent-style-name="Example">
      <style:paragraph-properties style:line-height-at-least="0.1945in"/>
      <style:text-properties officeooo:paragraph-rsid="00a55ed8"/>
    </style:style>
    <style:style style:name="P153" style:family="paragraph" style:parent-style-name="Body">
      <style:text-properties officeooo:rsid="011c56aa" officeooo:paragraph-rsid="011c56aa"/>
    </style:style>
    <style:style style:name="P154" style:family="paragraph" style:parent-style-name="Example">
      <style:paragraph-properties style:line-height-at-least="0.1945in" fo:keep-with-next="always"/>
      <style:text-properties officeooo:paragraph-rsid="00b0f943"/>
    </style:style>
    <style:style style:name="P155" style:family="paragraph" style:parent-style-name="Example">
      <style:paragraph-properties style:line-height-at-least="0.1945in"/>
      <style:text-properties officeooo:rsid="00246ffe" officeooo:paragraph-rsid="00246ffe"/>
    </style:style>
    <style:style style:name="P156" style:family="paragraph" style:parent-style-name="Example">
      <style:paragraph-properties style:line-height-at-least="0.1945in" fo:keep-with-next="always"/>
      <style:text-properties officeooo:paragraph-rsid="0025d086"/>
    </style:style>
    <style:style style:name="P157" style:family="paragraph" style:parent-style-name="Example">
      <style:paragraph-properties style:line-height-at-least="0.1945in" fo:keep-with-next="always"/>
      <style:text-properties fo:font-style="italic" style:font-style-asian="italic"/>
    </style:style>
    <style:style style:name="P158" style:family="paragraph" style:parent-style-name="Body_20_first">
      <style:text-properties officeooo:paragraph-rsid="0026a6ae"/>
    </style:style>
    <style:style style:name="P159" style:family="paragraph" style:parent-style-name="Example_20__20_indented">
      <style:text-properties officeooo:paragraph-rsid="0026a6ae"/>
    </style:style>
    <style:style style:name="P160" style:family="paragraph" style:parent-style-name="Body_20_first">
      <style:text-properties officeooo:paragraph-rsid="0027df4e"/>
    </style:style>
    <style:style style:name="P161" style:family="paragraph" style:parent-style-name="Example_20__20_indented">
      <style:text-properties officeooo:paragraph-rsid="0027df4e"/>
    </style:style>
    <style:style style:name="P162" style:family="paragraph" style:parent-style-name="Example">
      <style:paragraph-properties style:line-height-at-least="0.1945in"/>
      <style:text-properties style:font-name="Courier1"/>
    </style:style>
    <style:style style:name="P163"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4" style:family="paragraph" style:parent-style-name="Example">
      <style:paragraph-properties style:line-height-at-least="0.1945in" fo:keep-with-next="always"/>
      <style:text-properties style:font-name="Courier1"/>
    </style:style>
    <style:style style:name="P165" style:family="paragraph" style:parent-style-name="Example">
      <style:paragraph-properties style:line-height-at-least="0.1945in"/>
      <style:text-properties officeooo:paragraph-rsid="00b21b30"/>
    </style:style>
    <style:style style:name="P166" style:family="paragraph" style:parent-style-name="Example">
      <style:paragraph-properties style:line-height-at-least="0.1945in"/>
      <style:text-properties fo:font-style="italic" officeooo:paragraph-rsid="00b21b30" style:font-style-asian="italic"/>
    </style:style>
    <style:style style:name="P167" style:family="paragraph" style:parent-style-name="Example">
      <style:paragraph-properties style:line-height-at-least="0.1945in" fo:keep-with-next="always"/>
      <style:text-properties fo:font-style="italic" officeooo:paragraph-rsid="00b21b30" style:font-style-asian="italic"/>
    </style:style>
    <style:style style:name="P168" style:family="paragraph" style:parent-style-name="Example">
      <style:paragraph-properties style:line-height-at-least="0.1945in"/>
      <style:text-properties fo:font-style="italic" officeooo:paragraph-rsid="00b23567" style:font-style-asian="italic"/>
    </style:style>
    <style:style style:name="P169" style:family="paragraph" style:parent-style-name="Example">
      <style:text-properties fo:font-style="italic" style:font-style-asian="italic"/>
    </style:style>
    <style:style style:name="P170" style:family="paragraph" style:parent-style-name="Example">
      <style:text-properties officeooo:paragraph-rsid="00b23567"/>
    </style:style>
    <style:style style:name="P171" style:family="paragraph" style:parent-style-name="Example">
      <style:paragraph-properties style:line-height-at-least="0.1945in" fo:keep-with-next="always"/>
      <style:text-properties officeooo:rsid="00b2d2ee" officeooo:paragraph-rsid="00b2d2ee"/>
    </style:style>
    <style:style style:name="P172" style:family="paragraph" style:parent-style-name="Example">
      <style:paragraph-properties style:line-height-at-least="0.1945in" fo:keep-with-next="always"/>
      <style:text-properties officeooo:paragraph-rsid="00b2d2ee"/>
    </style:style>
    <style:style style:name="P173" style:family="paragraph" style:parent-style-name="Example">
      <style:paragraph-properties style:line-height-at-least="0.1945in"/>
      <style:text-properties fo:font-style="italic" officeooo:paragraph-rsid="00b2d2ee" style:font-style-asian="italic"/>
    </style:style>
    <style:style style:name="P174" style:family="paragraph" style:parent-style-name="Example">
      <style:paragraph-properties style:line-height-at-least="0.1945in"/>
      <style:text-properties officeooo:paragraph-rsid="00b2d2ee"/>
    </style:style>
    <style:style style:name="P175" style:family="paragraph" style:parent-style-name="Example">
      <style:paragraph-properties style:line-height-at-least="0.1945in" fo:keep-with-next="always"/>
      <style:text-properties officeooo:paragraph-rsid="00f9bfbf"/>
    </style:style>
    <style:style style:name="P176" style:family="paragraph" style:parent-style-name="Example">
      <style:paragraph-properties style:line-height-at-least="0.1945in"/>
      <style:text-properties fo:font-style="italic" officeooo:paragraph-rsid="00b44d95" style:font-style-asian="italic"/>
    </style:style>
    <style:style style:name="P177" style:family="paragraph" style:parent-style-name="Example">
      <style:paragraph-properties style:line-height-at-least="0.1945in" fo:keep-with-next="always"/>
      <style:text-properties officeooo:paragraph-rsid="00d7f1a5"/>
    </style:style>
    <style:style style:name="P178" style:family="paragraph" style:parent-style-name="Example">
      <style:paragraph-properties style:line-height-at-least="0.1945in"/>
      <style:text-properties fo:font-style="italic" officeooo:paragraph-rsid="00b62da5" style:font-style-asian="italic"/>
    </style:style>
    <style:style style:name="P179" style:family="paragraph" style:parent-style-name="Example">
      <style:paragraph-properties style:line-height-at-least="0.1945in"/>
      <style:text-properties officeooo:paragraph-rsid="0106de7e"/>
    </style:style>
    <style:style style:name="P180" style:family="paragraph" style:parent-style-name="Example">
      <style:paragraph-properties style:line-height-at-least="0.1945in" fo:keep-with-next="always"/>
      <style:text-properties officeooo:paragraph-rsid="00b810ea"/>
    </style:style>
    <style:style style:name="P181" style:family="paragraph" style:parent-style-name="Body_20_first">
      <style:text-properties officeooo:paragraph-rsid="010a1f49"/>
    </style:style>
    <style:style style:name="P182" style:family="paragraph" style:parent-style-name="Example_20__20_indented">
      <style:text-properties officeooo:paragraph-rsid="010a1f49"/>
    </style:style>
    <style:style style:name="P183" style:family="paragraph" style:parent-style-name="Body">
      <style:text-properties officeooo:paragraph-rsid="010a1f49"/>
    </style:style>
    <style:style style:name="P184" style:family="paragraph" style:parent-style-name="Body">
      <style:text-properties officeooo:rsid="0030e942" officeooo:paragraph-rsid="0030e942"/>
    </style:style>
    <style:style style:name="P185" style:family="paragraph" style:parent-style-name="Example">
      <style:paragraph-properties style:line-height-at-least="0.1945in" fo:keep-with-next="always"/>
      <style:text-properties officeooo:paragraph-rsid="00b90643"/>
    </style:style>
    <style:style style:name="P186" style:family="paragraph" style:parent-style-name="Example">
      <style:text-properties officeooo:paragraph-rsid="0164dae5"/>
    </style:style>
    <style:style style:name="P187" style:family="paragraph" style:parent-style-name="Example">
      <style:text-properties officeooo:paragraph-rsid="00bf4ff1"/>
    </style:style>
    <style:style style:name="P188" style:family="paragraph" style:parent-style-name="Example">
      <style:text-properties officeooo:paragraph-rsid="00c08863"/>
    </style:style>
    <style:style style:name="P189" style:family="paragraph" style:parent-style-name="Example">
      <style:paragraph-properties fo:margin-left="0.5in" fo:text-indent="0in" style:auto-text-indent="false"/>
      <style:text-properties officeooo:paragraph-rsid="0165c905"/>
    </style:style>
    <style:style style:name="P190" style:family="paragraph" style:parent-style-name="Body">
      <style:text-properties officeooo:paragraph-rsid="0022cf08"/>
    </style:style>
    <style:style style:name="P191" style:family="paragraph" style:parent-style-name="Body">
      <style:text-properties officeooo:paragraph-rsid="0023b8dc"/>
    </style:style>
    <style:style style:name="P192" style:family="paragraph" style:parent-style-name="Example">
      <style:text-properties officeooo:paragraph-rsid="00c6a255"/>
    </style:style>
    <style:style style:name="P193" style:family="paragraph" style:parent-style-name="Example">
      <style:paragraph-properties style:line-height-at-least="0.1945in"/>
      <style:text-properties officeooo:paragraph-rsid="00c170d4"/>
    </style:style>
    <style:style style:name="P194" style:family="paragraph" style:parent-style-name="Example">
      <style:paragraph-properties style:line-height-at-least="0.1945in" fo:keep-with-next="always"/>
      <style:text-properties officeooo:rsid="00c170d4" officeooo:paragraph-rsid="00c170d4"/>
    </style:style>
    <style:style style:name="P195" style:family="paragraph" style:parent-style-name="Example">
      <style:paragraph-properties style:line-height-at-least="0.1945in"/>
      <style:text-properties fo:font-style="italic" officeooo:rsid="00c209c6" officeooo:paragraph-rsid="00c209c6" style:font-style-asian="italic"/>
    </style:style>
    <style:style style:name="P196" style:family="paragraph" style:parent-style-name="Example">
      <style:text-properties officeooo:paragraph-rsid="00c2e1fb"/>
    </style:style>
    <style:style style:name="P197" style:family="paragraph" style:parent-style-name="CellBody">
      <style:paragraph-properties style:line-height-at-least="0.1945in"/>
    </style:style>
    <style:style style:name="P198" style:family="paragraph" style:parent-style-name="Example">
      <style:paragraph-properties style:line-height-at-least="0.1945in"/>
      <style:text-properties officeooo:paragraph-rsid="00cc8a87"/>
    </style:style>
    <style:style style:name="P199" style:family="paragraph" style:parent-style-name="CellBody">
      <style:paragraph-properties style:line-height-at-least="0.1945in"/>
      <style:text-properties officeooo:paragraph-rsid="00cc8a87"/>
    </style:style>
    <style:style style:name="P200" style:family="paragraph" style:parent-style-name="Example">
      <style:paragraph-properties style:line-height-at-least="0.1945in"/>
      <style:text-properties fo:font-style="italic" officeooo:paragraph-rsid="00cce8ff" style:font-style-asian="italic" style:font-style-complex="italic"/>
    </style:style>
    <style:style style:name="P201" style:family="paragraph" style:parent-style-name="Example">
      <style:paragraph-properties style:line-height-at-least="0.1945in" fo:keep-with-next="always"/>
      <style:text-properties officeooo:paragraph-rsid="00dac5c2"/>
    </style:style>
    <style:style style:name="P202" style:family="paragraph" style:parent-style-name="Example">
      <style:paragraph-properties style:line-height-at-least="0.1945in"/>
      <style:text-properties fo:font-style="italic" officeooo:paragraph-rsid="00d09572" style:font-style-asian="italic"/>
    </style:style>
    <style:style style:name="P203" style:family="paragraph" style:parent-style-name="Example">
      <style:paragraph-properties style:line-height-at-least="0.1945in" fo:keep-with-next="always"/>
      <style:text-properties officeooo:paragraph-rsid="00d94bcd"/>
    </style:style>
    <style:style style:name="P204" style:family="paragraph" style:parent-style-name="Example">
      <style:paragraph-properties style:line-height-at-least="0.1945in"/>
      <style:text-properties officeooo:paragraph-rsid="00dac5c2"/>
    </style:style>
    <style:style style:name="P205" style:family="paragraph" style:parent-style-name="Body">
      <style:text-properties officeooo:paragraph-rsid="00d9c110"/>
    </style:style>
    <style:style style:name="P206" style:family="paragraph" style:parent-style-name="Example">
      <style:paragraph-properties style:line-height-at-least="0.1945in"/>
      <style:text-properties officeooo:paragraph-rsid="00d17fac"/>
    </style:style>
    <style:style style:name="P207" style:family="paragraph" style:parent-style-name="Body_20_first">
      <style:text-properties officeooo:rsid="00d17fac" officeooo:paragraph-rsid="00d17fac"/>
    </style:style>
    <style:style style:name="P208" style:family="paragraph" style:parent-style-name="Body_20_first">
      <style:text-properties officeooo:paragraph-rsid="004411ee"/>
    </style:style>
    <style:style style:name="P209" style:family="paragraph" style:parent-style-name="Body_20_first">
      <style:text-properties officeooo:rsid="004547bf" officeooo:paragraph-rsid="0045324c"/>
    </style:style>
    <style:style style:name="P210" style:family="paragraph" style:parent-style-name="Example_20__20_indented">
      <style:text-properties officeooo:paragraph-rsid="0045324c"/>
    </style:style>
    <style:style style:name="P211" style:family="paragraph" style:parent-style-name="Example">
      <style:paragraph-properties style:line-height-at-least="0.1945in"/>
      <style:text-properties officeooo:paragraph-rsid="00d24c4e"/>
    </style:style>
    <style:style style:name="P212" style:family="paragraph" style:parent-style-name="Example">
      <style:paragraph-properties style:line-height-at-least="0.1945in"/>
      <style:text-properties officeooo:paragraph-rsid="010b460b"/>
    </style:style>
    <style:style style:name="P213" style:family="paragraph" style:parent-style-name="Example">
      <style:paragraph-properties style:line-height-at-least="0.1945in"/>
      <style:text-properties officeooo:rsid="010b460b" officeooo:paragraph-rsid="010b460b"/>
    </style:style>
    <style:style style:name="P214" style:family="paragraph" style:parent-style-name="Example">
      <style:paragraph-properties style:line-height-at-least="0.1945in"/>
      <style:text-properties officeooo:paragraph-rsid="00fbc558"/>
    </style:style>
    <style:style style:name="P215" style:family="paragraph" style:parent-style-name="Example">
      <style:paragraph-properties style:line-height-at-least="0.1945in"/>
      <style:text-properties officeooo:rsid="00fbc558" officeooo:paragraph-rsid="00fbc558"/>
    </style:style>
    <style:style style:name="P216"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7" style:family="paragraph" style:parent-style-name="Body">
      <style:paragraph-properties fo:margin-left="0.5in" fo:margin-right="0in" fo:text-indent="0in" style:auto-text-indent="false"/>
    </style:style>
    <style:style style:name="P218" style:family="paragraph" style:parent-style-name="Body">
      <style:paragraph-properties fo:margin-left="0in" fo:margin-right="0in" fo:text-indent="0.5in" style:auto-text-indent="false"/>
    </style:style>
    <style:style style:name="P219" style:family="paragraph" style:parent-style-name="Example">
      <style:paragraph-properties style:line-height-at-least="0.1945in"/>
      <style:text-properties officeooo:paragraph-rsid="01017d14"/>
    </style:style>
    <style:style style:name="P220" style:family="paragraph" style:parent-style-name="Example">
      <style:paragraph-properties style:line-height-at-least="0.1945in"/>
      <style:text-properties officeooo:paragraph-rsid="0101d659"/>
    </style:style>
    <style:style style:name="P221" style:family="paragraph" style:parent-style-name="Example">
      <style:paragraph-properties style:line-height-at-least="0.1945in" fo:keep-with-next="always"/>
      <style:text-properties officeooo:rsid="0101d659" officeooo:paragraph-rsid="0101d659"/>
    </style:style>
    <style:style style:name="P222" style:family="paragraph" style:parent-style-name="Example">
      <style:paragraph-properties style:line-height-at-least="0.1945in"/>
      <style:text-properties fo:font-style="italic" officeooo:paragraph-rsid="01052c6d" style:font-style-asian="italic"/>
    </style:style>
    <style:style style:name="P223" style:family="paragraph" style:parent-style-name="Example">
      <style:paragraph-properties style:line-height-at-least="0.1945in"/>
      <style:text-properties officeooo:paragraph-rsid="01052c6d"/>
    </style:style>
    <style:style style:name="P224" style:family="paragraph" style:parent-style-name="Example">
      <style:paragraph-properties style:line-height-at-least="0.1945in" fo:keep-with-next="always"/>
      <style:text-properties officeooo:paragraph-rsid="010d4549"/>
    </style:style>
    <style:style style:name="P225" style:family="paragraph" style:parent-style-name="Example">
      <style:paragraph-properties style:line-height-at-least="0.1945in"/>
      <style:text-properties officeooo:paragraph-rsid="010e418f"/>
    </style:style>
    <style:style style:name="P226" style:family="paragraph" style:parent-style-name="Example">
      <style:text-properties officeooo:paragraph-rsid="010e418f"/>
    </style:style>
    <style:style style:name="P227" style:family="paragraph" style:parent-style-name="Example">
      <style:paragraph-properties style:line-height-at-least="0.1945in"/>
      <style:text-properties fo:font-style="italic" officeooo:paragraph-rsid="010e418f" style:font-style-asian="italic"/>
    </style:style>
    <style:style style:name="P228" style:family="paragraph" style:parent-style-name="Standard">
      <style:text-properties style:font-name="Courier1"/>
    </style:style>
    <style:style style:name="P229" style:family="paragraph" style:parent-style-name="Standard">
      <style:paragraph-properties style:line-height-at-least="0.1945in"/>
      <style:text-properties style:font-name="Courier1"/>
    </style:style>
    <style:style style:name="P230" style:family="paragraph" style:parent-style-name="Standard">
      <style:paragraph-properties style:line-height-at-least="0.1945in"/>
      <style:text-properties style:font-name="Courier1" fo:font-style="italic" style:font-style-asian="italic" style:font-style-complex="italic"/>
    </style:style>
    <style:style style:name="P231" style:family="paragraph" style:parent-style-name="Example">
      <style:paragraph-properties style:line-height-at-least="0.1945in" fo:keep-with-next="always"/>
      <style:text-properties officeooo:paragraph-rsid="01416667"/>
    </style:style>
    <style:style style:name="P232" style:family="paragraph" style:parent-style-name="Standard">
      <style:text-properties style:font-name="Courier1" officeooo:paragraph-rsid="01363be5"/>
    </style:style>
    <style:style style:name="P233" style:family="paragraph" style:parent-style-name="Standard">
      <style:text-properties officeooo:rsid="0147e047" officeooo:paragraph-rsid="0147e047"/>
    </style:style>
    <style:style style:name="P234" style:family="paragraph" style:parent-style-name="Body_20_first">
      <style:text-properties officeooo:rsid="002ca1cb" officeooo:paragraph-rsid="002ca1cb"/>
    </style:style>
    <style:style style:name="P235" style:family="paragraph" style:parent-style-name="Example">
      <style:text-properties officeooo:paragraph-rsid="002ca1cb"/>
    </style:style>
    <style:style style:name="P236" style:family="paragraph" style:parent-style-name="Body">
      <style:text-properties officeooo:rsid="0147e047" officeooo:paragraph-rsid="0147e047"/>
    </style:style>
    <style:style style:name="P237" style:family="paragraph" style:parent-style-name="Example">
      <style:paragraph-properties style:line-height-at-least="0.1945in"/>
      <style:text-properties fo:font-style="italic" officeooo:paragraph-rsid="0110669e" style:font-style-asian="italic"/>
    </style:style>
    <style:style style:name="P238" style:family="paragraph" style:parent-style-name="Body_20_first">
      <style:text-properties officeooo:paragraph-rsid="0124b8b3"/>
    </style:style>
    <style:style style:name="P239" style:family="paragraph" style:parent-style-name="Example">
      <style:paragraph-properties style:line-height-at-least="0.1945in"/>
      <style:text-properties officeooo:paragraph-rsid="001ad9c2"/>
    </style:style>
    <style:style style:name="P240" style:family="paragraph" style:parent-style-name="Standard">
      <style:text-properties style:font-name="Courier1" officeooo:paragraph-rsid="002b921f"/>
    </style:style>
    <style:style style:name="P241" style:family="paragraph" style:parent-style-name="Standard">
      <style:text-properties style:font-name="Courier1" officeooo:paragraph-rsid="001b7e53"/>
    </style:style>
    <style:style style:name="P242" style:family="paragraph" style:parent-style-name="Standard">
      <style:paragraph-properties style:line-height-at-least="0.1945in"/>
      <style:text-properties style:font-name="Courier1" officeooo:paragraph-rsid="011192a8"/>
    </style:style>
    <style:style style:name="P243" style:family="paragraph" style:parent-style-name="Example">
      <style:paragraph-properties style:line-height-at-least="0.1945in"/>
      <style:text-properties officeooo:rsid="001ad9c2" officeooo:paragraph-rsid="002b921f"/>
    </style:style>
    <style:style style:name="P244" style:family="paragraph" style:parent-style-name="Example">
      <style:paragraph-properties style:line-height-at-least="0.1945in"/>
      <style:text-properties officeooo:rsid="001ad9c2" officeooo:paragraph-rsid="001cf89a"/>
    </style:style>
    <style:style style:name="P245"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6" style:family="paragraph" style:parent-style-name="Example">
      <style:paragraph-properties style:line-height-at-least="0.1945in" fo:keep-with-next="always"/>
      <style:text-properties officeooo:rsid="001ad9c2" officeooo:paragraph-rsid="001cf89a"/>
    </style:style>
    <style:style style:name="P247"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8" style:family="paragraph" style:parent-style-name="Example">
      <style:paragraph-properties style:line-height-at-least="0.1945in" fo:keep-with-next="always"/>
      <style:text-properties officeooo:paragraph-rsid="001ad9c2"/>
    </style:style>
    <style:style style:name="P249" style:family="paragraph" style:parent-style-name="Body_20_first">
      <style:text-properties officeooo:paragraph-rsid="004911c2"/>
    </style:style>
    <style:style style:name="P250" style:family="paragraph" style:parent-style-name="Body">
      <style:text-properties officeooo:paragraph-rsid="00eff0d8"/>
    </style:style>
    <style:style style:name="P251" style:family="paragraph" style:parent-style-name="Body">
      <style:text-properties officeooo:rsid="0040c94b" officeooo:paragraph-rsid="0040c94b"/>
    </style:style>
    <style:style style:name="P252" style:family="paragraph" style:parent-style-name="Standard">
      <style:paragraph-properties style:line-height-at-least="0.1945in"/>
      <style:text-properties style:font-name="Courier1" fo:font-style="normal" style:font-style-asian="normal" style:font-style-complex="normal"/>
    </style:style>
    <style:style style:name="P253"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4" style:family="paragraph" style:parent-style-name="Body_20_first">
      <style:text-properties officeooo:paragraph-rsid="011a6360"/>
    </style:style>
    <style:style style:name="P255" style:family="paragraph" style:parent-style-name="Body_20_first">
      <style:text-properties officeooo:rsid="011a6360" officeooo:paragraph-rsid="011a6360"/>
    </style:style>
    <style:style style:name="P256" style:family="paragraph" style:parent-style-name="Standard">
      <style:text-properties style:font-name="Courier1" fo:font-style="normal" officeooo:rsid="011b5c11" officeooo:paragraph-rsid="011b5c11" style:font-style-asian="normal" style:font-style-complex="normal"/>
    </style:style>
    <style:style style:name="P257" style:family="paragraph" style:parent-style-name="Standard">
      <style:text-properties style:font-name="Courier1" fo:font-style="normal" officeooo:rsid="011b5c11" officeooo:paragraph-rsid="01545460" style:font-style-asian="normal" style:font-style-complex="normal"/>
    </style:style>
    <style:style style:name="P258" style:family="paragraph" style:parent-style-name="Index_20_Heading">
      <style:paragraph-properties fo:break-before="page"/>
    </style:style>
    <style:style style:name="P259" style:family="paragraph" style:parent-style-name="Index_20_1">
      <style:paragraph-properties>
        <style:tab-stops>
          <style:tab-stop style:position="6.8693in" style:type="right" style:leader-style="dotted" style:leader-text="."/>
        </style:tab-stops>
      </style:paragraph-properties>
    </style:style>
    <style:style style:name="P260" style:family="paragraph" style:parent-style-name="Body">
      <style:paragraph-properties style:line-height-at-least="0.1945in" fo:keep-together="always"/>
    </style:style>
    <style:style style:name="P261"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013fa0e"/>
    </style:style>
    <style:style style:name="T79" style:family="text">
      <style:text-properties officeooo:rsid="00bc96f0"/>
    </style:style>
    <style:style style:name="T80" style:family="text">
      <style:text-properties officeooo:rsid="0015556b"/>
    </style:style>
    <style:style style:name="T81" style:family="text">
      <style:text-properties fo:font-weight="normal" officeooo:rsid="0010eab8" style:font-weight-asian="normal" style:font-weight-complex="normal"/>
    </style:style>
    <style:style style:name="T82" style:family="text">
      <style:text-properties fo:font-weight="normal" officeooo:rsid="008aa77f" style:font-weight-asian="normal" style:font-weight-complex="normal"/>
    </style:style>
    <style:style style:name="T83" style:family="text">
      <style:text-properties officeooo:rsid="0017b7e3"/>
    </style:style>
    <style:style style:name="T84" style:family="text">
      <style:text-properties officeooo:rsid="00bbb02f"/>
    </style:style>
    <style:style style:name="T85" style:family="text">
      <style:text-properties officeooo:rsid="01239c35"/>
    </style:style>
    <style:style style:name="T86" style:family="text">
      <style:text-properties officeooo:rsid="00bc6c5b"/>
    </style:style>
    <style:style style:name="T87" style:family="text">
      <style:text-properties fo:font-style="normal" officeooo:rsid="0073f933" style:font-style-asian="normal" style:font-style-complex="normal"/>
    </style:style>
    <style:style style:name="T88" style:family="text">
      <style:text-properties fo:font-style="italic" officeooo:rsid="0073f933" style:font-style-asian="italic" style:font-style-complex="normal"/>
    </style:style>
    <style:style style:name="T89" style:family="text">
      <style:text-properties officeooo:rsid="0073f933"/>
    </style:style>
    <style:style style:name="T90" style:family="text">
      <style:text-properties fo:font-style="italic" style:font-style-asian="italic" style:font-style-complex="normal"/>
    </style:style>
    <style:style style:name="T91" style:family="text">
      <style:text-properties officeooo:rsid="00631d9e"/>
    </style:style>
    <style:style style:name="T92" style:family="text">
      <style:text-properties officeooo:rsid="0078fa56"/>
    </style:style>
    <style:style style:name="T93" style:family="text">
      <style:text-properties officeooo:rsid="014d752f"/>
    </style:style>
    <style:style style:name="T94" style:family="text">
      <style:text-properties style:font-name="Helvetica" fo:font-size="10pt" officeooo:rsid="014d752f"/>
    </style:style>
    <style:style style:name="T95" style:family="text">
      <style:text-properties style:font-name="Helvetica" fo:font-size="10pt"/>
    </style:style>
    <style:style style:name="T96" style:family="text">
      <style:text-properties officeooo:rsid="01268a87"/>
    </style:style>
    <style:style style:name="T97" style:family="text">
      <style:text-properties fo:font-style="normal" officeooo:rsid="007d7983" style:font-style-asian="normal" style:font-style-complex="normal"/>
    </style:style>
    <style:style style:name="T98" style:family="text">
      <style:text-properties officeooo:rsid="007d7983"/>
    </style:style>
    <style:style style:name="T99" style:family="text">
      <style:text-properties officeooo:rsid="01590e40"/>
    </style:style>
    <style:style style:name="T100" style:family="text">
      <style:text-properties fo:font-style="normal" officeooo:rsid="00422fb2" style:font-style-asian="normal" style:font-style-complex="normal"/>
    </style:style>
    <style:style style:name="T101" style:family="text">
      <style:text-properties fo:font-style="italic" officeooo:rsid="00422fb2" style:font-style-asian="italic" style:font-style-complex="italic"/>
    </style:style>
    <style:style style:name="T102" style:family="text">
      <style:text-properties officeooo:rsid="003771f5"/>
    </style:style>
    <style:style style:name="T103" style:family="text">
      <style:text-properties fo:font-weight="normal" officeooo:rsid="003771f5" style:font-weight-asian="normal" style:font-weight-complex="normal"/>
    </style:style>
    <style:style style:name="T104" style:family="text">
      <style:text-properties fo:font-weight="normal" officeooo:rsid="01590e40" style:font-weight-asian="normal" style:font-weight-complex="normal"/>
    </style:style>
    <style:style style:name="T105" style:family="text">
      <style:text-properties officeooo:rsid="007fa243"/>
    </style:style>
    <style:style style:name="T106" style:family="text">
      <style:text-properties officeooo:rsid="003eba94"/>
    </style:style>
    <style:style style:name="T107" style:family="text">
      <style:text-properties officeooo:rsid="00f5e90a"/>
    </style:style>
    <style:style style:name="T108" style:family="text">
      <style:text-properties style:font-name="Courier1" style:font-name-complex="Courier New1"/>
    </style:style>
    <style:style style:name="T109" style:family="text">
      <style:text-properties style:font-name="Courier1" fo:font-style="italic" style:font-style-asian="italic" style:font-name-complex="Courier New1"/>
    </style:style>
    <style:style style:name="T110" style:family="text">
      <style:text-properties officeooo:rsid="007ec192"/>
    </style:style>
    <style:style style:name="T111" style:family="text">
      <style:text-properties fo:font-style="normal" officeooo:rsid="007ec192" style:font-style-asian="normal" style:font-style-complex="italic"/>
    </style:style>
    <style:style style:name="T112" style:family="text">
      <style:text-properties fo:font-style="italic" officeooo:rsid="007ec192" style:font-style-asian="italic" style:font-style-complex="italic"/>
    </style:style>
    <style:style style:name="T113" style:family="text">
      <style:text-properties officeooo:rsid="007eea6f"/>
    </style:style>
    <style:style style:name="T114" style:family="text">
      <style:text-properties officeooo:rsid="014345e2"/>
    </style:style>
    <style:style style:name="T115" style:family="text">
      <style:text-properties officeooo:rsid="00360b87"/>
    </style:style>
    <style:style style:name="T116" style:family="text">
      <style:text-properties style:use-window-font-color="true" loext:opacity="0%" style:font-name="Helvetica1" officeooo:rsid="00360b87"/>
    </style:style>
    <style:style style:name="T117" style:family="text">
      <style:text-properties style:font-name="Courier" officeooo:rsid="00360b87"/>
    </style:style>
    <style:style style:name="T118" style:family="text">
      <style:text-properties officeooo:rsid="00335e54"/>
    </style:style>
    <style:style style:name="T119" style:family="text">
      <style:text-properties style:font-name="Courier" officeooo:rsid="00335e54"/>
    </style:style>
    <style:style style:name="T120" style:family="text">
      <style:text-properties style:font-name="Helvetica2"/>
    </style:style>
    <style:style style:name="T121" style:family="text">
      <style:text-properties officeooo:rsid="01451991"/>
    </style:style>
    <style:style style:name="T122" style:family="text">
      <style:text-properties officeooo:rsid="0143ed97"/>
    </style:style>
    <style:style style:name="T123" style:family="text">
      <style:text-properties officeooo:rsid="015dd42b"/>
    </style:style>
    <style:style style:name="T124" style:family="text">
      <style:text-properties fo:font-weight="normal" officeooo:rsid="015a7a53" style:font-weight-asian="normal" style:font-weight-complex="normal"/>
    </style:style>
    <style:style style:name="T125" style:family="text">
      <style:text-properties fo:font-weight="normal" style:font-weight-asian="normal" style:font-weight-complex="normal"/>
    </style:style>
    <style:style style:name="T126" style:family="text">
      <style:text-properties fo:font-style="italic" style:font-style-asian="italic" style:font-style-complex="italic" style:font-weight-complex="bold"/>
    </style:style>
    <style:style style:name="T127" style:family="text">
      <style:text-properties fo:font-weight="normal" style:font-weight-asian="normal"/>
    </style:style>
    <style:style style:name="T128" style:family="text">
      <style:text-properties style:font-name="Courier New" style:font-name-complex="Courier New1"/>
    </style:style>
    <style:style style:name="T129" style:family="text">
      <style:text-properties officeooo:rsid="010aee04"/>
    </style:style>
    <style:style style:name="T130" style:family="text">
      <style:text-properties style:font-name-complex="Courier New1"/>
    </style:style>
    <style:style style:name="T131" style:family="text">
      <style:text-properties fo:font-style="normal" officeooo:rsid="010aee04" style:font-style-asian="normal" style:font-style-complex="normal"/>
    </style:style>
    <style:style style:name="T132" style:family="text">
      <style:text-properties officeooo:rsid="00846b92"/>
    </style:style>
    <style:style style:name="T133" style:family="text">
      <style:text-properties fo:font-style="italic" officeooo:rsid="008daa0d" style:font-style-asian="italic"/>
    </style:style>
    <style:style style:name="T134" style:family="text">
      <style:text-properties officeooo:rsid="0156ee64"/>
    </style:style>
    <style:style style:name="T135" style:family="text">
      <style:text-properties fo:font-style="normal" officeooo:rsid="00946c82" style:font-style-asian="normal" style:font-style-complex="normal"/>
    </style:style>
    <style:style style:name="T136" style:family="text">
      <style:text-properties officeooo:rsid="00946c82"/>
    </style:style>
    <style:style style:name="T137" style:family="text">
      <style:text-properties officeooo:rsid="008bf7b7"/>
    </style:style>
    <style:style style:name="T138" style:family="text">
      <style:text-properties officeooo:rsid="008daa0d"/>
    </style:style>
    <style:style style:name="T139" style:family="text">
      <style:text-properties officeooo:rsid="015696e0"/>
    </style:style>
    <style:style style:name="T140" style:family="text">
      <style:text-properties style:font-name="Courier" fo:font-style="normal" officeooo:rsid="008daa0d" style:font-style-asian="normal" style:font-style-complex="normal"/>
    </style:style>
    <style:style style:name="T141" style:family="text">
      <style:text-properties style:font-name="Courier" fo:font-style="normal" style:font-style-asian="normal" style:font-style-complex="normal"/>
    </style:style>
    <style:style style:name="T142" style:family="text">
      <style:text-properties fo:font-style="normal" officeooo:rsid="008daa0d" style:font-style-asian="normal" style:font-style-complex="normal"/>
    </style:style>
    <style:style style:name="T143" style:family="text">
      <style:text-properties fo:font-style="normal" officeooo:rsid="0156ee64" style:font-style-asian="normal" style:font-style-complex="normal"/>
    </style:style>
    <style:style style:name="T144" style:family="text">
      <style:text-properties officeooo:rsid="01612b0a"/>
    </style:style>
    <style:style style:name="T145" style:family="text">
      <style:text-properties officeooo:rsid="00916107"/>
    </style:style>
    <style:style style:name="T146" style:family="text">
      <style:text-properties fo:font-style="normal" style:font-style-asian="normal" style:font-style-complex="italic"/>
    </style:style>
    <style:style style:name="T147" style:family="text">
      <style:text-properties officeooo:rsid="0094f32d"/>
    </style:style>
    <style:style style:name="T148" style:family="text">
      <style:text-properties officeooo:rsid="01458fa7"/>
    </style:style>
    <style:style style:name="T149" style:family="text">
      <style:text-properties officeooo:rsid="0149d1db"/>
    </style:style>
    <style:style style:name="T150" style:family="text">
      <style:text-properties fo:font-style="normal" officeooo:rsid="01485f8e" style:font-style-asian="normal" style:font-style-complex="normal"/>
    </style:style>
    <style:style style:name="T151" style:family="text">
      <style:text-properties fo:font-style="normal" officeooo:rsid="0149d1db" style:font-style-asian="normal" style:font-style-complex="normal"/>
    </style:style>
    <style:style style:name="T152" style:family="text">
      <style:text-properties fo:font-style="italic" officeooo:rsid="01485f8e" style:font-style-asian="italic"/>
    </style:style>
    <style:style style:name="T153" style:family="text">
      <style:text-properties officeooo:rsid="00f32e11"/>
    </style:style>
    <style:style style:name="T154" style:family="text">
      <style:text-properties officeooo:rsid="00f49c88"/>
    </style:style>
    <style:style style:name="T155" style:family="text">
      <style:text-properties officeooo:rsid="00978cd4"/>
    </style:style>
    <style:style style:name="T156" style:family="text">
      <style:text-properties fo:font-style="normal" officeooo:rsid="00978cd4" style:font-style-asian="normal" style:font-style-complex="normal"/>
    </style:style>
    <style:style style:name="T157" style:family="text">
      <style:text-properties officeooo:rsid="0099b901"/>
    </style:style>
    <style:style style:name="T158" style:family="text">
      <style:text-properties officeooo:rsid="000f7126"/>
    </style:style>
    <style:style style:name="T159" style:family="text">
      <style:text-properties officeooo:rsid="002d67a4"/>
    </style:style>
    <style:style style:name="T160" style:family="text">
      <style:text-properties fo:font-style="normal" officeooo:rsid="002d67a4" style:font-style-asian="normal" style:font-style-complex="normal"/>
    </style:style>
    <style:style style:name="T161" style:family="text">
      <style:text-properties officeooo:rsid="01178187"/>
    </style:style>
    <style:style style:name="T162" style:family="text">
      <style:text-properties fo:font-style="normal" officeooo:rsid="009e51bd" style:font-style-asian="normal" style:font-style-complex="normal"/>
    </style:style>
    <style:style style:name="T163" style:family="text">
      <style:text-properties officeooo:rsid="003a3a41"/>
    </style:style>
    <style:style style:name="T164" style:family="text">
      <style:text-properties fo:font-weight="normal" officeooo:rsid="003a3a41" style:font-weight-asian="normal" style:font-weight-complex="normal"/>
    </style:style>
    <style:style style:name="T165" style:family="text">
      <style:text-properties style:font-name="Helvetica2" fo:font-weight="normal" officeooo:rsid="003a3a41" style:font-weight-asian="normal" style:font-weight-complex="normal"/>
    </style:style>
    <style:style style:name="T166" style:family="text">
      <style:text-properties style:font-name="Helvetica2" fo:font-weight="normal" officeooo:rsid="003771f5" style:font-weight-asian="normal" style:font-weight-complex="normal"/>
    </style:style>
    <style:style style:name="T167" style:family="text">
      <style:text-properties fo:font-weight="normal" officeooo:rsid="015f5ddf" style:font-weight-asian="normal" style:font-weight-complex="normal"/>
    </style:style>
    <style:style style:name="T168" style:family="text">
      <style:text-properties style:font-name="Helvetica2" fo:font-weight="normal" officeooo:rsid="015f5ddf" style:font-weight-asian="normal" style:font-weight-complex="normal"/>
    </style:style>
    <style:style style:name="T169" style:family="text">
      <style:text-properties style:font-name="Helvetica2" fo:font-weight="normal" officeooo:rsid="003cce0d" style:font-weight-asian="normal" style:font-weight-complex="normal"/>
    </style:style>
    <style:style style:name="T170" style:family="text">
      <style:text-properties style:font-name="Helvetica2" fo:font-weight="normal" officeooo:rsid="003bb614" style:font-weight-asian="normal" style:font-weight-complex="normal"/>
    </style:style>
    <style:style style:name="T171" style:family="text">
      <style:text-properties style:font-name="Helvetica2" fo:font-weight="normal" style:font-weight-asian="normal" style:font-weight-complex="normal"/>
    </style:style>
    <style:style style:name="T172" style:family="text">
      <style:text-properties style:font-name="Helvetica2" fo:font-weight="normal" officeooo:rsid="004547bf" style:font-weight-asian="normal" style:font-weight-complex="normal"/>
    </style:style>
    <style:style style:name="T173" style:family="text">
      <style:text-properties style:font-name="Helvetica2" fo:font-weight="normal" officeooo:rsid="00465a6e" style:font-weight-asian="normal" style:font-weight-complex="normal"/>
    </style:style>
    <style:style style:name="T174" style:family="text">
      <style:text-properties style:font-name="Helvetica2" fo:font-weight="normal" officeooo:rsid="003e26a8" style:font-weight-asian="normal" style:font-weight-complex="normal"/>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0a2ae7c" style:font-style-asian="normal" style:font-weight-asian="normal" style:font-style-complex="normal" style:font-weight-complex="normal"/>
    </style:style>
    <style:style style:name="T177" style:family="text">
      <style:text-properties officeooo:rsid="013d0746"/>
    </style:style>
    <style:style style:name="T178" style:family="text">
      <style:text-properties officeooo:rsid="00a2dc73"/>
    </style:style>
    <style:style style:name="T179" style:family="text">
      <style:text-properties officeooo:rsid="00a4b677"/>
    </style:style>
    <style:style style:name="T180" style:family="text">
      <style:text-properties fo:font-style="normal" officeooo:rsid="00a5b2c4" style:font-style-asian="normal" style:font-style-complex="normal"/>
    </style:style>
    <style:style style:name="T181" style:family="text">
      <style:text-properties fo:font-style="normal" officeooo:rsid="00a55ed8" style:font-style-asian="normal" style:font-style-complex="normal"/>
    </style:style>
    <style:style style:name="T182" style:family="text">
      <style:text-properties officeooo:rsid="00a55ed8"/>
    </style:style>
    <style:style style:name="T183" style:family="text">
      <style:text-properties fo:font-style="normal" officeooo:rsid="00a6c13a" style:font-style-asian="normal" style:font-style-complex="normal"/>
    </style:style>
    <style:style style:name="T184" style:family="text">
      <style:text-properties officeooo:rsid="00aee862"/>
    </style:style>
    <style:style style:name="T185" style:family="text">
      <style:text-properties fo:font-style="normal" officeooo:rsid="00b098c9" style:font-style-asian="normal" style:font-style-complex="normal"/>
    </style:style>
    <style:style style:name="T186" style:family="text">
      <style:text-properties fo:font-style="normal" officeooo:rsid="00aa946c" style:font-style-asian="normal" style:font-style-complex="normal"/>
    </style:style>
    <style:style style:name="T187" style:family="text">
      <style:text-properties fo:font-style="italic" fo:font-weight="normal" style:font-style-asian="italic" style:font-weight-asian="normal" style:font-style-complex="normal"/>
    </style:style>
    <style:style style:name="T188" style:family="text">
      <style:text-properties fo:font-style="normal" fo:font-weight="normal" officeooo:rsid="00aa946c" style:font-style-asian="normal" style:font-weight-asian="normal" style:font-style-complex="normal"/>
    </style:style>
    <style:style style:name="T189" style:family="text">
      <style:text-properties fo:font-style="italic" fo:font-weight="normal" officeooo:rsid="00aa946c" style:font-style-asian="italic" style:font-weight-asian="normal" style:font-style-complex="normal"/>
    </style:style>
    <style:style style:name="T190" style:family="text">
      <style:text-properties fo:font-style="italic" fo:font-weight="normal" style:font-style-asian="italic" style:font-weight-asian="normal"/>
    </style:style>
    <style:style style:name="T191" style:family="text">
      <style:text-properties fo:font-style="normal" officeooo:rsid="00b0f943" style:font-style-asian="normal" style:font-style-complex="normal"/>
    </style:style>
    <style:style style:name="T192" style:family="text">
      <style:text-properties fo:font-style="normal" officeooo:rsid="00acadbc" style:font-style-asian="normal" style:font-style-complex="normal"/>
    </style:style>
    <style:style style:name="T193" style:family="text">
      <style:text-properties officeooo:rsid="00256b5c"/>
    </style:style>
    <style:style style:name="T194" style:family="text">
      <style:text-properties fo:language="zxx" fo:country="none" officeooo:rsid="00256b5c"/>
    </style:style>
    <style:style style:name="T195" style:family="text">
      <style:text-properties officeooo:rsid="0025d086"/>
    </style:style>
    <style:style style:name="T196" style:family="text">
      <style:text-properties officeooo:rsid="00246ffe"/>
    </style:style>
    <style:style style:name="T197" style:family="text">
      <style:text-properties officeooo:rsid="0026a6ae"/>
    </style:style>
    <style:style style:name="T198" style:family="text">
      <style:text-properties officeooo:rsid="0027df4e"/>
    </style:style>
    <style:style style:name="T199" style:family="text">
      <style:text-properties style:font-name="Helvetica2" officeooo:rsid="0027df4e"/>
    </style:style>
    <style:style style:name="T200" style:family="text">
      <style:text-properties fo:font-style="italic" style:font-style-asian="italic" style:font-name-complex="Courier New1"/>
    </style:style>
    <style:style style:name="T201" style:family="text">
      <style:text-properties fo:font-style="italic" style:font-style-asian="italic" style:font-name-complex="Courier New1" style:font-style-complex="italic"/>
    </style:style>
    <style:style style:name="T202" style:family="text">
      <style:text-properties fo:font-weight="bold" style:font-weight-asian="bold" style:font-weight-complex="bold"/>
    </style:style>
    <style:style style:name="T203" style:family="text">
      <style:text-properties officeooo:rsid="00b21b30"/>
    </style:style>
    <style:style style:name="T204" style:family="text">
      <style:text-properties fo:font-style="italic" officeooo:rsid="00b23567" style:font-style-asian="italic"/>
    </style:style>
    <style:style style:name="T205" style:family="text">
      <style:text-properties officeooo:rsid="00b23567"/>
    </style:style>
    <style:style style:name="T206" style:family="text">
      <style:text-properties officeooo:rsid="00b2d2ee"/>
    </style:style>
    <style:style style:name="T207" style:family="text">
      <style:text-properties fo:font-style="italic" officeooo:rsid="00b2d2ee" style:font-style-asian="italic"/>
    </style:style>
    <style:style style:name="T208" style:family="text">
      <style:text-properties officeooo:rsid="00f9bfbf"/>
    </style:style>
    <style:style style:name="T209" style:family="text">
      <style:text-properties fo:font-style="normal" officeooo:rsid="00b2d2ee" style:font-style-asian="normal" style:font-style-complex="normal"/>
    </style:style>
    <style:style style:name="T210" style:family="text">
      <style:text-properties officeooo:rsid="00b62da5"/>
    </style:style>
    <style:style style:name="T211" style:family="text">
      <style:text-properties officeooo:rsid="00b810ea"/>
    </style:style>
    <style:style style:name="T212" style:family="text">
      <style:text-properties officeooo:rsid="010a1f49"/>
    </style:style>
    <style:style style:name="T213" style:family="text">
      <style:text-properties style:font-name="Courier" fo:font-weight="normal" style:font-weight-asian="normal" style:font-weight-complex="normal"/>
    </style:style>
    <style:style style:name="T214" style:family="text">
      <style:text-properties officeooo:rsid="00b90643"/>
    </style:style>
    <style:style style:name="T215" style:family="text">
      <style:text-properties officeooo:rsid="00bf4ff1"/>
    </style:style>
    <style:style style:name="T216" style:family="text">
      <style:text-properties officeooo:rsid="0164dae5"/>
    </style:style>
    <style:style style:name="T217" style:family="text">
      <style:text-properties officeooo:rsid="00c08863"/>
    </style:style>
    <style:style style:name="T218" style:family="text">
      <style:text-properties officeooo:rsid="0167e5af"/>
    </style:style>
    <style:style style:name="T219" style:family="text">
      <style:text-properties officeooo:rsid="0168cc6d"/>
    </style:style>
    <style:style style:name="T220" style:family="text">
      <style:text-properties style:font-name="Courier" officeooo:rsid="0164dae5"/>
    </style:style>
    <style:style style:name="T221" style:family="text">
      <style:text-properties officeooo:rsid="0165c905"/>
    </style:style>
    <style:style style:name="T222" style:family="text">
      <style:text-properties officeooo:rsid="0023b8dc"/>
    </style:style>
    <style:style style:name="T223" style:family="text">
      <style:text-properties officeooo:rsid="0022cf08"/>
    </style:style>
    <style:style style:name="T224" style:family="text">
      <style:text-properties officeooo:rsid="00c6a255"/>
    </style:style>
    <style:style style:name="T225" style:family="text">
      <style:text-properties officeooo:rsid="00c0ee78"/>
    </style:style>
    <style:style style:name="T226" style:family="text">
      <style:text-properties fo:font-style="normal" officeooo:rsid="00c0b43d" style:font-style-asian="normal" style:font-style-complex="normal"/>
    </style:style>
    <style:style style:name="T227" style:family="text">
      <style:text-properties officeooo:rsid="00c170d4"/>
    </style:style>
    <style:style style:name="T228" style:family="text">
      <style:text-properties officeooo:rsid="012ea51f"/>
    </style:style>
    <style:style style:name="T229" style:family="text">
      <style:text-properties officeooo:rsid="00c2e1fb"/>
    </style:style>
    <style:style style:name="T230" style:family="text">
      <style:text-properties fo:font-style="normal" officeooo:rsid="00cec9a0" style:font-style-asian="normal" style:font-style-complex="normal"/>
    </style:style>
    <style:style style:name="T231" style:family="text">
      <style:text-properties fo:font-style="normal" officeooo:rsid="00cce8ff" style:font-style-asian="normal" style:font-style-complex="normal"/>
    </style:style>
    <style:style style:name="T232" style:family="text">
      <style:text-properties officeooo:rsid="00dac5c2"/>
    </style:style>
    <style:style style:name="T233" style:family="text">
      <style:text-properties officeooo:rsid="00d94bcd"/>
    </style:style>
    <style:style style:name="T234" style:family="text">
      <style:text-properties officeooo:rsid="00d94bcd" style:font-style-complex="normal"/>
    </style:style>
    <style:style style:name="T235" style:family="text">
      <style:text-properties officeooo:rsid="00dac5c2" style:font-style-complex="normal"/>
    </style:style>
    <style:style style:name="T236" style:family="text">
      <style:text-properties fo:font-style="normal" officeooo:rsid="00dac5c2" style:font-style-asian="normal" style:font-style-complex="normal"/>
    </style:style>
    <style:style style:name="T237" style:family="text">
      <style:text-properties fo:font-style="normal" officeooo:rsid="00dc16b8" style:font-style-asian="normal" style:font-style-complex="normal"/>
    </style:style>
    <style:style style:name="T238" style:family="text">
      <style:text-properties officeooo:rsid="00d7ff06"/>
    </style:style>
    <style:style style:name="T239" style:family="text">
      <style:text-properties officeooo:rsid="00d9c110"/>
    </style:style>
    <style:style style:name="T240" style:family="text">
      <style:text-properties officeooo:rsid="00dc16b8"/>
    </style:style>
    <style:style style:name="T241" style:family="text">
      <style:text-properties fo:language="fr" fo:country="FR" fo:font-style="normal" style:font-style-asian="normal"/>
    </style:style>
    <style:style style:name="T242" style:family="text">
      <style:text-properties fo:language="fr" fo:country="FR"/>
    </style:style>
    <style:style style:name="T243" style:family="text">
      <style:text-properties fo:language="fr" fo:country="FR" officeooo:rsid="00d17fac"/>
    </style:style>
    <style:style style:name="T244" style:family="text">
      <style:text-properties officeooo:rsid="00d17fac"/>
    </style:style>
    <style:style style:name="T245" style:family="text">
      <style:text-properties style:text-underline-style="none"/>
    </style:style>
    <style:style style:name="T246" style:family="text">
      <style:text-properties fo:language="fr" fo:country="FR" fo:font-style="italic" style:font-style-asian="italic" style:font-style-complex="italic"/>
    </style:style>
    <style:style style:name="T247" style:family="text">
      <style:text-properties fo:language="fr" fo:country="FR" fo:font-style="normal" style:font-style-asian="normal" style:font-style-complex="normal"/>
    </style:style>
    <style:style style:name="T248" style:family="text">
      <style:text-properties fo:font-style="normal" officeooo:rsid="00d24c4e" style:font-style-asian="normal" style:font-style-complex="normal"/>
    </style:style>
    <style:style style:name="T249" style:family="text">
      <style:text-properties fo:language="fr" fo:country="FR" fo:font-style="normal" officeooo:rsid="00d17fac" style:font-style-asian="normal" style:font-style-complex="normal"/>
    </style:style>
    <style:style style:name="T250" style:family="text">
      <style:text-properties fo:language="fr" fo:country="FR" fo:font-style="italic" officeooo:rsid="00d17fac" style:font-style-asian="italic" style:font-style-complex="italic"/>
    </style:style>
    <style:style style:name="T251" style:family="text">
      <style:text-properties officeooo:rsid="00465a6e"/>
    </style:style>
    <style:style style:name="T252" style:family="text">
      <style:text-properties officeooo:rsid="00d24c4e"/>
    </style:style>
    <style:style style:name="T253" style:family="text">
      <style:text-properties fo:font-style="normal" officeooo:rsid="00d7764a" style:font-style-asian="normal"/>
    </style:style>
    <style:style style:name="T254" style:family="text">
      <style:text-properties officeooo:rsid="010b6fdf"/>
    </style:style>
    <style:style style:name="T255" style:family="text">
      <style:text-properties officeooo:rsid="00fbc558"/>
    </style:style>
    <style:style style:name="T256" style:family="text">
      <style:text-properties officeooo:rsid="0029cce2"/>
    </style:style>
    <style:style style:name="T257" style:family="text">
      <style:text-properties fo:font-style="italic" officeooo:rsid="00fcb8ea" style:font-style-asian="italic"/>
    </style:style>
    <style:style style:name="T258" style:family="text">
      <style:text-properties officeooo:rsid="00fcb8ea"/>
    </style:style>
    <style:style style:name="T259" style:family="text">
      <style:text-properties officeooo:rsid="0101d659"/>
    </style:style>
    <style:style style:name="T260" style:family="text">
      <style:text-properties officeooo:rsid="01052c6d"/>
    </style:style>
    <style:style style:name="T261" style:family="text">
      <style:text-properties officeooo:rsid="010d4549"/>
    </style:style>
    <style:style style:name="T262" style:family="text">
      <style:text-properties officeooo:rsid="010e418f"/>
    </style:style>
    <style:style style:name="T263" style:family="text">
      <style:text-properties fo:font-style="normal" officeooo:rsid="010e418f" style:font-style-asian="normal" style:font-style-complex="normal"/>
    </style:style>
    <style:style style:name="T264" style:family="text">
      <style:text-properties fo:font-style="normal" officeooo:rsid="01363be5" style:font-style-asian="normal" style:font-style-complex="normal"/>
    </style:style>
    <style:style style:name="T265" style:family="text">
      <style:text-properties fo:font-style="normal" officeooo:rsid="0147e047" style:font-style-asian="normal" style:font-style-complex="normal"/>
    </style:style>
    <style:style style:name="T266" style:family="text">
      <style:text-properties officeooo:rsid="01416667"/>
    </style:style>
    <style:style style:name="T267" style:family="text">
      <style:text-properties officeooo:rsid="0142e1d2"/>
    </style:style>
    <style:style style:name="T268" style:family="text">
      <style:text-properties officeooo:rsid="010fd4d2"/>
    </style:style>
    <style:style style:name="T269" style:family="text">
      <style:text-properties officeooo:rsid="010fd913"/>
    </style:style>
    <style:style style:name="T270" style:family="text">
      <style:text-properties fo:font-style="normal" officeooo:rsid="0110669e" style:font-style-asian="normal" style:font-style-complex="normal"/>
    </style:style>
    <style:style style:name="T271" style:family="text">
      <style:text-properties officeooo:rsid="0124b8b3"/>
    </style:style>
    <style:style style:name="T272" style:family="text">
      <style:text-properties fo:font-style="italic" officeooo:rsid="0124b8b3" style:font-style-asian="italic" style:font-style-complex="italic"/>
    </style:style>
    <style:style style:name="T273" style:family="text">
      <style:text-properties officeooo:rsid="001ad9c2"/>
    </style:style>
    <style:style style:name="T274" style:family="text">
      <style:text-properties officeooo:rsid="001b7e53"/>
    </style:style>
    <style:style style:name="T275" style:family="text">
      <style:text-properties officeooo:rsid="002b921f"/>
    </style:style>
    <style:style style:name="T276" style:family="text">
      <style:text-properties fo:font-style="italic" officeooo:rsid="002b921f" style:font-style-asian="italic" style:font-style-complex="italic"/>
    </style:style>
    <style:style style:name="T277" style:family="text">
      <style:text-properties fo:font-style="italic" officeooo:rsid="001ad9c2" style:font-style-asian="italic" style:font-style-complex="italic"/>
    </style:style>
    <style:style style:name="T278" style:family="text">
      <style:text-properties fo:font-style="normal" officeooo:rsid="001b7e53" style:font-style-asian="normal" style:font-style-complex="normal"/>
    </style:style>
    <style:style style:name="T279" style:family="text">
      <style:text-properties fo:font-style="normal" officeooo:rsid="002b921f" style:font-style-asian="normal" style:font-style-complex="normal"/>
    </style:style>
    <style:style style:name="T280" style:family="text">
      <style:text-properties style:font-name="Courier1" fo:font-style="normal" officeooo:rsid="001b7e53" style:font-style-asian="normal" style:font-style-complex="normal"/>
    </style:style>
    <style:style style:name="T281" style:family="text">
      <style:text-properties style:font-name="Courier1" fo:font-style="italic" officeooo:rsid="001ad9c2" style:font-style-asian="italic" style:font-style-complex="italic"/>
    </style:style>
    <style:style style:name="T282" style:family="text">
      <style:text-properties style:font-name="Courier1" fo:font-style="normal" style:font-style-asian="normal" style:font-style-complex="normal"/>
    </style:style>
    <style:style style:name="T283" style:family="text">
      <style:text-properties style:font-name="Courier1" fo:font-style="italic" style:font-style-asian="italic"/>
    </style:style>
    <style:style style:name="T284" style:family="text">
      <style:text-properties officeooo:rsid="011192a8"/>
    </style:style>
    <style:style style:name="T285" style:family="text">
      <style:text-properties fo:font-weight="normal" officeooo:rsid="001ad9c2" style:font-weight-asian="normal" style:font-weight-complex="normal"/>
    </style:style>
    <style:style style:name="T286" style:family="text">
      <style:text-properties fo:font-style="italic" officeooo:rsid="001e1c8c" style:font-style-asian="italic" style:font-style-complex="italic"/>
    </style:style>
    <style:style style:name="T287" style:family="text">
      <style:text-properties officeooo:rsid="001e1c8c"/>
    </style:style>
    <style:style style:name="T288" style:family="text">
      <style:text-properties officeooo:rsid="001fa067"/>
    </style:style>
    <style:style style:name="T289" style:family="text">
      <style:text-properties officeooo:rsid="00ee37a1"/>
    </style:style>
    <style:style style:name="T290" style:family="text">
      <style:text-properties style:font-name="Courier1" officeooo:rsid="001adaad"/>
    </style:style>
    <style:style style:name="T291" style:family="text">
      <style:text-properties style:font-name="Courier1" officeooo:rsid="004a3f92"/>
    </style:style>
    <style:style style:name="T292" style:family="text">
      <style:text-properties officeooo:rsid="004a3f92"/>
    </style:style>
    <style:style style:name="T293" style:family="text">
      <style:text-properties officeooo:rsid="00eff0d8"/>
    </style:style>
    <style:style style:name="T294" style:family="text">
      <style:text-properties officeooo:rsid="00ed9341"/>
    </style:style>
    <style:style style:name="T295" style:family="text">
      <style:text-properties style:font-name="Courier1" officeooo:rsid="002059c9"/>
    </style:style>
    <style:style style:name="T296" style:family="text">
      <style:text-properties officeooo:rsid="00216b71"/>
    </style:style>
    <style:style style:name="T297" style:family="text">
      <style:text-properties style:font-name="Courier1" officeooo:rsid="00216b71"/>
    </style:style>
    <style:style style:name="T298" style:family="text">
      <style:text-properties officeooo:rsid="001adaad"/>
    </style:style>
    <style:style style:name="T299" style:family="text">
      <style:text-properties officeooo:rsid="0111f81b"/>
    </style:style>
    <style:style style:name="T300" style:family="text">
      <style:text-properties officeooo:rsid="0155630a"/>
    </style:style>
    <style:style style:name="T301" style:family="text">
      <style:text-properties fo:font-style="italic" officeooo:rsid="011a6360" style:font-style-asian="italic" style:font-style-complex="italic"/>
    </style:style>
    <style:style style:name="T302" style:family="text">
      <style:text-properties fo:font-style="normal" officeooo:rsid="01190d55" style:font-style-asian="normal" style:font-style-complex="normal"/>
    </style:style>
    <style:style style:name="T303" style:family="text">
      <style:text-properties fo:font-style="normal" officeooo:rsid="01545460" style:font-style-asian="normal" style:font-style-complex="normal"/>
    </style:style>
    <style:style style:name="T304" style:family="text">
      <style:text-properties officeooo:rsid="01545460"/>
    </style:style>
    <style:style style:name="T305" style:family="text">
      <style:text-properties fo:font-style="italic" officeooo:rsid="011a6360" style:font-style-asian="italic"/>
    </style:style>
    <style:style style:name="T306" style:family="text">
      <style:text-properties fo:font-style="normal" officeooo:rsid="011a6360" style:font-style-asian="normal" style:font-style-complex="normal"/>
    </style:style>
    <style:style style:name="T307" style:family="text">
      <style:text-properties fo:font-style="italic" officeooo:rsid="011a6360" style:font-style-asian="italic" style:font-style-complex="normal"/>
    </style:style>
    <style:style style:name="T308" style:family="text">
      <style:text-properties officeooo:rsid="0152d532"/>
    </style:style>
    <style:style style:name="T309" style:family="text">
      <style:text-properties fo:font-style="normal" fo:font-weight="bold" style:font-style-asian="normal" style:font-weight-asian="bold" style:font-weight-complex="bold"/>
    </style:style>
    <style:style style:name="T310" style:family="text">
      <style:text-properties officeooo:rsid="015c4d1b"/>
    </style:style>
    <style:style style:name="T311"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9297084096"/><text:alphabetical-index-mark-start text:id="IMark19297092736"/><text:alphabetical-index-mark-start text:id="IMark19297093920"/><text:alphabetical-index-mark-start text:id="IMark19297095136"/>Command Line Arguments<text:bookmark-end text:name="__RefHeading___Toc42579_2528141652"/><text:alphabetical-index-mark-end text:id="IMark19297095136"/><text:alphabetical-index-mark-end text:id="IMark19297093920"/><text:alphabetical-index-mark-end text:id="IMark19297092736"/><text:alphabetical-index-mark-end text:id="IMark19297084096"/></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9297090768"/>Example Command Scripts<text:bookmark-end text:name="__RefHeading___Toc42581_2528141652"/><text:alphabetical-index-mark-end text:id="IMark19297090768"/></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9297090800"/>Timing Analysis <text:span text:style-name="T6">using SDF</text:span><text:bookmark-end text:name="__RefHeading___Toc42599_2528141652"/><text:alphabetical-index-mark-end text:id="IMark19297090800"/></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9297088368"/><text:span text:style-name="T2">Timing Analysis </text:span><text:span text:style-name="T6">with Multiple Process Corners</text:span><text:bookmark-end text:name="__RefHeading___Toc42601_2528141652"/><text:alphabetical-index-mark-end text:id="IMark19297088368"/></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9296964096"/>Power Analysis<text:bookmark-end text:name="__RefHeading___Toc42583_2528141652"/><text:alphabetical-index-mark-end text:id="IMark19296964096"/></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9297096032"/>TCL Interpreter<text:bookmark-end text:name="__RefHeading___Toc42585_2528141652"/><text:alphabetical-index-mark-end text:id="IMark1929709603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9297087552"/><text:span text:style-name="Default_20_Paragraph_20_Font"><text:span text:style-name="T17">redirection</text:span></text:span><text:alphabetical-index-mark-end text:id="IMark19297087552"/><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9297087520"/>Commands<text:bookmark-end text:name="__RefHeading___Toc42587_2528141652"/><text:alphabetical-index-mark-end text:id="IMark1929708752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9297098944"/><text:span text:style-name="Command_20_Heading">all_clocks</text:span><text:alphabetical-index-mark-end text:id="IMark19297098944"/></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9297094928"/><text:span text:style-name="Command_20_Heading">all_inputs</text:span><text:alphabetical-index-mark-end text:id="IMark19297094928"/></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9297098880"/><text:span text:style-name="Command_20_Heading">all_outputs</text:span><text:alphabetical-index-mark-end text:id="IMark19297098880"/></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9297094928"/><text:span text:style-name="Command_20_Heading">all_registers</text:span><text:alphabetical-index-mark-end text:id="IMark19297094928"/></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9296966064"/><text:span text:style-name="Command_20_Heading">check_setup</text:span><text:alphabetical-index-mark-end text:id="IMark19296966064"/></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9296966688"/><text:span text:style-name="Command_20_Heading">connect_pin</text:span><text:alphabetical-index-mark-end text:id="IMark19296966688"/></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9297092864"/><text:span text:style-name="Command_20_Heading">create_generated_clock</text:span><text:alphabetical-index-mark-end text:id="IMark19297092864"/></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9296975680"/><text:span text:style-name="Command_20_Heading">create_voltage_area</text:span><text:alphabetical-index-mark-end text:id="IMark19296975680"/></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9296975744"/><text:span text:style-name="Command_20_Heading">current_design</text:span><text:alphabetical-index-mark-end text:id="IMark19296975744"/></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9296661024"/><text:span text:style-name="Command_20_Heading">current_instance</text:span><text:alphabetical-index-mark-end text:id="IMark19296661024"/></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9296975920"/><text:span text:style-name="Command_20_Heading">define_corners</text:span><text:alphabetical-index-mark-end text:id="IMark19296975920"/></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9296810368"/><text:span text:style-name="Command_20_Heading">delete_clock</text:span><text:alphabetical-index-mark-end text:id="IMark19296810368"/></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9296975520"/><text:span text:style-name="Command_20_Heading">delete_from_list</text:span><text:alphabetical-index-mark-end text:id="IMark19296975520"/></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9296976912"/><text:span text:style-name="Command_20_Heading">delete_generated_clock</text:span><text:alphabetical-index-mark-end text:id="IMark19296976912"/></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9296966784"/><text:span text:style-name="Command_20_Heading">delete_instance</text:span><text:alphabetical-index-mark-end text:id="IMark19296966784"/></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9297092352"/><text:span text:style-name="Command_20_Heading">delete_net</text:span><text:alphabetical-index-mark-end text:id="IMark19297092352"/></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9297093360"/><text:span text:style-name="Command_20_Heading">disconnect_pin</text:span><text:alphabetical-index-mark-end text:id="IMark19297093360"/></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9296967936"/><text:span text:style-name="Command_20_Heading">elapsed_run_time</text:span><text:alphabetical-index-mark-end text:id="IMark19296967936"/></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9296976272"/><text:span text:style-name="Command_20_Heading">find_timing_paths</text:span><text:alphabetical-index-mark-end text:id="IMark19296976272"/></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9296676816"/><text:span text:style-name="Command_20_Heading">get_cells</text:span><text:alphabetical-index-mark-end text:id="IMark19296676816"/></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9296677920"/><text:span text:style-name="Command_20_Heading">get_clocks</text:span><text:alphabetical-index-mark-end text:id="IMark19296677920"/></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9296337504"/><text:span text:style-name="Command_20_Heading">get_fanin</text:span><text:alphabetical-index-mark-end text:id="IMark19296337504"/></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9296338304"/><text:span text:style-name="Command_20_Heading">get_fanout</text:span><text:alphabetical-index-mark-end text:id="IMark19296338304"/></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9296969568"/><text:span text:style-name="Command_20_Heading">get_full_name</text:span><text:alphabetical-index-mark-end text:id="IMark19296969568"/></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9296341424"/><text:span text:style-name="Command_20_Heading">get_lib_pins</text:span><text:alphabetical-index-mark-end text:id="IMark19296341424"/></text:p>
          </table:table-cell>
          <table:table-cell table:style-name="Table24.A1" office:value-type="string">
            <text:p text:style-name="P62"><text:span text:style-name="Command">[-of_objects </text:span><text:span text:style-name="Command_20_Argument"><text:span text:style-name="T32">objects</text:span></text:span><text:span text:style-name="Command">]</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9296913632"/><text:span text:style-name="Command_20_Heading">get_libs</text:span><text:alphabetical-index-mark-end text:id="IMark19296913632"/></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9296972112"/><text:span text:style-name="Command_20_Heading">get_nets</text:span><text:alphabetical-index-mark-end text:id="IMark19296972112"/></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9296973584"/><text:span text:style-name="Command_20_Heading">get_name</text:span><text:alphabetical-index-mark-end text:id="IMark19296973584"/></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9296973552"/><text:span text:style-name="Command_20_Heading">get_pins</text:span><text:alphabetical-index-mark-end text:id="IMark19296973552"/></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9296973968"/><text:span text:style-name="Command_20_Heading">get_ports</text:span><text:alphabetical-index-mark-end text:id="IMark19296973968"/></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9296973616"/><text:span text:style-name="Command_20_Heading">get_property</text:span><text:alphabetical-index-mark-end text:id="IMark19296973616"/></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0"><text:span text:style-name="T75">cell<text:line-break/></text:span>full_name<text:line-break/><text:span text:style-name="T73">is_buffer<text:line-break/>is_clock_gate<text:line-break/>is_hierarchical<text:line-break/>is_inverter<text:line-break/>is_macro<text:line-break/>is_memory_cell</text:span><text:line-break/><text:span text:style-name="T75">liberty_cell</text:span><text:line-break/><text:span text:style-name="T75">name<text:line-break/>ref_name</text:span></text:p>
      <text:p text:style-name="P69">liberty_cell <text:span text:style-name="T76">(SDC lib_cell)</text:span></text:p>
      <text:p text:style-name="P68"><text:span text:style-name="T71">area<text:line-break/></text:span>base_name<text:line-break/><text:span text:style-name="T71">dont_use</text:span><text:line-break/><text:span text:style-name="T77">filename</text:span><text:line-break/>full_name<text:line-break/><text:span text:style-name="T71">is_buffer<text:line-break/>is_inverter</text:span><text:line-break/><text:span text:style-name="T71">library</text:span><text:line-break/><text:span text:style-name="T71">name</text:span></text:p>
      <text:p text:style-name="P69">liberty_port <text:span text:style-name="T76">(SDC lib_pin)</text:span></text:p>
      <text:p text:style-name="P73"><text:span text:style-name="T78">capacitance<text:line-break/></text:span>direction<text:line-break/><text:soft-page-break/><text:span text:style-name="T78">drive_resistance<text:line-break/>drive_resistance_</text:span><text:span text:style-name="T79">max_fall</text:span><text:span text:style-name="T78"><text:line-break/>drive_resistance_</text:span><text:span text:style-name="T79">max_rise</text:span><text:span text:style-name="T78"><text:line-break/>drive_resistance_</text:span><text:span text:style-name="T79">min_fall</text:span><text:span text:style-name="T78"><text:line-break/>drive_resistance_</text:span><text:span text:style-name="T79">min_rise</text:span><text:line-break/>full_name<text:line-break/><text:span text:style-name="T80">intrinsic_delay<text:line-break/>intrinsic_delay_max_</text:span><text:span text:style-name="T79">fall</text:span><text:span text:style-name="T80"><text:line-break/>intrinsic_delay_</text:span><text:span text:style-name="T79">max_rise</text:span><text:span text:style-name="T80"><text:line-break/>intrinsic_delay_</text:span><text:span text:style-name="T79">min_fall</text:span><text:span text:style-name="T80"><text:line-break/>intrinsic_delay_</text:span><text:span text:style-name="T79">min_rise</text:span><text:line-break/><text:span text:style-name="T78">is_register_clock<text:line-break/>lib_cell</text:span><text:line-break/><text:span text:style-name="T78">name</text:span></text:p>
      <text:p text:style-name="P69">library</text:p>
      <text:p text:style-name="P74"><text:span text:style-name="T81">filename</text:span><text:span text:style-name="Default_20_Paragraph_20_Font"><text:span text:style-name="T81"> </text:span></text:span><text:span text:style-name="Default_20_Paragraph_20_Font"><text:span text:style-name="T82">(Liberty library only)</text:span></text:span><text:span text:style-name="T81"><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5"><text:span text:style-name="T83">activity<text:line-break/></text:span><text:span text:style-name="T84">slew_max_</text:span><text:span text:style-name="T83">fall<text:line-break/></text:span><text:span text:style-name="T84">slew_max_rise</text:span><text:span text:style-name="T83"><text:line-break/></text:span><text:span text:style-name="T84">slew_min_fall<text:line-break/>slew_min_rise</text:span><text:line-break/>clocks<text:line-break/><text:span text:style-name="T85">clock_domains</text:span><text:line-break/>direction<text:line-break/>full_name<text:line-break/><text:span text:style-name="T73">is_hierarchical<text:line-break/>is_port</text:span><text:line-break/>is_register_clock<text:line-break/>lib_pin_name<text:line-break/><text:span text:style-name="T84">name</text:span><text:line-break/><text:span text:style-name="T84">slack_max<text:line-break/>slack_</text:span>max_fall<text:line-break/><text:span text:style-name="T84">slack_</text:span>max_rise<text:line-break/><text:soft-page-break/><text:span text:style-name="T84">slack_min<text:line-break/>slack_</text:span>min_fall<text:line-break/><text:span text:style-name="T84">slack_</text:span>min_rise</text:p>
      <text:p text:style-name="P69">port</text:p>
      <text:p text:style-name="P76"><text:span text:style-name="T71">activity<text:line-break/></text:span><text:span text:style-name="T84">slew_max_</text:span><text:span text:style-name="T83">fall<text:line-break/></text:span><text:span text:style-name="T84">slew_max_rise</text:span><text:span text:style-name="T83"><text:line-break/></text:span><text:span text:style-name="T84">slew_min_fall<text:line-break/>slew_min_rise</text:span><text:line-break/>direction<text:line-break/>full_name<text:line-break/><text:span text:style-name="T71">liberty_port<text:line-break/></text:span><text:span text:style-name="T86">name</text:span><text:span text:style-name="T71"><text:line-break/></text:span><text:span text:style-name="T84">slack_max<text:line-break/>slack_</text:span><text:span text:style-name="T71">max_fall<text:line-break/></text:span><text:span text:style-name="T84">slack_</text:span><text:span text:style-name="T71">max_rise<text:line-break/></text:span><text:span text:style-name="T84">slack_min<text:line-break/>slack_</text:span><text:span text:style-name="T71">min_fall<text:line-break/></text:span><text:span text:style-name="T84">slack_</text:span><text:span text:style-name="T71">min_rise</text:span></text:p>
      <text:p text:style-name="P69">point (PathRef)</text:p>
      <text:p text:style-name="P77">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9296972672"/><text:span text:style-name="Command_20_Heading">get_timing_edges</text:span><text:alphabetical-index-mark-end text:id="IMark19296972672"/></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7">f</text:span></text:span><text:span text:style-name="Command"><text:span text:style-name="T88">ro</text:span></text:span><text:span text:style-name="Command"><text:span text:style-name="T87">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89">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7">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89">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7">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89">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0">-</text:span></text:span><text:span text:style-name="Command"><text:span text:style-name="T88">filte</text:span></text:span><text:span text:style-name="Command"><text:span text:style-name="T87">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he <text:span text:style-name="Command">get_timing_edges</text:span> command returns a <text:span text:style-name="T89">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29"><text:alphabetical-index-mark-start text:id="IMark19296973984"/><text:span text:style-name="Command_20_Heading">group_path</text:span><text:alphabetical-index-mark-end text:id="IMark19296973984"/></text:p>
          </table:table-cell>
          <table:table-cell table:style-name="Table30.A1" office:value-type="string">
            <text:p text:style-name="P78">-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1">[</text:span>-rise_through <text:span text:style-name="T23">through_list</text:span><text:span text:style-name="T43">]</text:span><text:line-break/><text:span text:style-name="T91">[</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7">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7">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7">-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2">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2">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2">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79"><text:span text:style-name="Default_20_Paragraph_20_Font"><text:span text:style-name="T92">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79"><text:span text:style-name="Default_20_Paragraph_20_Font"><text:span text:style-name="T92">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79"><text:span text:style-name="Default_20_Paragraph_20_Font"><text:span text:style-name="T92">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9296962144"/><text:span text:style-name="Command_20_Heading">link_design</text:span><text:alphabetical-index-mark-end text:id="IMark19296962144"/></text:p>
          </table:table-cell>
          <table:table-cell table:style-name="Table33.A1" office:value-type="string">
            <text:p text:style-name="P29"><text:span text:style-name="Command"><text:span text:style-name="T93">[-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0"><text:span text:style-name="Command"><text:span text:style-name="T93">-no_black_boxes</text:span></text:span></text:p>
          </table:table-cell>
          <table:table-cell table:style-name="Table33.A2" office:value-type="string">
            <text:p text:style-name="P81"><text:span text:style-name="T94">Do not </text:span><text:span text:style-name="T95">make empty “black box” cells for instances that reference undefined cells. </text:span></text:p>
          </table:table-cell>
        </table:table-row>
        <table:table-row table:style-name="Table33.1">
          <table:table-cell table:style-name="Table33.A2" office:value-type="string">
            <text:p text:style-name="P82"><text:span text:style-name="Command"><text:span text:style-name="T23">cell_name</text:span></text:span></text:p>
          </table:table-cell>
          <table:table-cell table:style-name="Table33.A2" office:value-type="string">
            <text:p text:style-name="P83"><text:span text:style-name="Default_20_Paragraph_20_Font">The top level module/cell name of the design hierarchy to link.</text:span></text:p>
          </table:table-cell>
        </table:table-row>
      </table:table>
      <text:p text:style-name="P8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9296962304"/><text:span text:style-name="Command_20_Heading">make_instance</text:span><text:alphabetical-index-mark-end text:id="IMark19296962304"/></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9296922464"/><text:span text:style-name="Command_20_Heading">make_net</text:span><text:alphabetical-index-mark-end text:id="IMark19296922464"/></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9296962672"/><text:span text:style-name="Command_20_Heading">read_liberty</text:span><text:alphabetical-index-mark-end text:id="IMark19296962672"/></text:p>
          </table:table-cell>
          <table:table-cell table:style-name="Table36.A1" office:value-type="string">
            <text:p text:style-name="P85">[-corner <text:span text:style-name="T1">corner</text:span>]<text:line-break/>[-min]<text:line-break/>[-max]<text:line-break/>[-infer_latch<text:span text:style-name="T96">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7">corner </text:span>corner</text:p>
          </table:table-cell>
          <table:table-cell table:style-name="Table36.A2" office:value-type="string">
            <text:p text:style-name="P40"><text:span text:style-name="Default_20_Paragraph_20_Font">Use </text:span><text:span text:style-name="Default_20_Paragraph_20_Font"><text:span text:style-name="T98">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8">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6"><text:span text:style-name="T96">Some Liberty libraries do not include </text:span><text:span text:style-name="Example"><text:span text:style-name="T96">latch</text:span></text:span><text:span text:style-name="T96"> groups for cells that are describe transparent latches. In that situation the </text:span><text:span text:style-name="Example"><text:span text:style-name="T96">-infer_latches</text:span></text:span><text:span text:style-name="T96">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7"><text:alphabetical-index-mark-start text:id="IMark19296923216"/><text:span text:style-name="Command_20_Heading">read_</text:span><text:span text:style-name="Command_20_Heading"><text:span text:style-name="T99">saif</text:span></text:span><text:alphabetical-index-mark-end text:id="IMark19296923216"/></text:p>
          </table:table-cell>
          <table:table-cell table:style-name="Table131.A1" office:value-type="string">
            <text:p text:style-name="P87"><text:span text:style-name="Command_20_Argument"><text:span text:style-name="T100">[-scope </text:span></text:span><text:span text:style-name="Command_20_Argument"><text:span text:style-name="T101">scope</text:span></text:span><text:span text:style-name="Command_20_Argument"><text:span text:style-name="T100">]<text:line-break/></text:span></text:span><text:span text:style-name="Command_20_Argument">filename</text:span></text:p>
          </table:table-cell>
        </table:table-row>
        <table:table-row table:style-name="Table131.1">
          <table:table-cell table:style-name="Table131.A2" office:value-type="string">
            <text:p text:style-name="P87"><text:span text:style-name="Command_20_Argument"><text:span text:style-name="T101">scope</text:span></text:span></text:p>
          </table:table-cell>
          <table:table-cell table:style-name="Table131.A2" office:value-type="string">
            <text:p text:style-name="P88">T<text:span text:style-name="Default_20_Paragraph_20_Font">he </text:span><text:span text:style-name="Default_20_Paragraph_20_Font"><text:span text:style-name="T99">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7"><text:span text:style-name="Command_20_Argument">filename</text:span></text:p>
          </table:table-cell>
          <table:table-cell table:style-name="Table131.A2" office:value-type="string">
            <text:p text:style-name="P89"><text:span text:style-name="Default_20_Paragraph_20_Font">The name of the </text:span><text:span text:style-name="Default_20_Paragraph_20_Font"><text:span text:style-name="T99">SAIF</text:span></text:span><text:span text:style-name="Default_20_Paragraph_20_Font"> file to read.</text:span></text:p>
          </table:table-cell>
        </table:table-row>
      </table:table>
      <text:p text:style-name="P90"><text:soft-page-break/><text:span text:style-name="T102">The </text:span><text:span text:style-name="Command_20_Heading"><text:span text:style-name="T103">read_</text:span></text:span><text:span text:style-name="Command_20_Heading"><text:span text:style-name="T104">saif</text:span></text:span><text:span text:style-name="T102"> command reads a </text:span><text:span text:style-name="T99">SAIF</text:span><text:span text:style-name="T102"> (Switching Activity Interchange Format) file from a Verilog simulat</text:span><text:span text:style-name="T105">ion</text:span><text:span text:style-name="T102"> and extracts pin activities and duty cycles for use in power estimation. </text:span><text:span text:style-name="T106">Files compressed with gzip are supported. </text:span><text:span text:style-name="T107">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9296555456"/><text:span text:style-name="Command_20_Heading">read_sdc</text:span><text:alphabetical-index-mark-end text:id="IMark19296555456"/></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9296973184"/><text:span text:style-name="Command_20_Heading">read_sdf</text:span><text:alphabetical-index-mark-end text:id="IMark19296973184"/></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7">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8">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9296962640"/><text:span text:style-name="Command_20_Heading">read_spef</text:span><text:alphabetical-index-mark-end text:id="IMark19296962640"/></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8">[-keep_capacitive_coupling]<text:line-break/>[-coupling_reduction_factor </text:span><text:span text:style-name="T109">factor</text:span><text:span text:style-name="T108">]</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0">min</text:span></text:p>
          </table:table-cell>
          <table:table-cell table:style-name="Table146.A2" office:value-type="string">
            <text:p text:style-name="P91"><text:span text:style-name="Default_20_Paragraph_20_Font">Annotate parasitics for min delays.</text:span></text:p>
          </table:table-cell>
        </table:table-row>
        <table:table-row table:style-name="Table146.1">
          <table:table-cell table:style-name="Table146.A2" office:value-type="string">
            <text:p text:style-name="P29">-<text:span text:style-name="T110">max</text:span></text:p>
          </table:table-cell>
          <table:table-cell table:style-name="Table146.A2" office:value-type="string">
            <text:p text:style-name="P91"><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0">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2"><text:span text:style-name="Command_20_Argument"><text:span text:style-name="T111">-corner</text:span></text:span><text:span text:style-name="Command"><text:span text:style-name="T112"> </text:span></text:span><text:span text:style-name="Command"><text:span text:style-name="T23">corner</text:span></text:span></text:p>
          </table:table-cell>
          <table:table-cell table:style-name="Table146.A2" office:value-type="string">
            <text:p text:style-name="P40"><text:span text:style-name="Default_20_Paragraph_20_Font"><text:span text:style-name="T110">Annotate parasitics for one</text:span></text:span><text:span text:style-name="Default_20_Paragraph_20_Font"> process corner.</text:span></text:p>
          </table:table-cell>
        </table:table-row>
        <table:table-row table:style-name="Table146.1">
          <table:table-cell table:style-name="Table146.A2" office:value-type="string">
            <text:p text:style-name="P93">‑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4">‑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3">The default value is 1.0.</text:span></text:span></text:p>
          </table:table-cell>
        </table:table-row>
        <table:table-row table:style-name="Table146.1">
          <table:table-cell table:style-name="Table146.A2" office:value-type="string">
            <text:p text:style-name="P95"><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4">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9296811632"/>SPEF<text:alphabetical-index-mark-end text:id="IMark19296811632"/> format. <text:span text:style-name="T115">Use the </text:span><text:span text:style-name="T116">‑</text:span><text:span text:style-name="T117">report_parasitic_annotation</text:span><text:span text:style-name="T115"> command to check for nets that are not annotated.</text:span></text:p>
      <text:p text:style-name="Body">Files compressed with gzip are automatically uncompressed.</text:p>
      <text:p text:style-name="P96">Separate parasitics can be annotated for <text:span text:style-name="T118">corners and </text:span>min and max paths using the <text:span text:style-name="T49">-</text:span><text:span text:style-name="T119">corner, </text:span><text:span text:style-name="Command">–min</text:span><text:span text:style-name="Command"><text:span text:style-name="T120"> and </text:span></text:span><text:span text:style-name="Command">-max</text:span> arguments. <text:span text:style-name="T121">To use the same parastiics for every corner and for min/max delay calculation read the SPEF without </text:span><text:span text:style-name="Command"><text:span text:style-name="T121">-corner</text:span></text:span><text:span text:style-name="T121">, </text:span><text:span text:style-name="Command"><text:span text:style-name="T121">-min</text:span></text:span><text:span text:style-name="T121">, and </text:span><text:span text:style-name="Command"><text:span text:style-name="T121">-max</text:span></text:span><text:span text:style-name="T121"> options. </text:span></text:p>
      <text:p text:style-name="Example_20__20_indented"><text:span text:style-name="Command">read_spef</text:span> <text:span text:style-name="Command_20_Argument"><text:span text:style-name="T121">spef1</text:span></text:span></text:p>
      <text:p text:style-name="P96"><text:span text:style-name="T121">To use separate parastics for min/max delay, use the </text:span><text:span text:style-name="Command"><text:span text:style-name="T121">-min</text:span></text:span><text:span text:style-name="T121">, and </text:span><text:span text:style-name="Command"><text:span text:style-name="T121">-max</text:span></text:span><text:span text:style-name="T121"> options for each SPEF file.</text:span></text:p>
      <text:p text:style-name="P97"><text:span text:style-name="Command">read_spef</text:span> <text:span text:style-name="Command"><text:span text:style-name="T121">-min </text:span></text:span><text:span text:style-name="Command_20_Argument"><text:span text:style-name="T121">spef1</text:span></text:span><text:span text:style-name="Command_20_Argument"><text:line-break/></text:span><text:span text:style-name="Command">read_spef</text:span><text:span text:style-name="Command_20_Argument"> </text:span><text:span text:style-name="Command"><text:span text:style-name="T121">-max </text:span></text:span><text:span text:style-name="Command_20_Argument"><text:span text:style-name="T121">spef2</text:span></text:span></text:p>
      <text:p text:style-name="P98"><text:soft-page-break/><text:span text:style-name="T121">To use separate parastics for each corner, use the </text:span><text:span text:style-name="Command"><text:span text:style-name="T121">-corner</text:span></text:span><text:span text:style-name="T121"> option for each SPEF file.</text:span></text:p>
      <text:p text:style-name="P97"><text:span text:style-name="Command">read_spef</text:span> <text:span text:style-name="Command"><text:span text:style-name="T121">-corner ss </text:span></text:span><text:span text:style-name="Command_20_Argument"><text:span text:style-name="T121">spef1</text:span></text:span><text:span text:style-name="Command_20_Argument"><text:line-break/></text:span><text:span text:style-name="Command">read_spef</text:span><text:span text:style-name="Command_20_Argument"> </text:span><text:span text:style-name="Command"><text:span text:style-name="T121">-corner tt spef2</text:span></text:span><text:span text:style-name="Command_20_Argument"><text:span text:style-name="T121"><text:line-break/></text:span></text:span><text:span text:style-name="Command"><text:span text:style-name="T121">read_spef</text:span></text:span><text:span text:style-name="Command_20_Argument"><text:span text:style-name="T121"> </text:span></text:span><text:span text:style-name="Command"><text:span text:style-name="T121">-corner ff </text:span></text:span><text:span text:style-name="Command_20_Argument"><text:span text:style-name="T121">spef3</text:span></text:span></text:p>
      <text:p text:style-name="P96"><text:span text:style-name="T121">To use separate parastics for each corner and separate min/max delay calculation, use the </text:span><text:span text:style-name="Command"><text:span text:style-name="T121">-corner</text:span></text:span><text:span text:style-name="T121"> option along with the </text:span><text:span text:style-name="Command"><text:span text:style-name="T121">-min</text:span></text:span><text:span text:style-name="T121">, and </text:span><text:span text:style-name="Command"><text:span text:style-name="T121">-max</text:span></text:span><text:span text:style-name="T121"> options.</text:span></text:p>
      <text:p text:style-name="P97"><text:span text:style-name="Command">read_spef</text:span> <text:span text:style-name="Command"><text:span text:style-name="T121">-corner ss -min </text:span></text:span><text:span text:style-name="Command_20_Argument"><text:span text:style-name="T121">spef1</text:span></text:span><text:span text:style-name="Command_20_Argument"><text:line-break/></text:span><text:span text:style-name="Command">read_spef</text:span><text:span text:style-name="Command_20_Argument"> </text:span><text:span text:style-name="Command"><text:span text:style-name="T121">-corner ss -max spef2</text:span></text:span><text:span text:style-name="Command_20_Argument"><text:span text:style-name="T121"><text:line-break/></text:span></text:span><text:span text:style-name="Command"><text:span text:style-name="T121">read_spef</text:span></text:span><text:span text:style-name="Command_20_Argument"><text:span text:style-name="T121"> </text:span></text:span><text:span text:style-name="Command"><text:span text:style-name="T121">-corner ff -min spef</text:span></text:span><text:span text:style-name="Command_20_Argument"><text:span text:style-name="T121">3<text:line-break/></text:span></text:span><text:span text:style-name="Command"><text:span text:style-name="T121">read_spef</text:span></text:span><text:span text:style-name="Command_20_Argument"><text:span text:style-name="T121"> </text:span></text:span><text:span text:style-name="Command"><text:span text:style-name="T121">-corner ff -max spef</text:span></text:span><text:span text:style-name="Command_20_Argument"><text:span text:style-name="T121">4</text:span></text:span></text:p>
      <text:p text:style-name="P96">With the <text:span text:style-name="Command">-reduce</text:span> <text:span text:style-name="T122">option</text:span>, the current delay calculator reduces the parastic network to the appropriate type and deletes the parasitic network. <text:span text:style-name="T114">This </text:span>substantially reduc<text:span text:style-name="T114">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99">If the SPEF file contains triplet values the first value is used.</text:p>
      <text:p text:style-name="P100">Parasitic networks (DSPEF) can be annotated on hierarchical block<text:span text:style-name="T115">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1"><text:alphabetical-index-mark-start text:id="IMark19296555456"/><text:span text:style-name="Command_20_Heading">read_</text:span><text:span text:style-name="Command_20_Heading"><text:span text:style-name="T123">vcd</text:span></text:span><text:alphabetical-index-mark-end text:id="IMark19296555456"/></text:p>
          </table:table-cell>
          <table:table-cell table:style-name="Table32.A1" office:value-type="string">
            <text:p text:style-name="P101"><text:span text:style-name="Command_20_Argument"><text:span text:style-name="T100">[-scope </text:span></text:span><text:span text:style-name="Command_20_Argument"><text:span text:style-name="T101">scope</text:span></text:span><text:span text:style-name="Command_20_Argument"><text:span text:style-name="T100">]<text:line-break/></text:span></text:span><text:span text:style-name="Command_20_Argument">filename</text:span></text:p>
          </table:table-cell>
        </table:table-row>
        <table:table-row table:style-name="Table32.1">
          <table:table-cell table:style-name="Table32.A2" office:value-type="string">
            <text:p text:style-name="P101"><text:span text:style-name="Command_20_Argument"><text:span text:style-name="T101">scope</text:span></text:span></text:p>
          </table:table-cell>
          <table:table-cell table:style-name="Table32.A2" office:value-type="string">
            <text:p text:style-name="P102">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1"><text:span text:style-name="Command_20_Argument">filename</text:span></text:p>
          </table:table-cell>
          <table:table-cell table:style-name="Table32.A2" office:value-type="string">
            <text:p text:style-name="P103"><text:span text:style-name="Default_20_Paragraph_20_Font">The name of the </text:span><text:span text:style-name="Default_20_Paragraph_20_Font"><text:span text:style-name="T102">VCD</text:span></text:span><text:span text:style-name="Default_20_Paragraph_20_Font"> file to read.</text:span></text:p>
          </table:table-cell>
        </table:table-row>
      </table:table>
      <text:p text:style-name="P104"><text:span text:style-name="T102">The </text:span><text:span text:style-name="Command_20_Heading"><text:span text:style-name="T103">read_</text:span></text:span><text:span text:style-name="Command_20_Heading"><text:span text:style-name="T124">vcd</text:span></text:span><text:span text:style-name="T102"> command reads a VCD (Value Change Dump) file from a Verilog simulat</text:span><text:span text:style-name="T105">ion</text:span><text:span text:style-name="T102"> and extracts pin activities and duty cycles for use in power estimation. </text:span><text:span text:style-name="T106">Files compressed with gzip are supported. </text:span><text:span text:style-name="T107">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9297098384"/><text:span text:style-name="Command_20_Heading">read_verilog</text:span><text:alphabetical-index-mark-end text:id="IMark19297098384"/></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9296983584"/>verilog netlist<text:alphabetical-index-mark-end text:id="IMark19296983584"/>. After all verilog netlist and Liberty libraries are read the design must be linked with the <text:span text:style-name="Command">link_design</text:span> command.</text:p>
      <text:p text:style-name="Body">Verilog 2001 module port declaratation<text:span text:style-name="T105">s are </text:span>support<text:span text:style-name="T10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9297097584"/><text:span text:style-name="Command_20_Heading">replace_cell</text:span><text:alphabetical-index-mark-end text:id="IMark19297097584"/></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5">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9296961488"/><text:span text:style-name="Command_20_Heading">report_annotated_check</text:span><text:alphabetical-index-mark-end text:id="IMark19296961488"/></text:p>
          </table:table-cell>
          <table:table-cell table:style-name="Table55.A1" office:value-type="string">
            <text:p text:style-name="P105"><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6"><text:span text:style-name="Command"><text:span text:style-name="T126">-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7">The <text:span text:style-name="Command_20_Heading"><text:span text:style-name="T12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9296985696"/><text:span text:style-name="Command_20_Heading">report_annotated_delay</text:span><text:alphabetical-index-mark-end text:id="IMark19296985696"/></text:p>
          </table:table-cell>
          <table:table-cell table:style-name="Table56.A1" office:value-type="string">
            <text:p text:style-name="P105"><text:span text:style-name="T108">[-cell]<text:line-break/>[-net]<text:line-break/>[-from_in_ports]<text:line-break/>[-to_out_ports]</text:span><text:span text:style-name="T128"><text:line-break/></text:span><text:span text:style-name="Command">[-max_line</text:span><text:span text:style-name="Command"><text:span text:style-name="T129">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0">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0">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8"><text:span text:style-name="Command"><text:span text:style-name="T21">-max_line</text:span></text:span><text:span text:style-name="Command"><text:span text:style-name="T131">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7"><text:soft-page-break/>The <text:span text:style-name="Command_20_Heading"><text:span text:style-name="T12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2">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09"><text:alphabetical-index-mark-start text:id="IMark19296962416"/><text:span text:style-name="Command_20_Heading">report_checks</text:span><text:alphabetical-index-mark-end text:id="IMark19296962416"/></text:p>
          </table:table-cell>
          <table:table-cell table:style-name="Table52.A1" office:value-type="string">
            <text:p text:style-name="P109">[-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3">s</text:span>]<text:line-break/>[-format end|full|short|summary<text:line-break/> <text:s text:c="11"/>|full_clock|full_clock_expanded<text:line-break/> <text:s text:c="11"/><text:span text:style-name="T134">|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0"><text:span text:style-name="T21">-from </text:span>from_list</text:p>
          </table:table-cell>
          <table:table-cell table:style-name="Table52.A2" office:value-type="string">
            <text:p text:style-name="P111"><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0"><text:span text:style-name="T21">-</text:span><text:span text:style-name="T40">rise_</text:span><text:span text:style-name="T21">from </text:span>from_list</text:p>
          </table:table-cell>
          <table:table-cell table:style-name="Table52.A2" office:value-type="string">
            <text:p text:style-name="P111"><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0"><text:span text:style-name="T21">-</text:span><text:span text:style-name="T40">fall_</text:span><text:span text:style-name="T21">from </text:span>from_list</text:p>
          </table:table-cell>
          <table:table-cell table:style-name="Table52.A2" office:value-type="string">
            <text:p text:style-name="P111"><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0"><text:span text:style-name="T21">-through </text:span>through_list</text:p>
          </table:table-cell>
          <table:table-cell table:style-name="Table52.A2" office:value-type="string">
            <text:p text:style-name="P111"><text:span text:style-name="Default_20_Paragraph_20_Font"><text:span text:style-name="T92">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0"><text:span text:style-name="T21">-</text:span><text:span text:style-name="T41">rise_</text:span><text:span text:style-name="T21">through </text:span>through_list</text:p>
          </table:table-cell>
          <table:table-cell table:style-name="Table52.A2" office:value-type="string">
            <text:p text:style-name="P111"><text:span text:style-name="Default_20_Paragraph_20_Font"><text:span text:style-name="T92">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0"><text:span text:style-name="T21">-</text:span><text:span text:style-name="T41">fall_</text:span><text:span text:style-name="T21">through </text:span>through_list</text:p>
          </table:table-cell>
          <table:table-cell table:style-name="Table52.A2" office:value-type="string">
            <text:p text:style-name="P111"><text:span text:style-name="Default_20_Paragraph_20_Font"><text:span text:style-name="T92">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0"><text:span text:style-name="T21">-</text:span><text:span text:style-name="T43">to </text:span>to_list</text:p>
          </table:table-cell>
          <table:table-cell table:style-name="Table52.A2" office:value-type="string">
            <text:p text:style-name="P111"><text:span text:style-name="Default_20_Paragraph_20_Font"><text:span text:style-name="T92">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0"><text:span text:style-name="T21">-</text:span><text:span text:style-name="T41">rise_</text:span><text:span text:style-name="T43">to </text:span>to_list</text:p>
          </table:table-cell>
          <table:table-cell table:style-name="Table52.A2" office:value-type="string">
            <text:p text:style-name="P111"><text:span text:style-name="Default_20_Paragraph_20_Font"><text:span text:style-name="T92">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0"><text:span text:style-name="T21">-</text:span><text:span text:style-name="T41">fall_</text:span><text:span text:style-name="T43">to </text:span>to_list</text:p>
          </table:table-cell>
          <table:table-cell table:style-name="Table52.A2" office:value-type="string">
            <text:p text:style-name="P111"><text:span text:style-name="Default_20_Paragraph_20_Font"><text:span text:style-name="T92">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2">-unconstrained</text:p>
          </table:table-cell>
          <table:table-cell table:style-name="Table52.A2" office:value-type="string">
            <text:p text:style-name="P111"><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09"><text:span text:style-name="Command">-path_delay min</text:span></text:p>
          </table:table-cell>
          <table:table-cell table:style-name="Table52.A2" office:value-type="string">
            <text:p text:style-name="P111"><text:span text:style-name="Default_20_Paragraph_20_Font">Report min path (hold) checks.</text:span></text:p>
          </table:table-cell>
        </table:table-row>
        <table:table-row table:style-name="Table52.13">
          <table:table-cell table:style-name="Table52.A2" office:value-type="string">
            <text:p text:style-name="P109"><text:span text:style-name="Command">-path_delay min_rise</text:span></text:p>
          </table:table-cell>
          <table:table-cell table:style-name="Table52.A2" office:value-type="string">
            <text:p text:style-name="P111"><text:span text:style-name="Default_20_Paragraph_20_Font">Report min path (hold) checks for rising endpoints.</text:span></text:p>
          </table:table-cell>
        </table:table-row>
        <table:table-row table:style-name="Table52.1">
          <table:table-cell table:style-name="Table52.A2" office:value-type="string">
            <text:p text:style-name="P109"><text:span text:style-name="Command">-path_delay min_fall</text:span></text:p>
          </table:table-cell>
          <table:table-cell table:style-name="Table52.A2" office:value-type="string">
            <text:p text:style-name="P111"><text:span text:style-name="Default_20_Paragraph_20_Font">Report min path (hold) checks for falling endpoints.</text:span></text:p>
          </table:table-cell>
        </table:table-row>
        <table:table-row table:style-name="Table52.1">
          <table:table-cell table:style-name="Table52.A2" office:value-type="string">
            <text:p text:style-name="P109"><text:span text:style-name="Command">-path_delay max</text:span></text:p>
          </table:table-cell>
          <table:table-cell table:style-name="Table52.A2" office:value-type="string">
            <text:p text:style-name="P111"><text:span text:style-name="Default_20_Paragraph_20_Font">Report max path (setup) checks.</text:span></text:p>
          </table:table-cell>
        </table:table-row>
        <table:table-row table:style-name="Table52.1">
          <table:table-cell table:style-name="Table52.A2" office:value-type="string">
            <text:p text:style-name="P109"><text:span text:style-name="Command">-path_delay max_rise</text:span></text:p>
          </table:table-cell>
          <table:table-cell table:style-name="Table52.A2" office:value-type="string">
            <text:p text:style-name="P111"><text:span text:style-name="Default_20_Paragraph_20_Font">Report max path (setup) checks for rising endpoints.</text:span></text:p>
          </table:table-cell>
        </table:table-row>
        <table:table-row table:style-name="Table52.1">
          <table:table-cell table:style-name="Table52.A2" office:value-type="string">
            <text:p text:style-name="P109"><text:span text:style-name="Command">-path_delay max_fall</text:span></text:p>
          </table:table-cell>
          <table:table-cell table:style-name="Table52.A2" office:value-type="string">
            <text:p text:style-name="P111"><text:span text:style-name="Default_20_Paragraph_20_Font">Report max path (setup) checks for falling endpoints.</text:span></text:p>
          </table:table-cell>
        </table:table-row>
        <table:table-row table:style-name="Table52.1">
          <table:table-cell table:style-name="Table52.A2" office:value-type="string">
            <text:p text:style-name="P109"><text:span text:style-name="Command">-path_delay min_max</text:span></text:p>
          </table:table-cell>
          <table:table-cell table:style-name="Table52.A2" office:value-type="string">
            <text:p text:style-name="P111"><text:span text:style-name="Default_20_Paragraph_20_Font">Report max and max path (setup and hold) checks.</text:span></text:p>
          </table:table-cell>
        </table:table-row>
        <table:table-row table:style-name="Table52.1">
          <table:table-cell table:style-name="Table52.A2" office:value-type="string">
            <text:p text:style-name="P110"><text:span text:style-name="T21">-group_count </text:span>path_count</text:p>
          </table:table-cell>
          <table:table-cell table:style-name="Table52.A2" office:value-type="string">
            <text:p text:style-name="P111"><text:span text:style-name="Default_20_Paragraph_20_Font">The number of paths to report in each path group. The default is 1.</text:span></text:p>
          </table:table-cell>
        </table:table-row>
        <table:table-row table:style-name="Table52.1">
          <table:table-cell table:style-name="Table52.A2" office:value-type="string">
            <text:p text:style-name="P110"><text:span text:style-name="T21">-endpoint_count</text:span> endpoint_path_count</text:p>
          </table:table-cell>
          <table:table-cell table:style-name="Table52.A2" office:value-type="string">
            <text:p text:style-name="P111"><text:span text:style-name="Default_20_Paragraph_20_Font">The number of paths to report for each endpoint. The default is 1.</text:span></text:p>
          </table:table-cell>
        </table:table-row>
        <table:table-row table:style-name="Table52.1">
          <table:table-cell table:style-name="Table52.A2" office:value-type="string">
            <text:p text:style-name="P112">‑unique_paths_to_endpoint</text:p>
          </table:table-cell>
          <table:table-cell table:style-name="Table52.A2" office:value-type="string">
            <text:p text:style-name="P111"><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3"><text:span text:style-name="T21">-</text:span><text:span text:style-name="T135">corner </text:span>corner</text:p>
          </table:table-cell>
          <table:table-cell table:style-name="Table52.A2" office:value-type="string">
            <text:p text:style-name="P111"><text:span text:style-name="Default_20_Paragraph_20_Font"><text:span text:style-name="T136">R</text:span></text:span><text:span text:style-name="Default_20_Paragraph_20_Font">eport paths for </text:span><text:span text:style-name="Default_20_Paragraph_20_Font"><text:span text:style-name="T136">one</text:span></text:span><text:span text:style-name="Default_20_Paragraph_20_Font"> process corner. </text:span><text:span text:style-name="Default_20_Paragraph_20_Font"><text:span text:style-name="T137">The</text:span></text:span><text:span text:style-name="Default_20_Paragraph_20_Font"> default </text:span><text:span text:style-name="Default_20_Paragraph_20_Font"><text:span text:style-name="T137">is to report</text:span></text:span><text:span text:style-name="Default_20_Paragraph_20_Font"> paths </text:span><text:span text:style-name="Default_20_Paragraph_20_Font"><text:span text:style-name="T137">for</text:span></text:span><text:span text:style-name="Default_20_Paragraph_20_Font"> all process corners.</text:span></text:p>
          </table:table-cell>
        </table:table-row>
        <table:table-row table:style-name="Table52.1">
          <table:table-cell table:style-name="Table52.A2" office:value-type="string">
            <text:p text:style-name="P110"><text:span text:style-name="T21">-slack_max </text:span>max_slack</text:p>
          </table:table-cell>
          <table:table-cell table:style-name="Table52.A2" office:value-type="string">
            <text:p text:style-name="P111"><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0"><text:span text:style-name="T21">-slack_min </text:span>min_slack</text:p>
          </table:table-cell>
          <table:table-cell table:style-name="Table52.A2" office:value-type="string">
            <text:p text:style-name="P111"><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09">-sort_by_slack</text:p>
          </table:table-cell>
          <table:table-cell table:style-name="Table52.A2" office:value-type="string">
            <text:p text:style-name="P111"><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10"><text:span text:style-name="T21">-path_group </text:span>group<text:span text:style-name="T138">s</text:span></text:p>
          </table:table-cell>
          <table:table-cell table:style-name="Table52.A2" office:value-type="string">
            <text:p text:style-name="P111"><text:span text:style-name="Default_20_Paragraph_20_Font">List of path group</text:span><text:span text:style-name="Default_20_Paragraph_20_Font"><text:span text:style-name="T138">s</text:span></text:span><text:span text:style-name="Default_20_Paragraph_20_Font"> to report. </text:span><text:span text:style-name="Default_20_Paragraph_20_Font"><text:span text:style-name="T138">The default is to report a</text:span></text:span><text:span text:style-name="Default_20_Paragraph_20_Font">ll path groups.</text:span></text:p>
          </table:table-cell>
        </table:table-row>
        <table:table-row table:style-name="Table52.1">
          <table:table-cell table:style-name="Table52.A2" office:value-type="string">
            <text:p text:style-name="P109">-format end</text:p>
          </table:table-cell>
          <table:table-cell table:style-name="Table52.A2" office:value-type="string">
            <text:p text:style-name="P111"><text:span text:style-name="Default_20_Paragraph_20_Font">Report path ends in one line with delay, required time and slack.</text:span></text:p>
          </table:table-cell>
        </table:table-row>
        <table:table-row table:style-name="Table52.1">
          <table:table-cell table:style-name="Table52.A2" office:value-type="string">
            <text:p text:style-name="P109">-format full</text:p>
          </table:table-cell>
          <table:table-cell table:style-name="Table52.A2" office:value-type="string">
            <text:p text:style-name="P111"><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09">-format full_clock</text:p>
          </table:table-cell>
          <table:table-cell table:style-name="Table52.A2" office:value-type="string">
            <text:p text:style-name="P111"><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09">-format full_clock_expanded</text:p>
          </table:table-cell>
          <table:table-cell table:style-name="Table52.A2" office:value-type="string">
            <text:p text:style-name="P111"><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09">-format short</text:p>
          </table:table-cell>
          <table:table-cell table:style-name="Table52.A2" office:value-type="string">
            <text:p text:style-name="P111"><text:span text:style-name="Default_20_Paragraph_20_Font">Report only path start and end points.</text:span></text:p>
          </table:table-cell>
        </table:table-row>
        <table:table-row table:style-name="Table52.1">
          <table:table-cell table:style-name="Table52.A2" office:value-type="string">
            <text:p text:style-name="P109">-format summary</text:p>
          </table:table-cell>
          <table:table-cell table:style-name="Table52.A2" office:value-type="string">
            <text:p text:style-name="P111"><text:span text:style-name="Default_20_Paragraph_20_Font">Report only path ends with delay.</text:span></text:p>
          </table:table-cell>
        </table:table-row>
        <table:table-row table:style-name="Table52.1">
          <table:table-cell table:style-name="Table52.A2" office:value-type="string">
            <text:p text:style-name="P109">-format <text:span text:style-name="T139">json</text:span></text:p>
          </table:table-cell>
          <table:table-cell table:style-name="Table52.A2" office:value-type="string">
            <text:p text:style-name="P114"><text:span text:style-name="T139">Report in json format. </text:span><text:span text:style-name="T140">-</text:span><text:span text:style-name="T141">fields</text:span><text:span text:style-name="T142"> </text:span><text:span text:style-name="T143">is ignored.</text:span></text:p>
          </table:table-cell>
        </table:table-row>
        <table:table-row table:style-name="Table52.1">
          <table:table-cell table:style-name="Table52.A2" office:value-type="string">
            <text:p text:style-name="P113"><text:span text:style-name="T21">-</text:span><text:span text:style-name="T142">fields </text:span>fields</text:p>
          </table:table-cell>
          <table:table-cell table:style-name="Table52.A2" office:value-type="string">
            <text:p text:style-name="P109"><text:span text:style-name="Default_20_Paragraph_20_Font">List of capacitance|slew|input_pins|nets|fanout</text:span><text:span text:style-name="Default_20_Paragraph_20_Font"><text:span text:style-name="T144">|src_attr</text:span></text:span></text:p>
          </table:table-cell>
        </table:table-row>
        <table:table-row table:style-name="Table52.1">
          <table:table-cell table:style-name="Table52.A2" office:value-type="string">
            <text:p text:style-name="P113"><text:span text:style-name="T21">-</text:span><text:span text:style-name="T142">digits </text:span>digits</text:p>
          </table:table-cell>
          <table:table-cell table:style-name="Table52.A2" office:value-type="string">
            <text:p text:style-name="P11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09">-no_line_splits</text:p>
          </table:table-cell>
          <table:table-cell table:style-name="Table52.A2" office:value-type="string">
            <text:p text:style-name="P115"><text:span text:style-name="Default_20_Paragraph_20_Font">Do not split long lines into multiple lines.</text:span></text:p>
          </table:table-cell>
        </table:table-row>
      </table:table>
      <text:p text:style-name="P116">The <text:span text:style-name="Command">report_checks</text:span> command reports paths in the design. <text:span text:style-name="T145">Paths are reported in groups by capture clock, unclocked path delays, gated clocks and unconstrained.</text:span></text:p>
      <text:p text:style-name="P117">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9297103072"/><text:span text:style-name="Command_20_Heading">report_check_types</text:span><text:alphabetical-index-mark-end text:id="IMark19297103072"/></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6">-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8">-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7">slack_only</text:span></text:p>
          </table:table-cell>
          <table:table-cell table:style-name="Table59.A2" office:value-type="string">
            <text:p text:style-name="P40"><text:span text:style-name="Default_20_Paragraph_20_Font"><text:span text:style-name="T147">R</text:span></text:span><text:span text:style-name="Default_20_Paragraph_20_Font">eport the minumum slack for each </text:span><text:span text:style-name="Default_20_Paragraph_20_Font"><text:span text:style-name="T147">timing </text:span></text:span><text:span text:style-name="Default_20_Paragraph_20_Font">check.</text:span></text:p>
          </table:table-cell>
        </table:table-row>
        <table:table-row table:style-name="Table59.1">
          <table:table-cell table:style-name="Table59.A2" office:value-type="string">
            <text:p text:style-name="P29">-format <text:span text:style-name="T147">end</text:span></text:p>
          </table:table-cell>
          <table:table-cell table:style-name="Table59.A2" office:value-type="string">
            <text:p text:style-name="Example"><text:span text:style-name="Default_20_Paragraph_20_Font"><text:span text:style-name="T147">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2">digits </text:span>digits</text:p>
          </table:table-cell>
          <table:table-cell table:style-name="Table59.A2" office:value-type="string">
            <text:p text:style-name="P11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0"><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1"><text:alphabetical-index-mark-start text:id="IMark19296989776"/><text:alphabetical-index-mark-start text:id="IMark19297105152"/><text:span text:style-name="Command_20_Heading">report_clock_</text:span><text:span text:style-name="Command_20_Heading"><text:span text:style-name="T148">latency</text:span></text:span><text:alphabetical-index-mark-end text:id="IMark19297105152"/><text:alphabetical-index-mark-end text:id="IMark19296989776"/></text:p>
          </table:table-cell>
          <table:table-cell table:style-name="Table142.A1" office:value-type="string">
            <text:p text:style-name="P122">[-clock <text:span text:style-name="T1">clocks</text:span>]<text:line-break/><text:span text:style-name="T149">[</text:span><text:span text:style-name="T150">-include_internal_latency</text:span><text:span text:style-name="T151">]</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3"><text:span text:style-name="T21">-clock </text:span><text:span text:style-name="T32">clocks</text:span></text:p>
          </table:table-cell>
          <table:table-cell table:style-name="Table142.A2" office:value-type="string">
            <text:p text:style-name="P124"><text:span text:style-name="Default_20_Paragraph_20_Font">The clocks to report.</text:span></text:p>
          </table:table-cell>
        </table:table-row>
        <table:table-row table:style-name="Table142.1">
          <table:table-cell table:style-name="Table142.A2" office:value-type="string">
            <text:p text:style-name="P125">-include_internal_latency</text:p>
          </table:table-cell>
          <table:table-cell table:style-name="Table142.A2" office:value-type="string">
            <text:p text:style-name="P126">Include internal clock latency from liberty min/max_clock_tree_path timing groups.</text:p>
          </table:table-cell>
        </table:table-row>
        <table:table-row table:style-name="Table142.1">
          <table:table-cell table:style-name="Table142.A2" office:value-type="string">
            <text:p text:style-name="P123"><text:span text:style-name="T21">-digits</text:span> digits</text:p>
          </table:table-cell>
          <table:table-cell table:style-name="Table142.A2" office:value-type="string">
            <text:p text:style-name="P124"><text:span text:style-name="Default_20_Paragraph_20_Font">The number of digits to report for delays.</text:span></text:p>
          </table:table-cell>
        </table:table-row>
      </table:table>
      <text:p text:style-name="P127">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9297105408"/><text:span text:style-name="Command_20_Heading">report_clock_min_period</text:span><text:alphabetical-index-mark-end text:id="IMark19297105408"/></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8"><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7">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9297104112"/><text:span text:style-name="Command_20_Heading">report_clock_properties</text:span><text:alphabetical-index-mark-end text:id="IMark19297104112"/></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9297100656"/><text:alphabetical-index-mark-start text:id="IMark19297104336"/><text:span text:style-name="Command_20_Heading">report_clock_skew</text:span><text:alphabetical-index-mark-end text:id="IMark19297104336"/><text:alphabetical-index-mark-end text:id="IMark19297100656"/></text:p>
          </table:table-cell>
          <table:table-cell table:style-name="Table157.A1" office:value-type="string">
            <text:p text:style-name="P129">[-setup|-hold]<text:line-break/>[-clock <text:span text:style-name="T1">clocks</text:span>]<text:span text:style-name="T152"><text:line-break/></text:span><text:span text:style-name="T150">[-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0"><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5">-include_internal_latency</text:p>
          </table:table-cell>
          <table:table-cell table:style-name="Table157.A2" office:value-type="string">
            <text:p text:style-name="P126">Include internal clock latency from liberty min/max_clock_tree_path timing groups.</text:p>
          </table:table-cell>
        </table:table-row>
        <table:table-row table:style-name="Table157.1">
          <table:table-cell table:style-name="Table157.A2" office:value-type="string">
            <text:p text:style-name="P130"><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1">Report the maximum difference in clock arrival between <text:span text:style-name="T153">every</text:span> source and target register <text:span text:style-name="T154">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9296962160"/><text:span text:style-name="Command_20_Heading">report_dcalc</text:span><text:alphabetical-index-mark-end text:id="IMark19296962160"/></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2"><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5">Report delay calculations for timing arcs from instance input pin </text:span></text:span><text:span text:style-name="Command_20_Argument"><text:span text:style-name="T155">from_pin</text:span></text:span><text:span text:style-name="Default_20_Paragraph_20_Font">.</text:span></text:p>
          </table:table-cell>
        </table:table-row>
        <table:table-row table:style-name="Table60.1">
          <table:table-cell table:style-name="Table60.A2" office:value-type="string">
            <text:p text:style-name="P33"><text:span text:style-name="T156">-to </text:span>to_pin</text:p>
          </table:table-cell>
          <table:table-cell table:style-name="Table60.A2" office:value-type="string">
            <text:p text:style-name="P133"><text:span text:style-name="Default_20_Paragraph_20_Font"><text:span text:style-name="T155">Report delay calculations for timing arcs to instance output pin to</text:span></text:span><text:span text:style-name="Command_20_Argument"><text:span text:style-name="T155">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5">corner </text:span>corner</text:p>
          </table:table-cell>
          <table:table-cell table:style-name="Table60.A2" office:value-type="string">
            <text:p text:style-name="P134"><text:span text:style-name="Default_20_Paragraph_20_Font"><text:span text:style-name="T13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7">min</text:span></text:p>
          </table:table-cell>
          <table:table-cell table:style-name="Table60.A2" office:value-type="string">
            <text:p text:style-name="P134"><text:span text:style-name="Default_20_Paragraph_20_Font"><text:span text:style-name="T157">Report delay calculation for min delays.</text:span></text:span></text:p>
          </table:table-cell>
        </table:table-row>
        <table:table-row table:style-name="Table60.1">
          <table:table-cell table:style-name="Table60.A2" office:value-type="string">
            <text:p text:style-name="P47">-<text:span text:style-name="T157">max</text:span></text:p>
          </table:table-cell>
          <table:table-cell table:style-name="Table60.A2" office:value-type="string">
            <text:p text:style-name="P134"><text:span text:style-name="Default_20_Paragraph_20_Font"><text:span text:style-name="T157">Report delay calculation for max delays.</text:span></text:span></text:p>
          </table:table-cell>
        </table:table-row>
        <table:table-row table:style-name="Table60.1">
          <table:table-cell table:style-name="Table60.A2" office:value-type="string">
            <text:p text:style-name="P35"><text:span text:style-name="T21">-</text:span><text:span text:style-name="T156">digits </text:span>digits</text:p>
          </table:table-cell>
          <table:table-cell table:style-name="Table60.A2" office:value-type="string">
            <text:p text:style-name="P135"><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9297103920"/><text:span text:style-name="Command_20_Heading">report_disabled_edges</text:span><text:alphabetical-index-mark-end text:id="IMark19297103920"/></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58">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9297102240"/><text:span text:style-name="Command_20_Heading">report_instance</text:span><text:alphabetical-index-mark-end text:id="IMark19297102240"/></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9296961264"/><text:span text:style-name="Command_20_Heading">report_lib_cell</text:span><text:alphabetical-index-mark-end text:id="IMark19296961264"/></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9296997808"/><text:span text:style-name="Command_20_Heading">report_net</text:span><text:alphabetical-index-mark-end text:id="IMark19296997808"/></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6">-digits <text:span text:style-name="T23">digits</text:span></text:p>
          </table:table-cell>
          <table:table-cell table:style-name="Table65.A2" office:value-type="string">
            <text:p text:style-name="P13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8">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39"><text:alphabetical-index-mark-start text:id="IMark19297104768"/><text:span text:style-name="Command_20_Heading">report_</text:span><text:span text:style-name="Command_20_Heading"><text:span text:style-name="T159">parasitic_annotation</text:span></text:span><text:alphabetical-index-mark-end text:id="IMark19297104768"/></text:p>
          </table:table-cell>
          <table:table-cell table:style-name="Table127.A1" office:value-type="string">
            <text:p text:style-name="P139"><text:span text:style-name="T160">[-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0">-report_unannotated</text:p>
          </table:table-cell>
          <table:table-cell table:style-name="Table127.A2" office:value-type="string">
            <text:p text:style-name="P141"><text:span text:style-name="Default_20_Paragraph_20_Font">Report unannotated and partially annotated nets.</text:span></text:p>
          </table:table-cell>
        </table:table-row>
      </table:table>
      <text:p text:style-name="P142">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9296996528"/><text:span text:style-name="Command_20_Heading">report_power</text:span><text:alphabetical-index-mark-end text:id="IMark19296996528"/></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3"><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1">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1">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2">digits </text:span>digits</text:p>
          </table:table-cell>
          <table:table-cell table:style-name="Table67.A2" office:value-type="string">
            <text:p text:style-name="P11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4"><text:span text:style-name="T163">The </text:span><text:span text:style-name="Command_20_Heading"><text:span text:style-name="T164">report_power</text:span></text:span><text:span text:style-name="T163">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5">T</text:span></text:span><text:span text:style-name="Command_20_Heading"><text:span text:style-name="T166">he </text:span></text:span><text:span text:style-name="Command_20_Heading"><text:span text:style-name="T103">read_</text:span></text:span><text:span text:style-name="Command_20_Heading"><text:span text:style-name="T167">vcd or read_saif</text:span></text:span><text:span text:style-name="Command_20_Heading"><text:span text:style-name="T103"> </text:span></text:span><text:span text:style-name="Command_20_Heading"><text:span text:style-name="T166">command</text:span></text:span><text:span text:style-name="Command_20_Heading"><text:span text:style-name="T168">s</text:span></text:span><text:span text:style-name="Command_20_Heading"><text:span text:style-name="T166"> can be used to read activities </text:span></text:span><text:span text:style-name="Command_20_Heading"><text:span text:style-name="T169">from</text:span></text:span><text:span text:style-name="Command_20_Heading"><text:span text:style-name="T166"> a file </text:span></text:span><text:span text:style-name="Command_20_Heading"><text:span text:style-name="T165">based on </text:span></text:span><text:span text:style-name="Command_20_Heading"><text:span text:style-name="T170">simulation. If no simulation activities are available,</text:span></text:span> the <text:span text:style-name="Command_20_Heading"><text:span text:style-name="T125">set_power_activity</text:span></text:span><text:span text:style-name="Command_20_Heading"><text:span text:style-name="T171"> command </text:span></text:span><text:span text:style-name="Command_20_Heading"><text:span text:style-name="T170">should be used</text:span></text:span><text:span text:style-name="Command_20_Heading"><text:span text:style-name="T171"> to set </text:span></text:span><text:span text:style-name="Command_20_Heading"><text:span text:style-name="T169">the </text:span></text:span><text:span text:style-name="Command_20_Heading"><text:span text:style-name="T171">activit</text:span></text:span><text:span text:style-name="Command_20_Heading"><text:span text:style-name="T169">y</text:span></text:span><text:span text:style-name="Command_20_Heading"><text:span text:style-name="T171"> of input ports or pins in the design. </text:span></text:span><text:span text:style-name="Command_20_Heading"><text:span text:style-name="T172">The default input activity and duty </text:span></text:span><text:span text:style-name="Command_20_Heading"><text:span text:style-name="T173">for inputs </text:span></text:span><text:span text:style-name="Command_20_Heading"><text:span text:style-name="T172">are 0.1 and 0.5 respectively. </text:span></text:span><text:span text:style-name="Command_20_Heading"><text:span text:style-name="T171">The activities are propagated </text:span></text:span><text:span text:style-name="Command_20_Heading"><text:span text:style-name="T174">from annotated input ports or pins </text:span></text:span><text:span text:style-name="Command_20_Heading"><text:span text:style-name="T171">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9296994128"/><text:span text:style-name="Command_20_Heading">report_pulse_width_checks</text:span><text:alphabetical-index-mark-end text:id="IMark19296994128"/></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8">-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5">-</text:span><text:span text:style-name="T176">digits </text:span>digits</text:p>
          </table:table-cell>
          <table:table-cell table:style-name="Table51.A2" office:value-type="string">
            <text:p text:style-name="P14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5">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6"><text:alphabetical-index-mark-start text:id="IMark19297000624"/><text:span text:style-name="Command_20_Heading">report_</text:span><text:span text:style-name="Command_20_Heading"><text:span text:style-name="T177">slews</text:span></text:span><text:alphabetical-index-mark-end text:id="IMark19297000624"/></text:p>
          </table:table-cell>
          <table:table-cell table:style-name="Table57.A1" office:value-type="string">
            <text:p text:style-name="P146">[-corner <text:span text:style-name="T1">corner</text:span>]<text:line-break/><text:span text:style-name="T1">pin</text:span></text:p>
          </table:table-cell>
        </table:table-row>
        <table:table-row table:style-name="Table57.1">
          <table:table-cell table:style-name="Table57.A2" office:value-type="string">
            <text:p text:style-name="P147"><text:span text:style-name="T21">-</text:span><text:span text:style-name="T135">corner </text:span>corner</text:p>
          </table:table-cell>
          <table:table-cell table:style-name="Table57.A2" office:value-type="string">
            <text:p text:style-name="P148"><text:span text:style-name="Default_20_Paragraph_20_Font"><text:span text:style-name="T13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49">pin</text:p>
          </table:table-cell>
          <table:table-cell table:style-name="Table57.A2" office:value-type="string">
            <text:p text:style-name="P148"><text:span text:style-name="Default_20_Paragraph_20_Font"/></text:p>
          </table:table-cell>
        </table:table-row>
      </table:table>
      <text:p text:style-name="P150">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9297001376"/><text:span text:style-name="Command_20_Heading">report_units</text:span><text:alphabetical-index-mark-end text:id="IMark19297001376"/></text:p>
          </table:table-cell>
          <table:table-cell table:style-name="Table152.A1" office:value-type="string">
            <text:p text:style-name="P29"><text:span text:style-name="Command_20_Argument"/></text:p>
          </table:table-cell>
        </table:table-row>
      </table:table>
      <text:p text:style-name="Body_20_first">Report the <text:span text:style-name="T178">units used for </text:span>command <text:span text:style-name="T178">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9296999168"/><text:span text:style-name="Command_20_Heading">report_worst_slack</text:span><text:alphabetical-index-mark-end text:id="IMark19296999168"/></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2">digits </text:span>digits</text:p>
          </table:table-cell>
          <table:table-cell table:style-name="Table154.A2" office:value-type="string">
            <text:p text:style-name="P11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9297104768"/><text:span text:style-name="Command_20_Heading">set_assigned_check</text:span><text:alphabetical-index-mark-end text:id="IMark19297104768"/></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79">Annotate setup</text:span></text:span><text:span text:style-name="Default_20_Paragraph_20_Font"> timing check</text:span><text:span text:style-name="Default_20_Paragraph_20_Font"><text:span text:style-name="T179">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79">Annotate hold</text:span></text:span><text:span text:style-name="Default_20_Paragraph_20_Font"> timing check</text:span><text:span text:style-name="Default_20_Paragraph_20_Font"><text:span text:style-name="T179">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79">Annotate recovery</text:span></text:span><text:span text:style-name="Default_20_Paragraph_20_Font"> timing check</text:span><text:span text:style-name="Default_20_Paragraph_20_Font"><text:span text:style-name="T179">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79">Annotate removal</text:span></text:span><text:span text:style-name="Default_20_Paragraph_20_Font"> timing check</text:span><text:span text:style-name="Default_20_Paragraph_20_Font"><text:span text:style-name="T179">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0">corner </text:span>corner</text:p>
          </table:table-cell>
          <table:table-cell table:style-name="Table31.A2" office:value-type="string">
            <text:p text:style-name="P151"><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1">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1">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2">-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2">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9297097296"/><text:span text:style-name="Command_20_Heading">set_assigned_delay</text:span><text:alphabetical-index-mark-end text:id="IMark19297097296"/></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0">corner </text:span>corner</text:p>
          </table:table-cell>
          <table:table-cell table:style-name="Table70.A2" office:value-type="string">
            <text:p text:style-name="P151"><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3">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3">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9297106960"/><text:span text:style-name="Command_20_Heading">set_assigned_transition</text:span><text:alphabetical-index-mark-end text:id="IMark19297106960"/></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5">corner </text:span>corner</text:p>
          </table:table-cell>
          <table:table-cell table:style-name="Table71.A2" office:value-type="string">
            <text:p text:style-name="P134"><text:span text:style-name="Default_20_Paragraph_20_Font"><text:span text:style-name="T184">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9297100656"/><text:span text:style-name="Command_20_Heading">set_case_analysis</text:span><text:alphabetical-index-mark-end text:id="IMark19297100656"/></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3">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9297006352"/><text:span text:style-name="Command_20_Heading">set_clock_gating_check</text:span><text:alphabetical-index-mark-end text:id="IMark19297006352"/></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5">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5">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9297106160"/><text:span text:style-name="Command_20_Heading">set_clock_groups</text:span><text:alphabetical-index-mark-end text:id="IMark19297106160"/></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6">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9297008048"/><text:span text:style-name="Command_20_Heading">set_clock_latency</text:span><text:alphabetical-index-mark-end text:id="IMark19297008048"/></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7">-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7">-</text:span></text:span><text:span text:style-name="Command_20_Heading"><text:span text:style-name="T188">clo</text:span></text:span><text:span text:style-name="Command_20_Heading"><text:span text:style-name="T189">ck </text:span></text:span><text:span text:style-name="Command_20_Heading"><text:span text:style-name="T190">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9297107440"/><text:span text:style-name="Command_20_Heading">set_clock_transition</text:span><text:alphabetical-index-mark-end text:id="IMark19297107440"/></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1">Set the </text:span></text:span><text:span text:style-name="Default_20_Paragraph_20_Font"><text:span text:style-name="T21">transition </text:span></text:span><text:span text:style-name="Default_20_Paragraph_20_Font"><text:span text:style-name="T191">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1">Set the </text:span></text:span><text:span text:style-name="Default_20_Paragraph_20_Font"><text:span text:style-name="T21">transition </text:span></text:span><text:span text:style-name="Default_20_Paragraph_20_Font"><text:span text:style-name="T191">time</text:span></text:span><text:span text:style-name="Default_20_Paragraph_20_Font"><text:span text:style-name="T21"> for the </text:span></text:span><text:span text:style-name="Default_20_Paragraph_20_Font"><text:span text:style-name="T191">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4"><text:span text:style-name="Default_20_Paragraph_20_Font"><text:span text:style-name="T191">Set the min </text:span></text:span><text:span text:style-name="Default_20_Paragraph_20_Font"><text:span text:style-name="T21">transition </text:span></text:span><text:span text:style-name="Default_20_Paragraph_20_Font"><text:span text:style-name="T191">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4"><text:span text:style-name="Default_20_Paragraph_20_Font"><text:span text:style-name="T191">Set the min </text:span></text:span><text:span text:style-name="Default_20_Paragraph_20_Font"><text:span text:style-name="T21">transition </text:span></text:span><text:span text:style-name="Default_20_Paragraph_20_Font"><text:span text:style-name="T191">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9297108000"/><text:span text:style-name="Command_20_Heading">set_clock_uncertainty</text:span><text:alphabetical-index-mark-end text:id="IMark19297108000"/></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2">from </text:span>from_clock</text:p>
          </table:table-cell>
          <table:table-cell table:style-name="Table78.A2" office:value-type="string">
            <text:p text:style-name="P155"><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2">to </text:span>to_clock</text:p>
          </table:table-cell>
          <table:table-cell table:style-name="Table78.A2" office:value-type="string">
            <text:p text:style-name="P155"><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6"><text:span text:style-name="Default_20_Paragraph_20_Font"><text:span text:style-name="T193">Inter-clock target clock rise edge, alternative to ‑</text:span></text:span><text:span text:style-name="Default_20_Paragraph_20_Font"><text:span text:style-name="T194">rise_to</text:span></text:span><text:span text:style-name="Default_20_Paragraph_20_Font"><text:span text:style-name="T193">.Inter-clock target clock rise edge, alternative to ‑</text:span></text:span><text:span text:style-name="Default_20_Paragraph_20_Font"><text:span text:style-name="T194">rise_to</text:span></text:span><text:span text:style-name="Default_20_Paragraph_20_Font"><text:span text:style-name="T193">.</text:span></text:span></text:p>
          </table:table-cell>
        </table:table-row>
        <table:table-row table:style-name="Table78.1">
          <table:table-cell table:style-name="Table78.A2" office:value-type="string">
            <text:p text:style-name="P29">-fall</text:p>
          </table:table-cell>
          <table:table-cell table:style-name="Table78.A2" office:value-type="string">
            <text:p text:style-name="P156"><text:span text:style-name="Default_20_Paragraph_20_Font"><text:span text:style-name="T193">Inter-clock target clock rise edge, alternative to ‑</text:span></text:span><text:span text:style-name="Default_20_Paragraph_20_Font"><text:span text:style-name="T195">fall</text:span></text:span><text:span text:style-name="Default_20_Paragraph_20_Font"><text:span text:style-name="T194">_to</text:span></text:span><text:span text:style-name="Default_20_Paragraph_20_Font"><text:span text:style-name="T193">.</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6">for</text:span></text:span><text:span text:style-name="Default_20_Paragraph_20_Font"> setup check</text:span><text:span text:style-name="Default_20_Paragraph_20_Font"><text:span text:style-name="T196">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6">for</text:span></text:span><text:span text:style-name="Default_20_Paragraph_20_Font"> hold </text:span><text:span text:style-name="Default_20_Paragraph_20_Font"><text:span text:style-name="T196">checks</text:span></text:span><text:span text:style-name="Default_20_Paragraph_20_Font">.</text:span></text:p>
          </table:table-cell>
        </table:table-row>
        <table:table-row table:style-name="Table78.1">
          <table:table-cell table:style-name="Table78.A2" office:value-type="string">
            <text:p text:style-name="P157">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8">The <text:span text:style-name="Command">set_clock_uncertainty</text:span> command specifies the uncertainty or jitter in a clock. <text:span text:style-name="T197">The uncertainty for a clock can be specified on its source pin or port, or the clock itself. </text:span></text:p>
      <text:p text:style-name="P159"><text:span text:style-name="Command">set_clock_uncertainty .</text:span><text:span text:style-name="Command"><text:span text:style-name="T197">1 [get_clock clk1]</text:span></text:span></text:p>
      <text:p text:style-name="P160"><text:span text:style-name="T197">Inter-clock uncertainty between the source and target clocks of timing checks is specified with the ‑</text:span><text:span text:style-name="Command"><text:span text:style-name="T197">from|‑rise_from|-fall_from</text:span></text:span><text:span text:style-name="T197"> </text:span><text:span text:style-name="T198">and</text:span><text:span text:style-name="T197"> ‑</text:span><text:span text:style-name="T198">to</text:span><text:span text:style-name="Command"><text:span text:style-name="T197">|‑rise_</text:span></text:span><text:span text:style-name="Command"><text:span text:style-name="T198">to</text:span></text:span><text:span text:style-name="Command"><text:span text:style-name="T197">|-fall_</text:span></text:span><text:span text:style-name="Command"><text:span text:style-name="T198">to</text:span></text:span><text:span text:style-name="T197"> arguments .</text:span></text:p>
      <text:p text:style-name="P159"><text:soft-page-break/><text:span text:style-name="Command">set_clock_uncertainty -</text:span><text:span text:style-name="Command"><text:span text:style-name="T197">from [get_clock clk1] -to [get_clocks clk2] </text:span></text:span><text:span text:style-name="Command">.</text:span><text:span text:style-name="Command"><text:span text:style-name="T197">1</text:span></text:span></text:p>
      <text:p text:style-name="P160"><text:span text:style-name="Command"><text:span text:style-name="T199">The following commands are equivalent.</text:span></text:span></text:p>
      <text:p text:style-name="P161"><text:span text:style-name="Command"><text:span text:style-name="T198">set_clock_uncertainty -</text:span></text:span><text:span text:style-name="Command"><text:span text:style-name="T197">from [get_clock clk1] -</text:span></text:span><text:span text:style-name="Command"><text:span text:style-name="T198">rise_</text:span></text:span><text:span text:style-name="Command"><text:span text:style-name="T197">to [get_clocks clk2] </text:span></text:span><text:span text:style-name="Command"><text:span text:style-name="T198">.</text:span></text:span><text:span text:style-name="Command"><text:span text:style-name="T197">1<text:line-break/></text:span></text:span><text:span text:style-name="Command">set_clock_uncertainty -</text:span><text:span text:style-name="Command"><text:span text:style-name="T197">from [get_clock clk1] -to [get_clocks clk2] -</text:span></text:span><text:span text:style-name="Command"><text:span text:style-name="T198">rise </text:span></text:span><text:span text:style-name="Command">.</text:span><text:span text:style-name="Command"><text:span text:style-name="T197">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9297107328"/><text:span text:style-name="Command_20_Heading">set_cmd_units</text:span><text:alphabetical-index-mark-end text:id="IMark19297107328"/></text:p>
          </table:table-cell>
          <table:table-cell table:style-name="Table76.A1" office:value-type="string">
            <text:p text:style-name="P162"><text:span text:style-name="T130">[-capacitance </text:span><text:span text:style-name="T200">cap_unit</text:span><text:span text:style-name="T130">]<text:line-break/>[-resistance </text:span><text:span text:style-name="T200">res_unit</text:span><text:span text:style-name="T130">]<text:line-break/>[-time </text:span><text:span text:style-name="T200">time_unit</text:span><text:span text:style-name="T130">]<text:line-break/>[-voltage </text:span><text:span text:style-name="T200">voltage_unit</text:span><text:span text:style-name="T130">]<text:line-break/>[-current </text:span><text:span text:style-name="T200">current_unit</text:span><text:span text:style-name="T130">]<text:line-break/>[-power </text:span><text:span text:style-name="T200">power_unit</text:span><text:span text:style-name="T130">]<text:line-break/>[-distance </text:span><text:span text:style-name="T201">distance_unit</text:span><text:span text:style-name="T130">]</text:span></text:p>
          </table:table-cell>
        </table:table-row>
        <table:table-row table:style-name="Table76.1">
          <table:table-cell table:style-name="Table76.A2" office:value-type="string">
            <text:p text:style-name="P163"><text:span text:style-name="T21">-capacitance </text:span>cap_unit</text:p>
          </table:table-cell>
          <table:table-cell table:style-name="Table76.A2" office:value-type="string">
            <text:p text:style-name="P162"><text:span text:style-name="Default_20_Paragraph_20_Font">The capacitance scale factor followed by </text:span>'f'.</text:p>
          </table:table-cell>
        </table:table-row>
        <table:table-row table:style-name="Table76.1">
          <table:table-cell table:style-name="Table76.A2" office:value-type="string">
            <text:p text:style-name="P163"><text:span text:style-name="T21">-resistance </text:span>res_unit</text:p>
          </table:table-cell>
          <table:table-cell table:style-name="Table76.A2" office:value-type="string">
            <text:p text:style-name="P162"><text:span text:style-name="Default_20_Paragraph_20_Font">The resistance scale factor followed by </text:span>'ohm'.</text:p>
          </table:table-cell>
        </table:table-row>
        <table:table-row table:style-name="Table76.1">
          <table:table-cell table:style-name="Table76.A2" office:value-type="string">
            <text:p text:style-name="P163"><text:span text:style-name="T21">-time </text:span>time_unit</text:p>
          </table:table-cell>
          <table:table-cell table:style-name="Table76.A2" office:value-type="string">
            <text:p text:style-name="P162"><text:span text:style-name="Default_20_Paragraph_20_Font">The time scale factor followed by 's'.</text:span></text:p>
          </table:table-cell>
        </table:table-row>
        <table:table-row table:style-name="Table76.1">
          <table:table-cell table:style-name="Table76.A2" office:value-type="string">
            <text:p text:style-name="P163"><text:span text:style-name="T21">-voltage </text:span>voltage_unit</text:p>
          </table:table-cell>
          <table:table-cell table:style-name="Table76.A2" office:value-type="string">
            <text:p text:style-name="P164"><text:span text:style-name="Default_20_Paragraph_20_Font">The voltage scale factor followed by </text:span>'v<text:span text:style-name="T202">'</text:span>.</text:p>
          </table:table-cell>
        </table:table-row>
        <table:table-row table:style-name="Table76.1">
          <table:table-cell table:style-name="Table76.A2" office:value-type="string">
            <text:p text:style-name="P163"><text:span text:style-name="T21">-current </text:span>current_unit</text:p>
          </table:table-cell>
          <table:table-cell table:style-name="Table76.A2" office:value-type="string">
            <text:p text:style-name="P164"><text:span text:style-name="Default_20_Paragraph_20_Font">The current scale factor followed by </text:span>'A'.</text:p>
          </table:table-cell>
        </table:table-row>
        <table:table-row table:style-name="Table76.1">
          <table:table-cell table:style-name="Table76.A2" office:value-type="string">
            <text:p text:style-name="P163"><text:span text:style-name="T21">-power </text:span>power_unit</text:p>
          </table:table-cell>
          <table:table-cell table:style-name="Table76.A2" office:value-type="string">
            <text:p text:style-name="P164"><text:span text:style-name="Default_20_Paragraph_20_Font">The power scale factor followed by </text:span>'w'.</text:p>
          </table:table-cell>
        </table:table-row>
        <table:table-row table:style-name="Table76.1">
          <table:table-cell table:style-name="Table76.A2" office:value-type="string">
            <text:p text:style-name="P163"><text:span text:style-name="T21">-distance </text:span>distance_unit</text:p>
          </table:table-cell>
          <table:table-cell table:style-name="Table76.A2" office:value-type="string">
            <text:p text:style-name="P164"><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5"> change</text:span> the units used by the STA command interpreter when parsing commands and reporting results. <text:span text:style-name="T197">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9297109184"/><text:span text:style-name="Command_20_Heading">set_data_check</text:span><text:alphabetical-index-mark-end text:id="IMark19297109184"/></text:p>
          </table:table-cell>
          <table:table-cell table:style-name="Table79.A1" office:value-type="string">
            <text:p text:style-name="P165">[-from<text:span text:style-name="T203">|-rise_from|-fall_from</text:span> <text:span text:style-name="T23">from_</text:span><text:span text:style-name="T204">pin</text:span>]<text:line-break/>[-to<text:span text:style-name="T203">|-rise_to|-fall_to</text:span> <text:span text:style-name="T23">to_</text:span><text:span text:style-name="T204">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6"><text:span text:style-name="T21">-from </text:span>from_<text:span text:style-name="T205">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6"><text:span text:style-name="T21">-to </text:span>to_<text:span text:style-name="T205">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7"><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9297107248"/><text:alphabetical-index-mark-start text:id="IMark19297013296"/><text:span text:style-name="Command_20_Heading">set_disable_inferred_clock_gating</text:span><text:alphabetical-index-mark-end text:id="IMark19297013296"/><text:alphabetical-index-mark-end text:id="IMark19297107248"/></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9297107248"/><text:span text:style-name="Command_20_Heading">set_disable_timing</text:span><text:alphabetical-index-mark-end text:id="IMark19297107248"/></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8"><text:span text:style-name="T21">-from </text:span>from_port</text:p>
          </table:table-cell>
          <table:table-cell table:style-name="Table81.A2" office:value-type="string">
            <text:p text:style-name="P169"/>
          </table:table-cell>
        </table:table-row>
        <table:table-row table:style-name="Table81.1">
          <table:table-cell table:style-name="Table81.A2" office:value-type="string">
            <text:p text:style-name="P168"><text:span text:style-name="T21">-to </text:span>to_port</text:p>
          </table:table-cell>
          <table:table-cell table:style-name="Table81.A2" office:value-type="string">
            <text:p text:style-name="P169"/>
          </table:table-cell>
        </table:table-row>
        <table:table-row table:style-name="Table81.1">
          <table:table-cell table:style-name="Table81.A2" office:value-type="string">
            <text:p text:style-name="P35">objects</text:p>
          </table:table-cell>
          <table:table-cell table:style-name="Table81.A2" office:value-type="string">
            <text:p text:style-name="P170"><text:span text:style-name="Default_20_Paragraph_20_Font">A list of instances, ports, pins, cells, cell/port, </text:span><text:span text:style-name="Default_20_Paragraph_20_Font"><text:span text:style-name="T205">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9297011168"/><text:span text:style-name="Command_20_Heading">set_drive</text:span><text:alphabetical-index-mark-end text:id="IMark19297011168"/></text:p>
          </table:table-cell>
          <table:table-cell table:style-name="Table82.A1" office:value-type="string">
            <text:p text:style-name="P29">[-rise]<text:line-break/>[-fall]<text:line-break/>[-max]<text:line-break/>[-min]<text:span text:style-name="T23"><text:line-break/>resistance<text:line-break/>port</text:span><text:span text:style-name="T204">s</text:span></text:p>
          </table:table-cell>
        </table:table-row>
        <table:table-row table:style-name="Table82.1">
          <table:table-cell table:style-name="Table82.A2" office:value-type="string">
            <text:p text:style-name="P29">-rise</text:p>
          </table:table-cell>
          <table:table-cell table:style-name="Table82.A2" office:value-type="string">
            <text:p text:style-name="P171"><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1"><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6">Set the</text:span></text:span><text:span text:style-name="Default_20_Paragraph_20_Font"> maximum </text:span><text:span text:style-name="Default_20_Paragraph_20_Font"><text:span text:style-name="T206">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2"><text:span text:style-name="Default_20_Paragraph_20_Font"><text:span text:style-name="T206">Set the</text:span></text:span><text:span text:style-name="Default_20_Paragraph_20_Font"> m</text:span><text:span text:style-name="Default_20_Paragraph_20_Font"><text:span text:style-name="T206">in</text:span></text:span><text:span text:style-name="Default_20_Paragraph_20_Font">imum </text:span><text:span text:style-name="Default_20_Paragraph_20_Font"><text:span text:style-name="T206">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5">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9297015920"/><text:span text:style-name="Command_20_Heading">set_driving_cell</text:span><text:alphabetical-index-mark-end text:id="IMark19297015920"/></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7">s</text:span></text:p>
          </table:table-cell>
        </table:table-row>
        <table:table-row table:style-name="Table83.1">
          <table:table-cell table:style-name="Table83.A2" office:value-type="string">
            <text:p text:style-name="P173"><text:span text:style-name="T21">-lib_cell </text:span>cell_name</text:p>
          </table:table-cell>
          <table:table-cell table:style-name="Table83.A2" office:value-type="string">
            <text:p text:style-name="P174"><text:span text:style-name="Default_20_Paragraph_20_Font">The driving cell.</text:span></text:p>
          </table:table-cell>
        </table:table-row>
        <table:table-row table:style-name="Table83.1">
          <table:table-cell table:style-name="Table83.A2" office:value-type="string">
            <text:p text:style-name="P173"><text:span text:style-name="T21">-library </text:span>library</text:p>
          </table:table-cell>
          <table:table-cell table:style-name="Table83.A2" office:value-type="string">
            <text:p text:style-name="P174"><text:span text:style-name="Default_20_Paragraph_20_Font">The driving cell </text:span><text:span text:style-name="Default_20_Paragraph_20_Font"><text:span text:style-name="T125">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5"><text:span text:style-name="Default_20_Paragraph_20_Font"><text:span text:style-name="T206">Set</text:span></text:span><text:span text:style-name="Default_20_Paragraph_20_Font"> the driving cell </text:span><text:span text:style-name="Default_20_Paragraph_20_Font"><text:span text:style-name="T208">for a </text:span></text:span><text:span text:style-name="Default_20_Paragraph_20_Font"><text:span text:style-name="T206">rising</text:span></text:span><text:span text:style-name="Default_20_Paragraph_20_Font"><text:span text:style-name="T208">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2"><text:span text:style-name="Default_20_Paragraph_20_Font"><text:span text:style-name="T206">Set</text:span></text:span><text:span text:style-name="Default_20_Paragraph_20_Font"> the</text:span><text:span text:style-name="Default_20_Paragraph_20_Font"><text:span text:style-name="T206"> </text:span></text:span><text:span text:style-name="Default_20_Paragraph_20_Font">driving cell </text:span><text:span text:style-name="Default_20_Paragraph_20_Font"><text:span text:style-name="T208">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2"><text:span text:style-name="Default_20_Paragraph_20_Font"><text:span text:style-name="T206">Set</text:span></text:span><text:span text:style-name="Default_20_Paragraph_20_Font"> the</text:span><text:span text:style-name="Default_20_Paragraph_20_Font"><text:span text:style-name="T206"> </text:span></text:span><text:span text:style-name="Default_20_Paragraph_20_Font">driving cell </text:span><text:span text:style-name="Default_20_Paragraph_20_Font"><text:span text:style-name="T206">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2"><text:span text:style-name="Default_20_Paragraph_20_Font"><text:span text:style-name="T206">Set</text:span></text:span><text:span text:style-name="Default_20_Paragraph_20_Font"> the</text:span><text:span text:style-name="Default_20_Paragraph_20_Font"><text:span text:style-name="T206"> </text:span></text:span><text:span text:style-name="Default_20_Paragraph_20_Font">driving cell </text:span><text:span text:style-name="Default_20_Paragraph_20_Font"><text:span text:style-name="T206">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09">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09">from_pin </text:span>from_pin</text:p>
          </table:table-cell>
          <table:table-cell table:style-name="Table83.A2" office:value-type="string">
            <text:p text:style-name="P40"><text:span text:style-name="Default_20_Paragraph_20_Font">Use </text:span><text:span text:style-name="Default_20_Paragraph_20_Font"><text:span text:style-name="T206">timng arcs</text:span></text:span><text:span text:style-name="Default_20_Paragraph_20_Font"> from </text:span><text:span text:style-name="Command_20_Argument"><text:span text:style-name="T206">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3"><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3"><text:span text:style-name="T21">-input_transition_</text:span><text:span text:style-name="T209">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6">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9297016800"/><text:span text:style-name="Command_20_Heading">set_false_path</text:span><text:alphabetical-index-mark-end text:id="IMark19297016800"/></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0">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0">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0">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0">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6"><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6"><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6"><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9297017648"/><text:span text:style-name="Command_20_Heading">set_fanout_load</text:span><text:alphabetical-index-mark-end text:id="IMark19297017648"/></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9297019408"/><text:span text:style-name="Command_20_Heading">set_hierarchy_separator</text:span><text:alphabetical-index-mark-end text:id="IMark19297019408"/></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9297019824"/><text:span text:style-name="Command_20_Heading">set_ideal_latency</text:span><text:alphabetical-index-mark-end text:id="IMark19297019824"/></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9297020480"/><text:span text:style-name="Command_20_Heading">set_ideal_network</text:span><text:alphabetical-index-mark-end text:id="IMark19297020480"/></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9297020896"/><text:span text:style-name="Command_20_Heading">set_ideal_transition</text:span><text:alphabetical-index-mark-end text:id="IMark19297020896"/></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9297021312"/><text:span text:style-name="Command_20_Heading">set_input_delay</text:span><text:alphabetical-index-mark-end text:id="IMark19297021312"/></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0">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0">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7"><text:span text:style-name="Default_20_Paragraph_20_Font"><text:span text:style-name="T210">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7"><text:span text:style-name="Default_20_Paragraph_20_Font"><text:span text:style-name="T210">Set</text:span></text:span><text:span text:style-name="Default_20_Paragraph_20_Font"> the minimum arrival time.</text:span></text:p>
          </table:table-cell>
        </table:table-row>
        <table:table-row table:style-name="Table90.1">
          <table:table-cell table:style-name="Table90.A2" office:value-type="string">
            <text:p text:style-name="P178"><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79"><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1">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0"><text:span text:style-name="Default_20_Paragraph_20_Font"><text:span text:style-name="T211">Do not add</text:span></text:span><text:span text:style-name="Default_20_Paragraph_20_Font"> the clock latency to the delay value </text:span><text:span text:style-name="Default_20_Paragraph_20_Font"><text:span text:style-name="T211">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1">The <text:span text:style-name="Command">set_input_delay</text:span> command is used to specify the arrival time of an input signal.</text:p>
      <text:p text:style-name="P181"><text:span text:style-name="T212">The following command sets the min, max, rise and fall times on the </text:span><text:span text:style-name="Command"><text:span text:style-name="T212">in1</text:span></text:span><text:span text:style-name="T212"> input port </text:span><text:span text:style-name="Command"><text:span text:style-name="T212">1.0</text:span></text:span><text:span text:style-name="T212"> time units after the rising edge of </text:span><text:span text:style-name="Command"><text:span text:style-name="T212">clk1</text:span></text:span><text:span text:style-name="T212">.</text:span></text:p>
      <text:p text:style-name="P182">set_input_delay -clock clk1 1.0 [get_ports in1]</text:p>
      <text:p text:style-name="P183"><text:span text:style-name="T212">Use multiple commands with the -add_delay option to specifiy separate arrival times for min, max, rise and fall times or multiple clocks. For example, the following specifies separate arrival times with respect to clocks </text:span><text:span text:style-name="Command"><text:span text:style-name="T212">clk1</text:span></text:span><text:span text:style-name="T212"> and </text:span><text:span text:style-name="Command"><text:span text:style-name="T212">clk2</text:span></text:span><text:span text:style-name="T212">.</text:span></text:p>
      <text:p text:style-name="P182">set_input_delay -clock clk1 1.0 [get_ports in1]<text:line-break/>set_input_delay -<text:span text:style-name="T212">add_delay </text:span>-clock clk<text:span text:style-name="T212">2</text:span> <text:span text:style-name="T212">2</text:span>.0 [get_ports in1]</text:p>
      <text:p text:style-name="P183">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4">Paths from inputs that do not have an arrival time defined by <text:span text:style-name="T49">set_input_delay</text:span> are not reported. Set the<text:span text:style-name="T125"> </text:span><text:span text:style-name="Command_20_Heading"><text:span text:style-name="T125">sta_input_port_default_clock</text:span></text:span><text:span text:style-name="Command_20_Heading"><text:span text:style-name="T171"> variable to </text:span></text:span><text:span text:style-name="Command_20_Heading"><text:span text:style-name="T213">1</text:span></text:span><text:span text:style-name="Command_20_Heading"><text:span text:style-name="T171"> to report paths from inputs without a </text:span></text:span><text:span text:style-name="Command_20_Heading"><text:span text:style-name="T213">set_input_delay</text:span></text:span><text:span text:style-name="Command_20_Heading"><text:span text:style-name="T171">.</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9297021728"/><text:span text:style-name="Command_20_Heading">set_input_transition</text:span><text:alphabetical-index-mark-end text:id="IMark19297021728"/></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4">Set the</text:span></text:span><text:span text:style-name="Default_20_Paragraph_20_Font"> rising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5"><text:span text:style-name="Default_20_Paragraph_20_Font"><text:span text:style-name="T214">Set the</text:span></text:span><text:span text:style-name="Default_20_Paragraph_20_Font"> </text:span><text:span text:style-name="Default_20_Paragraph_20_Font"><text:span text:style-name="T214">falling</text:span></text:span><text:span text:style-name="Default_20_Paragraph_20_Font">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4">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4">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9297110256"/><text:span text:style-name="Command_20_Heading">set_level_shifter_strategy</text:span><text:alphabetical-index-mark-end text:id="IMark19297110256"/></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9297108944"/><text:span text:style-name="Command_20_Heading">set_level_shifter_threshold</text:span><text:alphabetical-index-mark-end text:id="IMark19297108944"/></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9297110256"/><text:span text:style-name="Command_20_Heading">set_load</text:span><text:alphabetical-index-mark-end text:id="IMark19297110256"/></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5">Set t</text:span></text:span><text:span text:style-name="Default_20_Paragraph_20_Font">he </text:span><text:span text:style-name="Default_20_Paragraph_20_Font"><text:span text:style-name="T216">external port </text:span></text:span><text:span text:style-name="Default_20_Paragraph_20_Font"><text:span text:style-name="T215">rising </text:span></text:span><text:span text:style-name="Default_20_Paragraph_20_Font">capacitance </text:span><text:span text:style-name="Default_20_Paragraph_20_Font"><text:span text:style-name="T216">(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6"><text:span text:style-name="Default_20_Paragraph_20_Font"><text:span text:style-name="T215">Set t</text:span></text:span><text:span text:style-name="Default_20_Paragraph_20_Font">he </text:span><text:span text:style-name="Default_20_Paragraph_20_Font"><text:span text:style-name="T216">external port </text:span></text:span><text:span text:style-name="Default_20_Paragraph_20_Font"><text:span text:style-name="T215">falling </text:span></text:span><text:span text:style-name="Default_20_Paragraph_20_Font">capacitance </text:span><text:span text:style-name="Default_20_Paragraph_20_Font"><text:span text:style-name="T216">(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7"><text:span text:style-name="Default_20_Paragraph_20_Font"><text:span text:style-name="T215">Set t</text:span></text:span><text:span text:style-name="Default_20_Paragraph_20_Font">he </text:span><text:span text:style-name="Default_20_Paragraph_20_Font"><text:span text:style-name="T215">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8"><text:span text:style-name="Default_20_Paragraph_20_Font"><text:span text:style-name="T215">Set t</text:span></text:span><text:span text:style-name="Default_20_Paragraph_20_Font">he </text:span><text:span text:style-name="Default_20_Paragraph_20_Font"><text:span text:style-name="T215">m</text:span></text:span><text:span text:style-name="Default_20_Paragraph_20_Font"><text:span text:style-name="T217">in</text:span></text:span><text:span text:style-name="Default_20_Paragraph_20_Font"><text:span text:style-name="T215">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6"><text:span text:style-name="Default_20_Paragraph_20_Font">Subtract the capacitance of all instance pins connected to the net from </text:span><text:span text:style-name="Command_20_Argument">capacitance </text:span><text:span text:style-name="Default_20_Paragraph_20_Font"><text:span text:style-name="T216">(nets only)</text:span></text:span><text:span text:style-name="Default_20_Paragraph_20_Font">. </text:span><text:span text:style-name="Default_20_Paragraph_20_Font"><text:span text:style-name="T216">If the resulting capacitance is negative, zero is used. </text:span></text:span><text:span text:style-name="Default_20_Paragraph_20_Font"><text:span text:style-name="T218">Pin capacitance</text:span></text:span><text:span text:style-name="Default_20_Paragraph_20_Font"><text:span text:style-name="T219">s</text:span></text:span><text:span text:style-name="Default_20_Paragraph_20_Font"><text:span text:style-name="T218"> </text:span></text:span><text:span text:style-name="Default_20_Paragraph_20_Font"><text:span text:style-name="T219">are</text:span></text:span><text:span text:style-name="Default_20_Paragraph_20_Font"><text:span text:style-name="T218">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6">wire </text:span>capacitance on a net or <text:span text:style-name="T216">external capacitance on a </text:span>port. <text:span text:style-name="T216">There are four different uses for the </text:span><text:span text:style-name="T220">set_load</text:span><text:span text:style-name="T216"> commanc:</text:span></text:p>
      <text:p text:style-name="P189">set_load -wire_load <text:span text:style-name="T1">port</text:span> <text:s/>external <text:span text:style-name="T221">port </text:span>wire <text:span text:style-name="T221">capacitance</text:span><text:line-break/>set_load -pin_load <text:span text:style-name="T1">port</text:span> <text:s text:c="2"/>external <text:span text:style-name="T221">port </text:span>pin <text:span text:style-name="T221">capacitance</text:span><text:line-break/>set_load <text:span text:style-name="T1">port</text:span> <text:s text:c="12"/>same as -pin_load<text:line-break/>set_load <text:span text:style-name="T1">net</text:span> <text:s text:c="13"/><text:span text:style-name="T221">net wire capacitance</text:span></text:p>
      <text:p text:style-name="P190"><text:span text:style-name="T216">External p</text:span>ort <text:span text:style-name="T216">capacitance </text:span>can <text:span text:style-name="T216">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1"><text:span text:style-name="T221">When annnotating n</text:span>et wire capacitance <text:span text:style-name="T221">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1">Setting the capacitance on a net overrides </text:span><text:span text:style-name="T222">SPEF </text:span><text:span text:style-name="T223">parasitics </text:span><text:span text:style-name="T221">for delay calculation</text:span><text:span text:style-name="T223">.</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9297108096"/><text:span text:style-name="Command_20_Heading">set_logic_dc</text:span><text:alphabetical-index-mark-end text:id="IMark19297108096"/></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9297026096"/><text:span text:style-name="Command_20_Heading">set_logic_one</text:span><text:alphabetical-index-mark-end text:id="IMark19297026096"/></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2">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9297109792"/><text:span text:style-name="Command_20_Heading">set_logic_zero</text:span><text:alphabetical-index-mark-end text:id="IMark19297109792"/></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2">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9297109792"/><text:span text:style-name="Command_20_Heading">set_max_area</text:span><text:alphabetical-index-mark-end text:id="IMark19297109792"/></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9297109792"/><text:span text:style-name="Command_20_Heading">set_max_capacitance</text:span><text:alphabetical-index-mark-end text:id="IMark19297109792"/></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9297109792"/><text:span text:style-name="Command_20_Heading">set_max_delay</text:span><text:alphabetical-index-mark-end text:id="IMark19297109792"/></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4">Set max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2"><text:span text:style-name="Default_20_Paragraph_20_Font"><text:span text:style-name="T224">Set max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6">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6">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6">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9297108480"/><text:span text:style-name="Command_20_Heading">set_max_dynamic_power</text:span><text:alphabetical-index-mark-end text:id="IMark19297108480"/></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9297026160"/><text:span text:style-name="Command_20_Heading">set_max_fanout</text:span><text:alphabetical-index-mark-end text:id="IMark19297026160"/></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9297026160"/><text:span text:style-name="Command_20_Heading">set_max_leakage_power</text:span><text:alphabetical-index-mark-end text:id="IMark19297026160"/></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9297107808"/><text:span text:style-name="Command_20_Heading">set_max_time_borrow</text:span><text:alphabetical-index-mark-end text:id="IMark19297107808"/></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9297023984"/><text:span text:style-name="Command_20_Heading">set_max_transition</text:span><text:alphabetical-index-mark-end text:id="IMark19297023984"/></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3"><text:span text:style-name="Command">-data_path</text:span></text:p>
          </table:table-cell>
          <table:table-cell table:style-name="Table105.A2" office:value-type="string">
            <text:p text:style-name="P194"><text:span text:style-name="Default_20_Paragraph_20_Font">Set the <text:s/>max slew for data paths.</text:span></text:p>
          </table:table-cell>
        </table:table-row>
        <table:table-row table:style-name="Table105.1">
          <table:table-cell table:style-name="Table105.A2" office:value-type="string">
            <text:p text:style-name="P193"><text:span text:style-name="Command">-clock_path</text:span></text:p>
          </table:table-cell>
          <table:table-cell table:style-name="Table105.A2" office:value-type="string">
            <text:p text:style-name="P194"><text:span text:style-name="Default_20_Paragraph_20_Font">Set the <text:s/>max slew for clock paths.</text:span></text:p>
          </table:table-cell>
        </table:table-row>
        <table:table-row table:style-name="Table105.1">
          <table:table-cell table:style-name="Table105.A2" office:value-type="string">
            <text:p text:style-name="P193"><text:span text:style-name="Command">-rise</text:span></text:p>
          </table:table-cell>
          <table:table-cell table:style-name="Table105.A2" office:value-type="string">
            <text:p text:style-name="P194"><text:span text:style-name="Default_20_Paragraph_20_Font">Set the <text:s/>max slew for rising paths.</text:span></text:p>
          </table:table-cell>
        </table:table-row>
        <table:table-row table:style-name="Table105.1">
          <table:table-cell table:style-name="Table105.A2" office:value-type="string">
            <text:p text:style-name="P193"><text:span text:style-name="Command">-fall</text:span></text:p>
          </table:table-cell>
          <table:table-cell table:style-name="Table105.A2" office:value-type="string">
            <text:p text:style-name="P194"><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7">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28">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9297029472"/><text:span text:style-name="Command_20_Heading">set_min_capacitance</text:span><text:alphabetical-index-mark-end text:id="IMark19297029472"/></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5"><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9297109712"/><text:span text:style-name="Command_20_Heading">set_min_delay</text:span><text:alphabetical-index-mark-end text:id="IMark19297109712"/></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4">Set min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2"><text:span text:style-name="Default_20_Paragraph_20_Font"><text:span text:style-name="T224">Set min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6">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6">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6">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6"><text:span text:style-name="Default_20_Paragraph_20_Font">The m</text:span><text:span text:style-name="Default_20_Paragraph_20_Font"><text:span text:style-name="T229">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9297031696"/><text:span text:style-name="Command_20_Heading">set_min_pulse_width</text:span><text:alphabetical-index-mark-end text:id="IMark19297031696"/></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9297111200"/><text:span text:style-name="Command_20_Heading">set_multicycle_path</text:span><text:alphabetical-index-mark-end text:id="IMark19297111200"/></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4">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4">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2"><text:span text:style-name="Default_20_Paragraph_20_Font"><text:span text:style-name="T224">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2"><text:span text:style-name="Default_20_Paragraph_20_Font"><text:span text:style-name="T224">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6">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6">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6">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9297109632"/><text:span text:style-name="Command_20_Heading">set_operating_conditions</text:span><text:alphabetical-index-mark-end text:id="IMark19297109632"/></text:p>
          </table:table-cell>
          <table:table-cell table:style-name="Table113.A1" office:value-type="string">
            <text:p text:style-name="P197">[-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8">-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199">-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199">‑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0">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1">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1">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0"><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0"><text:span text:style-name="T21">-m</text:span><text:span text:style-name="T231">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9297112400"/><text:span text:style-name="Command_20_Heading">set_output_delay</text:span><text:alphabetical-index-mark-end text:id="IMark19297112400"/></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0">Set</text:span></text:span><text:span text:style-name="Default_20_Paragraph_20_Font"> the </text:span><text:span text:style-name="Default_20_Paragraph_20_Font"><text:span text:style-name="T232">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1"><text:span text:style-name="Default_20_Paragraph_20_Font"><text:span text:style-name="T210">Set</text:span></text:span><text:span text:style-name="Default_20_Paragraph_20_Font"> the </text:span><text:span text:style-name="Default_20_Paragraph_20_Font"><text:span text:style-name="T232">output delay</text:span></text:span><text:span text:style-name="Default_20_Paragraph_20_Font"> for the </text:span><text:span text:style-name="Default_20_Paragraph_20_Font"><text:span text:style-name="T232">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1"><text:span text:style-name="Default_20_Paragraph_20_Font"><text:span text:style-name="T210">Set</text:span></text:span><text:span text:style-name="Default_20_Paragraph_20_Font"> the </text:span><text:span text:style-name="Default_20_Paragraph_20_Font"><text:span text:style-name="T232">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1"><text:span text:style-name="Default_20_Paragraph_20_Font"><text:span text:style-name="T210">Set</text:span></text:span><text:span text:style-name="Default_20_Paragraph_20_Font"> the </text:span><text:span text:style-name="Default_20_Paragraph_20_Font"><text:span text:style-name="T232">minimum output delay</text:span></text:span><text:span text:style-name="Default_20_Paragraph_20_Font">.</text:span></text:p>
          </table:table-cell>
        </table:table-row>
        <table:table-row table:style-name="Table114.1">
          <table:table-cell table:style-name="Table114.A2" office:value-type="string">
            <text:p text:style-name="P202"><text:span text:style-name="T21">-clock </text:span>clock</text:p>
          </table:table-cell>
          <table:table-cell table:style-name="Table114.A2" office:value-type="string">
            <text:p text:style-name="P201"><text:span text:style-name="Default_20_Paragraph_20_Font">The </text:span><text:span text:style-name="Default_20_Paragraph_20_Font"><text:span text:style-name="T232">external check</text:span></text:span><text:span text:style-name="Default_20_Paragraph_20_Font"> is </text:span><text:span text:style-name="Default_20_Paragraph_20_Font"><text:span text:style-name="T233">to </text:span></text:span><text:span text:style-name="Command_20_Argument"><text:span text:style-name="T234">cloc</text:span></text:span><text:span text:style-name="Command_20_Argument"><text:span text:style-name="T235">k</text:span></text:span><text:span text:style-name="Default_20_Paragraph_20_Font"><text:span text:style-name="T236">. </text:span></text:span><text:span text:style-name="Default_20_Paragraph_20_Font"><text:span text:style-name="T237">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3"><text:span text:style-name="Default_20_Paragraph_20_Font">The </text:span><text:span text:style-name="Default_20_Paragraph_20_Font"><text:span text:style-name="T233">external check</text:span></text:span><text:span text:style-name="Default_20_Paragraph_20_Font"> is </text:span><text:span text:style-name="Default_20_Paragraph_20_Font"><text:span text:style-name="T233">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4"><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3">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3">output delay</text:span></text:span><text:span text:style-name="Default_20_Paragraph_20_Font"> to any existing </text:span><text:span text:style-name="Default_20_Paragraph_20_Font"><text:span text:style-name="T233">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3">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2">the external delay to </text:span><text:span text:style-name="T238">a setup/</text:span><text:span text:style-name="T239">hold</text:span><text:span text:style-name="T238"> check on an output port or internal pin </text:span><text:span text:style-name="T240">that is clocked by </text:span><text:span text:style-name="Command_20_Argument"><text:span text:style-name="T240">clock</text:span></text:span><text:span text:style-name="T238">.</text:span> Unless the <text:span text:style-name="Command">-add_delay</text:span> option is specified any existing <text:span text:style-name="T240">output delays are</text:span> replaced.</text:p>
      <text:p text:style-name="P205">The <text:span text:style-name="Command">–reference_pin</text:span> option is used to specify a <text:span text:style-name="T239">timing check</text:span> with respect to the arrival on a pin in the clock network. For propagated clocks, the <text:span text:style-name="T239">timing check</text:span> is relative to the clock arrival time at the reference pin (the clock source latency and network latency from the clock source to the reference pin). For ideal clocks, <text:span text:style-name="T239">the timing check</text:span> is relative to the reference pin clock source latency. With the <text:span text:style-name="Command">-clock_fall</text:span> flag the <text:span text:style-name="T239">timing check</text:span> is relative to the falling <text:span text:style-name="T232">edge</text:span> <text:span text:style-name="T232">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9">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9297112864"/><text:span text:style-name="Command_20_Heading">set_port_fanout_number</text:span><text:alphabetical-index-mark-end text:id="IMark19297112864"/></text:p>
          </table:table-cell>
          <table:table-cell table:style-name="Table115.A1" office:value-type="string">
            <text:p text:style-name="P29"><text:span text:style-name="Command_20_Argument"><text:span text:style-name="T241">[-min]<text:line-break/>[-max]<text:line-break/></text:span></text:span><text:span text:style-name="Command_20_Argument"><text:span text:style-name="T242">fanout<text:line-break/>port</text:span></text:span><text:span text:style-name="Command_20_Argument"><text:span text:style-name="T243">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4">Set t</text:span></text:span><text:span text:style-name="Default_20_Paragraph_20_Font">he </text:span><text:span text:style-name="Default_20_Paragraph_20_Font"><text:span text:style-name="T244">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6"><text:span text:style-name="Default_20_Paragraph_20_Font"><text:span text:style-name="T244">Set t</text:span></text:span><text:span text:style-name="Default_20_Paragraph_20_Font">he </text:span><text:span text:style-name="Default_20_Paragraph_20_Font"><text:span text:style-name="T244">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7">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9297108752"/><text:span text:style-name="Command_20_Heading">set_power</text:span><text:span text:style-name="Command_20_Heading"><text:span text:style-name="T245">_activity</text:span></text:span><text:alphabetical-index-mark-end text:id="IMark19297108752"/></text:p>
          </table:table-cell>
          <table:table-cell table:style-name="Table149.A1" office:value-type="string">
            <text:p text:style-name="P29"><text:span text:style-name="Command_20_Argument"><text:span text:style-name="T241">[-global]<text:line-break/>[-input]<text:line-break/>[-input_ports </text:span></text:span><text:span text:style-name="Command_20_Argument"><text:span text:style-name="T246">ports</text:span></text:span><text:span text:style-name="Command_20_Argument"><text:span text:style-name="T241">]<text:line-break/>[-pins </text:span></text:span><text:span text:style-name="Command_20_Argument"><text:span text:style-name="T246">pins</text:span></text:span><text:span text:style-name="Command_20_Argument"><text:span text:style-name="T241">]<text:line-break/>[-activity </text:span></text:span><text:span text:style-name="Command_20_Argument"><text:span text:style-name="T246">activity</text:span></text:span><text:span text:style-name="Command_20_Argument"><text:span text:style-name="T241">]<text:line-break/>[-duty </text:span></text:span><text:span text:style-name="Command_20_Argument"><text:span text:style-name="T246">duty</text:span></text:span><text:span text:style-name="Command_20_Argument"><text:span text:style-name="T241">]</text:span></text:span></text:p>
          </table:table-cell>
        </table:table-row>
        <table:table-row table:style-name="Table149.1">
          <table:table-cell table:style-name="Table149.A2" office:value-type="string">
            <text:p text:style-name="P29"><text:span text:style-name="Command_20_Argument"><text:span text:style-name="T246">-</text:span></text:span><text:span text:style-name="Command_20_Argument"><text:span text:style-name="T247">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48">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48">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6"><text:span text:style-name="Command_20_Argument"><text:span text:style-name="T247">-activity </text:span></text:span><text:span text:style-name="Command_20_Argument"><text:span text:style-name="T246">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7">-</text:span></text:span><text:span text:style-name="Command_20_Argument"><text:span text:style-name="T249">d</text:span></text:span><text:span text:style-name="Command_20_Argument"><text:span text:style-name="T250">ut</text:span></text:span><text:span text:style-name="Command_20_Argument"><text:span text:style-name="T249">y </text:span></text:span><text:span text:style-name="Command_20_Argument"><text:span text:style-name="T246">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8">The <text:span text:style-name="Command_20_Heading"><text:span text:style-name="T125">set_power_activity</text:span></text:span> command is used to set the activity and duty used for power analysis globally or for input ports or pins in the design.</text:p>
      <text:p text:style-name="P209">The default input activity and duty <text:span text:style-name="T251">for inputs </text:span>are 0.1 and 0.5 respectively, which is equivalent to the following command:</text:p>
      <text:p text:style-name="P210"><text:span text:style-name="Command_20_Heading"><text:span text:style-name="T125">set_power_activity</text:span></text:span><text:span text:style-name="Command_20_Heading"> </text:span><text:span text:style-name="Command_20_Argument"><text:span text:style-name="T241">-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9297032928"/><text:span text:style-name="Command_20_Heading">set_propagated_clock</text:span><text:alphabetical-index-mark-end text:id="IMark19297032928"/></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9297113200"/><text:span text:style-name="Command_20_Heading">set_pvt</text:span><text:alphabetical-index-mark-end text:id="IMark19297113200"/></text:p>
          </table:table-cell>
          <table:table-cell table:style-name="Table117.A1" office:value-type="string">
            <text:p text:style-name="P197">[-min]<text:line-break/>[-max]<text:line-break/>[-process <text:span text:style-name="T23">process</text:span>]<text:line-break/>[-voltage <text:span text:style-name="T23">voltage</text:span>]</text:p>
            <text:p text:style-name="P211">[-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2">S</text:span></text:span><text:span text:style-name="Default_20_Paragraph_20_Font">et the PVT values for max delay</text:span><text:span text:style-name="Default_20_Paragraph_20_Font"><text:span text:style-name="T252">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2">S</text:span></text:span><text:span text:style-name="Default_20_Paragraph_20_Font">et the PVT values for min delay</text:span><text:span text:style-name="Default_20_Paragraph_20_Font"><text:span text:style-name="T252">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48">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48">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48">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9297032896"/><text:span text:style-name="Command_20_Heading">set_sense</text:span><text:alphabetical-index-mark-end text:id="IMark19297032896"/></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2"><text:span text:style-name="Command_20_Argument"><text:span text:style-name="T24">-type clock</text:span></text:span></text:p>
          </table:table-cell>
          <table:table-cell table:style-name="Table68.A1" office:value-type="string">
            <text:p text:style-name="P213"><text:span text:style-name="Default_20_Paragraph_20_Font">Set the sense for clock paths.</text:span></text:p>
          </table:table-cell>
        </table:table-row>
        <table:table-row table:style-name="Table68.1">
          <table:table-cell table:style-name="Table68.A3" office:value-type="string">
            <text:p text:style-name="P212"><text:span text:style-name="Command_20_Argument"><text:span text:style-name="T24">-type data</text:span></text:span></text:p>
          </table:table-cell>
          <table:table-cell table:style-name="Table68.A3" office:value-type="string">
            <text:p text:style-name="P213"><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3">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3">a</text:span></text:span><text:span text:style-name="Default_20_Paragraph_20_Font"><text:span text:style-name="T24">te.</text:span></text:span></text:p>
          </table:table-cell>
        </table:table-row>
        <table:table-row table:style-name="Table68.1">
          <table:table-cell table:style-name="Table68.A1" office:value-type="string">
            <text:p text:style-name="P214"><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4">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9297113984"/><text:span text:style-name="Command_20_Heading">set_timing_derate</text:span><text:alphabetical-index-mark-end text:id="IMark19297113984"/></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5">rise</text:span></text:p>
          </table:table-cell>
          <table:table-cell table:style-name="Table118.A2" office:value-type="string">
            <text:p text:style-name="P215"><text:span text:style-name="Default_20_Paragraph_20_Font">Set the derating for rising delays.</text:span></text:p>
          </table:table-cell>
        </table:table-row>
        <table:table-row table:style-name="Table118.1">
          <table:table-cell table:style-name="Table118.A2" office:value-type="string">
            <text:p text:style-name="P29">-<text:span text:style-name="T255">fall</text:span></text:p>
          </table:table-cell>
          <table:table-cell table:style-name="Table118.A2" office:value-type="string">
            <text:p text:style-name="P215"><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6">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9297113232"/><text:span text:style-name="Command_20_Heading">set_resistance</text:span><text:alphabetical-index-mark-end text:id="IMark19297113232"/></text:p>
          </table:table-cell>
          <table:table-cell table:style-name="Table119.A1" office:value-type="string">
            <text:p text:style-name="P29">[-max]<text:line-break/>[-min]<text:line-break/><text:span text:style-name="T23">resistance<text:line-break/>net</text:span><text:span text:style-name="T257">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58">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9297113232"/><text:span text:style-name="Command_20_Heading">set_units</text:span><text:alphabetical-index-mark-end text:id="IMark19297113232"/></text:p>
          </table:table-cell>
          <table:table-cell table:style-name="Table120.A1" office:value-type="string">
            <text:p text:style-name="P162"><text:span text:style-name="T130">[-capacitance </text:span><text:span text:style-name="T200">cap_unit</text:span><text:span text:style-name="T130">]<text:line-break/>[-resistance </text:span><text:span text:style-name="T200">res_unit</text:span><text:span text:style-name="T130">]<text:line-break/>[-time </text:span><text:span text:style-name="T200">time_unit</text:span><text:span text:style-name="T130">]<text:line-break/>[-voltage </text:span><text:span text:style-name="T200">voltage_unit</text:span><text:span text:style-name="T130">]<text:line-break/>[-current </text:span><text:span text:style-name="T200">current_unit</text:span><text:span text:style-name="T130">]<text:line-break/>[-power </text:span><text:span text:style-name="T200">power_unit</text:span><text:span text:style-name="T130">]<text:line-break/>[-distance </text:span><text:span text:style-name="T201">distance_unit</text:span><text:span text:style-name="T130">]</text:span></text:p>
          </table:table-cell>
        </table:table-row>
        <table:table-row table:style-name="Table120.1">
          <table:table-cell table:style-name="Table120.A2" office:value-type="string">
            <text:p text:style-name="P216"><text:span text:style-name="Command">-capacitance </text:span>cap_unit</text:p>
          </table:table-cell>
          <table:table-cell table:style-name="Table120.A2" office:value-type="string">
            <text:p text:style-name="P162"><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6"><text:span text:style-name="Command">-resistance </text:span>res_unit</text:p>
          </table:table-cell>
          <table:table-cell table:style-name="Table120.A2" office:value-type="string">
            <text:p text:style-name="P162"><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6"><text:span text:style-name="Command">-time </text:span>time_unit</text:p>
          </table:table-cell>
          <table:table-cell table:style-name="Table120.A2" office:value-type="string">
            <text:p text:style-name="P162"><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6">-voltage voltage_unit</text:p>
          </table:table-cell>
          <table:table-cell table:style-name="Table120.A2" office:value-type="string">
            <text:p text:style-name="P164"><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6"><text:span text:style-name="Command">-current </text:span>current_unit</text:p>
          </table:table-cell>
          <table:table-cell table:style-name="Table120.A2" office:value-type="string">
            <text:p text:style-name="P164"><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6"><text:span text:style-name="Command">-power </text:span>power_unit</text:p>
          </table:table-cell>
          <table:table-cell table:style-name="Table120.A2" office:value-type="string">
            <text:p text:style-name="P164"><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2">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7"><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8"><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9297114768"/><text:span text:style-name="Command_20_Heading">set_wire_load_min_block_size</text:span><text:alphabetical-index-mark-end text:id="IMark19297114768"/></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9297114608"/><text:span text:style-name="Command_20_Heading">set_wire_load_mode</text:span><text:alphabetical-index-mark-end text:id="IMark19297114608"/></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9297114384"/><text:span text:style-name="Command_20_Heading">set_wire_load_model</text:span><text:alphabetical-index-mark-end text:id="IMark19297114384"/></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19"><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19"><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9297109472"/><text:span text:style-name="Command_20_Heading">set_wire_load_selection_group</text:span><text:alphabetical-index-mark-end text:id="IMark19297109472"/></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9297040976"/><text:span text:style-name="Command_20_Heading">source</text:span><text:alphabetical-index-mark-end text:id="IMark19297040976"/></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59">[</text:span></text:span><text:span text:style-name="Command">&gt; </text:span><text:span text:style-name="Command_20_Argument"><text:span text:style-name="T259">log_filename</text:span></text:span><text:span text:style-name="Command">]<text:line-break/></text:span><text:span text:style-name="Command"><text:span text:style-name="T259">[</text:span></text:span><text:span text:style-name="Command">&gt;&gt; </text:span><text:span text:style-name="Command"><text:span text:style-name="T259">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0"><text:span text:style-name="Command">&gt; </text:span><text:span text:style-name="Command_20_Argument"><text:span text:style-name="T259">log_filename</text:span></text:span></text:p>
          </table:table-cell>
          <table:table-cell table:style-name="Table125.A2" office:value-type="string">
            <text:p text:style-name="P221"><text:span text:style-name="Default_20_Paragraph_20_Font">Redirect command output to log_filename.</text:span></text:p>
          </table:table-cell>
        </table:table-row>
        <table:table-row table:style-name="Table125.1">
          <table:table-cell table:style-name="Table125.A2" office:value-type="string">
            <text:p text:style-name="P220"><text:span text:style-name="Command">&gt;&gt; </text:span><text:span text:style-name="Command_20_Argument"><text:span text:style-name="T259">log_filename</text:span></text:span></text:p>
          </table:table-cell>
          <table:table-cell table:style-name="Table125.A2" office:value-type="string">
            <text:p text:style-name="P221"><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9297048048"/><text:span text:style-name="Command_20_Heading">unset_case_analysis</text:span><text:alphabetical-index-mark-end text:id="IMark19297048048"/></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9297052016"/><text:span text:style-name="Command_20_Heading">unset_clock_latency</text:span><text:alphabetical-index-mark-end text:id="IMark19297052016"/></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9297112656"/><text:span text:style-name="Command_20_Heading">unset_clock_transition</text:span><text:alphabetical-index-mark-end text:id="IMark19297112656"/></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9297053392"/><text:span text:style-name="Command_20_Heading">unset_clock_uncertainty</text:span><text:alphabetical-index-mark-end text:id="IMark19297053392"/></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2"><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2"><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7">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9297054192"/><text:span text:style-name="Command_20_Heading">unset_data_check</text:span><text:alphabetical-index-mark-end text:id="IMark19297054192"/></text:p>
          </table:table-cell>
          <table:table-cell table:style-name="Table43.A1" office:value-type="string">
            <text:p text:style-name="P223">[-from<text:span text:style-name="T260">|-rise_from|-fall_from</text:span> <text:span text:style-name="T23">from_object</text:span>]<text:line-break/>[-to<text:span text:style-name="T260">|-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2"><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2">-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7">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9297115392"/><text:span text:style-name="Command_20_Heading">unset_disable_inferred_clock_gating</text:span><text:alphabetical-index-mark-end text:id="IMark19297115392"/></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7">unset_disable_inferred_clock_gating</text:span></text:span> command removes a previous <text:span text:style-name="Command_20_Heading"><text:span text:style-name="T12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9297056096"/><text:span text:style-name="Command_20_Heading">unset_disable_timing</text:span><text:alphabetical-index-mark-end text:id="IMark19297056096"/></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69"/>
          </table:table-cell>
        </table:table-row>
        <table:table-row table:style-name="Table45.1">
          <table:table-cell table:style-name="Table45.A2" office:value-type="string">
            <text:p text:style-name="P35">to_port</text:p>
          </table:table-cell>
          <table:table-cell table:style-name="Table45.A2" office:value-type="string">
            <text:p text:style-name="P169"/>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9297056880"/><text:span text:style-name="Command_20_Heading">unset_input_delay</text:span><text:alphabetical-index-mark-end text:id="IMark19297056880"/></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1">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1">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1">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4"><text:span text:style-name="Default_20_Paragraph_20_Font"><text:span text:style-name="T261">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1">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1">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9297048016"/><text:span text:style-name="Command_20_Heading">unset_output_delay</text:span><text:alphabetical-index-mark-end text:id="IMark19297048016"/></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9297112608"/><text:span text:style-name="Command_20_Heading">unset_path_exceptions</text:span><text:alphabetical-index-mark-end text:id="IMark19297112608"/></text:p>
          </table:table-cell>
          <table:table-cell table:style-name="Table53.A1" office:value-type="string">
            <text:p text:style-name="P225">[-setup]<text:line-break/>[-hold]<text:line-break/>[-rise]<text:line-break/>[-fall]<text:line-break/>[-from<text:span text:style-name="T262">|-rise_from|-fall_from</text:span> <text:span text:style-name="T23">from</text:span>]<text:line-break/>[-through<text:span text:style-name="T262">|-rise_through|-fall_through</text:span> <text:span text:style-name="T23">through</text:span>]<text:line-break/>[-to<text:span text:style-name="T262">|-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2">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6"><text:span text:style-name="Default_20_Paragraph_20_Font"><text:span text:style-name="T262">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6"><text:span text:style-name="Default_20_Paragraph_20_Font"><text:span text:style-name="T262">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6"><text:span text:style-name="Default_20_Paragraph_20_Font"><text:span text:style-name="T262">Unset path exceptions for</text:span></text:span><text:span text:style-name="Default_20_Paragraph_20_Font"> </text:span><text:span text:style-name="Default_20_Paragraph_20_Font"><text:span text:style-name="T262">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3">from</text:span></text:span><text:span text:style-name="Command"><text:span text:style-name="T262">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7"><text:span text:style-name="T21">-</text:span><text:span text:style-name="T263">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3">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5">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9297115184"/><text:span text:style-name="Command_20_Heading">unset_propagated_clock</text:span><text:alphabetical-index-mark-end text:id="IMark19297115184"/></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9297060592"/><text:span text:style-name="Command_20_Heading">unset_timing_derate</text:span><text:alphabetical-index-mark-end text:id="IMark19297060592"/></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9297059584"/><text:span text:style-name="Command_20_Heading">user_run_time</text:span><text:alphabetical-index-mark-end text:id="IMark19297059584"/></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9297060592"/><text:span text:style-name="Command_20_Heading">with_output_to_variable</text:span><text:alphabetical-index-mark-end text:id="IMark19297060592"/></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5">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9297059584"/><text:span text:style-name="Command_20_Heading">write_path_spice</text:span><text:alphabetical-index-mark-end text:id="IMark19297059584"/></text:p>
          </table:table-cell>
          <table:table-cell table:style-name="Table153.A1" office:value-type="string">
            <text:p text:style-name="P228">-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4">[</text:span><text:span text:style-name="T21">-</text:span><text:span text:style-name="T265">simulator hspice|ngspice|xyce</text:span><text:span text:style-name="T264">]</text:span></text:p>
          </table:table-cell>
        </table:table-row>
        <table:table-row table:style-name="Table153.1">
          <table:table-cell table:style-name="Table153.A2" office:value-type="string">
            <text:p text:style-name="P229"><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30">spice_directory</text:p>
          </table:table-cell>
          <table:table-cell table:style-name="Table153.A2" office:value-type="string">
            <text:p text:style-name="P231"><text:span text:style-name="Default_20_Paragraph_20_Font"><text:span text:style-name="T266">D</text:span></text:span><text:span text:style-name="Default_20_Paragraph_20_Font">irectory </text:span><text:span text:style-name="Default_20_Paragraph_20_Font"><text:span text:style-name="T266">for s</text:span></text:span><text:span text:style-name="Default_20_Paragraph_20_Font">pice </text:span><text:span text:style-name="Default_20_Paragraph_20_Font"><text:span text:style-name="T267">to write </text:span></text:span><text:span text:style-name="Default_20_Paragraph_20_Font">output </text:span><text:span text:style-name="Default_20_Paragraph_20_Font"><text:span text:style-name="T266">files</text:span></text:span><text:span text:style-name="Default_20_Paragraph_20_Font">.</text:span></text:p>
          </table:table-cell>
        </table:table-row>
        <table:table-row table:style-name="Table153.1">
          <table:table-cell table:style-name="Table153.A2" office:value-type="string">
            <text:p text:style-name="P230">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0">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0">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29"><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2"><text:span text:style-name="T21">-</text:span><text:span text:style-name="T265">simulator</text:span></text:p>
          </table:table-cell>
          <table:table-cell table:style-name="Table153.A2" office:value-type="string">
            <text:p text:style-name="P233">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4">Example command:</text:p>
      <text:p text:style-name="P235">write_path_spice -path_args {-from "in0" -to "out1" -unconstrained} \<text:line-break/> <text:s/>-spice_directory $result_dir \<text:line-break/> <text:s/>-lib_subckt_file "write_spice1.subckt" \<text:line-break/> <text:s/>-model_file "write_spice1.models" \<text:line-break/> <text:s/>-power VDD -ground VSS</text:p>
      <text:p text:style-name="P236">When the simulator is hspice, <text:span text:style-name="Command">.measure</text:span> statements will be added to the spice netlist.</text:p>
      <text:p text:style-name="P236">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9297116304"/><text:span text:style-name="Command_20_Heading">write_sdc</text:span><text:alphabetical-index-mark-end text:id="IMark19297116304"/></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68">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9297115232"/><text:span text:style-name="Command_20_Heading">write_sdf</text:span><text:alphabetical-index-mark-end text:id="IMark19297115232"/></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69">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7"><text:span text:style-name="T21">-</text:span><text:span text:style-name="T270">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69">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69">SDF file</text:span></text:span><text:span text:style-name="Default_20_Paragraph_20_Font">name to write.</text:span></text:p>
          </table:table-cell>
        </table:table-row>
      </table:table>
      <text:p text:style-name="P238">Write the delay calculation delays for the design in SDF format to <text:span text:style-name="Command_20_Argument">filename</text:span>. <text:span text:style-name="T271">If -</text:span><text:span text:style-name="Example"><text:span text:style-name="T271">corner</text:span></text:span><text:span text:style-name="T271"> is not specified the min/max delays are across all corners. With </text:span><text:span text:style-name="Example"><text:span text:style-name="T271">-corner</text:span></text:span><text:span text:style-name="T271"> the min/max delays for </text:span><text:span text:style-name="Example"><text:span text:style-name="T272">corner</text:span></text:span><text:span text:style-name="T271">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39"><text:alphabetical-index-mark-start text:id="IMark19297112224"/><text:span text:style-name="Command_20_Heading">write_</text:span><text:span text:style-name="Command_20_Heading"><text:span text:style-name="T273">timing_model</text:span></text:span><text:alphabetical-index-mark-end text:id="IMark19297112224"/></text:p>
          </table:table-cell>
          <table:table-cell table:style-name="Table58.A1" office:value-type="string">
            <text:p text:style-name="P240"><text:span text:style-name="T274">[-</text:span><text:span text:style-name="T275">library</text:span><text:span text:style-name="T274">_name </text:span><text:span text:style-name="T276">lib</text:span><text:span text:style-name="T277">_name</text:span><text:span text:style-name="T274">]<text:line-break/>[-cell_name </text:span><text:span text:style-name="T277">cell_name</text:span><text:span text:style-name="T274">]</text:span></text:p>
            <text:p text:style-name="P241">[-<text:span text:style-name="T273">corner </text:span><text:span text:style-name="T277">corner</text:span><text:span text:style-name="T21">]</text:span><text:line-break/><text:span text:style-name="T1">filename</text:span></text:p>
          </table:table-cell>
        </table:table-row>
        <table:table-row table:style-name="Table58.1">
          <table:table-cell table:style-name="Table58.A2" office:value-type="string">
            <text:p text:style-name="P242"><text:span text:style-name="T278">-</text:span><text:span text:style-name="T279">library</text:span><text:span text:style-name="T278">_name </text:span><text:span text:style-name="T276">lib</text:span><text:span text:style-name="T277">_name</text:span></text:p>
          </table:table-cell>
          <table:table-cell table:style-name="Table58.A2" office:value-type="string">
            <text:p text:style-name="P243">T<text:span text:style-name="Default_20_Paragraph_20_Font">he name to use for the liberty </text:span><text:span text:style-name="Default_20_Paragraph_20_Font"><text:span text:style-name="T275">library. Defaults to </text:span></text:span><text:span text:style-name="Command_20_Argument"><text:span text:style-name="T32">cell_name</text:span></text:span><text:span text:style-name="Default_20_Paragraph_20_Font"><text:span text:style-name="T275">.</text:span></text:span></text:p>
          </table:table-cell>
        </table:table-row>
        <table:table-row table:style-name="Table58.1">
          <table:table-cell table:style-name="Table58.A2" office:value-type="string">
            <text:p text:style-name="P242"><text:span text:style-name="Command_20_Argument"><text:span text:style-name="T280">-cell_name </text:span></text:span><text:span text:style-name="Command_20_Argument"><text:span text:style-name="T281">cell_name</text:span></text:span></text:p>
          </table:table-cell>
          <table:table-cell table:style-name="Table58.A2" office:value-type="string">
            <text:p text:style-name="P244"><text:span text:style-name="Default_20_Paragraph_20_Font">The name to use for the liberty cell. </text:span><text:span text:style-name="Default_20_Paragraph_20_Font"><text:span text:style-name="T275">Defaults to the top level module name.</text:span></text:span></text:p>
          </table:table-cell>
        </table:table-row>
        <table:table-row table:style-name="Table58.1">
          <table:table-cell table:style-name="Table58.A2" office:value-type="string">
            <text:p text:style-name="P245"><text:span text:style-name="Command_20_Argument"><text:span text:style-name="T282">-corner </text:span></text:span><text:span text:style-name="Command_20_Argument"><text:span text:style-name="T283">corner</text:span></text:span></text:p>
          </table:table-cell>
          <table:table-cell table:style-name="Table58.A2" office:value-type="string">
            <text:p text:style-name="P246"><text:span text:style-name="Default_20_Paragraph_20_Font">The process corner to use for extracting the model.</text:span></text:p>
          </table:table-cell>
        </table:table-row>
        <table:table-row table:style-name="Table58.1">
          <table:table-cell table:style-name="Table58.A2" office:value-type="string">
            <text:p text:style-name="P247">filename</text:p>
          </table:table-cell>
          <table:table-cell table:style-name="Table58.A2" office:value-type="string">
            <text:p text:style-name="P248"><text:span text:style-name="Default_20_Paragraph_20_Font">Filename </text:span><text:span text:style-name="Default_20_Paragraph_20_Font"><text:span text:style-name="T284">for the liberty timing model</text:span></text:span>.</text:p>
          </table:table-cell>
        </table:table-row>
      </table:table>
      <text:p text:style-name="P249"><text:soft-page-break/>The <text:span text:style-name="Command_20_Heading"><text:span text:style-name="T125">write_</text:span></text:span><text:span text:style-name="Command_20_Heading"><text:span text:style-name="T285">timing_model</text:span></text:span> command constructs a liberty timing model for the current design and writes it to <text:span text:style-name="T1">file</text:span><text:span text:style-name="T286">name</text:span>. <text:span text:style-name="Command_20_Argument"><text:span text:style-name="T281">cell_name</text:span></text:span><text:span text:style-name="T287"> defaults to the cell name of the top level block in the design.</text:span></text:p>
      <text:p text:style-name="P250"><text:span text:style-name="T288">The SDC used to extract the block should include the clock definitions. </text:span><text:span text:style-name="T289">If the block contains a clock network </text:span><text:span text:style-name="T290">set_propagated_cloc</text:span><text:span text:style-name="T291">k</text:span><text:span text:style-name="Default_20_Paragraph_20_Font"><text:span text:style-name="T292"> </text:span></text:span><text:span text:style-name="Default_20_Paragraph_20_Font"><text:span text:style-name="T289">should be used so the clock delays are included in the timing model. </text:span></text:span><text:span text:style-name="Default_20_Paragraph_20_Font"><text:span text:style-name="T293">The following SDC commands are ignored</text:span></text:span><text:span text:style-name="T294"> when bulding the timing model.</text:span></text:p>
      <text:p text:style-name="Example_20__20_indented"><text:span text:style-name="T290">set_</text:span><text:span text:style-name="T295">input_delay<text:line-break/></text:span><text:span text:style-name="T290">set_</text:span><text:span text:style-name="T295">output_delay<text:line-break/></text:span><text:span text:style-name="Example"><text:span text:style-name="T294">set_load<text:line-break/></text:span></text:span><text:span text:style-name="Example"><text:span text:style-name="T293">set_timing_derate</text:span></text:span></text:p>
      <text:p text:style-name="P250"><text:span text:style-name="T296">Using </text:span><text:span text:style-name="T290">set_</text:span><text:span text:style-name="T295">input_</text:span><text:span text:style-name="T297">transition</text:span><text:span text:style-name="T296"> with the slew from the block context will be used will improve the match between the timing model and the block netlist. </text:span><text:span text:style-name="T298"><text:s/></text:span><text:span text:style-name="T292">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3">s<text:line-break/></text:span>clock to output timing paths</text:p>
      <text:p text:style-name="P251">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9297115632"/><text:span text:style-name="Command_20_Heading">write_verilog</text:span><text:alphabetical-index-mark-end text:id="IMark19297115632"/></text:p>
          </table:table-cell>
          <table:table-cell table:style-name="Table109.A1" office:value-type="string">
            <text:p text:style-name="P228">[-sort<text:span text:style-name="T21">]</text:span></text:p>
            <text:p text:style-name="P228"><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29"><text:span text:style-name="Command_20_Argument"><text:span text:style-name="T282">-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2">-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3"><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299">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30">filename</text:p>
          </table:table-cell>
          <table:table-cell table:style-name="Table109.A2" office:value-type="string">
            <text:p text:style-name="P40"><text:span text:style-name="Default_20_Paragraph_20_Font">Filename </text:span><text:span text:style-name="Default_20_Paragraph_20_Font"><text:span text:style-name="T299">for the liberty library</text:span></text:span><text:span text:style-name="Default_20_Paragraph_20_Font">.</text:span></text:p>
          </table:table-cell>
        </table:table-row>
      </table:table>
      <text:p text:style-name="P254">The <text:span text:style-name="T7">write_verilog</text:span> command writes a verilog netlist to <text:span text:style-name="T3">filename</text:span>. Use <text:span text:style-name="T282">-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9297064720"/>Filter Expressions<text:bookmark-end text:name="__RefHeading___Toc42589_2528141652"/><text:alphabetical-index-mark-end text:id="IMark19297064720"/></text:h>
      <text:p text:style-name="P255">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6"><text:span text:style-name="Default_20_Paragraph_20_Font">Return objects with </text:span><text:span text:style-name="Command_20_Argument">property</text:span><text:span text:style-name="Default_20_Paragraph_20_Font"> value equal to </text:span><text:span text:style-name="Command_20_Argument"><text:span text:style-name="T300">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6"><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1">pattern</text:span></text:span></text:p>
          </table:table-cell>
          <table:table-cell table:style-name="Table66.A2" office:value-type="string">
            <text:p text:style-name="P256"><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2">value</text:span></text:span></text:p>
          </table:table-cell>
          <table:table-cell table:style-name="Table66.A2" office:value-type="string">
            <text:p text:style-name="P256"><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3">~</text:span></text:span><text:span text:style-name="Command"><text:span text:style-name="T302">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text:span><text:span text:style-name="Default_20_Paragraph_20_Font"><text:span text:style-name="T304">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1">expr1</text:span></text:span><text:span text:style-name="Command"><text:span text:style-name="T305">&amp;&amp;e</text:span></text:span><text:span text:style-name="Command"><text:span text:style-name="T306">xpr2</text:span></text:span></text:p>
          </table:table-cell>
          <table:table-cell table:style-name="Table66.A2" office:value-type="string">
            <text:p text:style-name="P256"><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1">expr1</text:span></text:span><text:span text:style-name="Command"><text:span text:style-name="T307">||</text:span></text:span><text:span text:style-name="Command"><text:span text:style-name="T301">expr2</text:span></text:span></text:p>
          </table:table-cell>
          <table:table-cell table:style-name="Table66.A2" office:value-type="string">
            <text:p text:style-name="P256"><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08">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9297031696"/>Variables<text:bookmark-end text:name="__RefHeading___Toc42591_2528141652"/><text:alphabetical-index-mark-end text:id="IMark19297031696"/></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9297115760"/><text:span text:style-name="Command_20_Heading">hierarchy_separator</text:span><text:alphabetical-index-mark-end text:id="IMark19297115760"/></text:p>
          </table:table-cell>
          <table:table-cell table:style-name="Table130.A1" office:value-type="string">
            <text:p text:style-name="P29"><text:span text:style-name="Command_20_Argument"><text:span text:style-name="T24">Any character</text:span></text:span><text:span text:style-name="Command_20_Argument"><text:span text:style-name="T309">.</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9297068480"/><text:span text:style-name="Command_20_Heading">sta_bidirect_net_paths_enabled</text:span><text:alphabetical-index-mark-end text:id="IMark19297068480"/></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9297067520"/><text:span text:style-name="Command_20_Heading">sta_continue_on_error</text:span><text:alphabetical-index-mark-end text:id="IMark19297067520"/></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9297031696"/><text:span text:style-name="Command_20_Heading">sta_crpr_mode</text:span><text:alphabetical-index-mark-end text:id="IMark19297031696"/></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0">,</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9297069424"/><text:span text:style-name="Command_20_Heading">sta_cond_default_arcs_enabled</text:span><text:alphabetical-index-mark-end text:id="IMark19297069424"/></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9297049280"/><text:span text:style-name="Command_20_Heading">sta_crpr_enabled</text:span><text:alphabetical-index-mark-end text:id="IMark19297049280"/></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9297069824"/><text:span text:style-name="Command_20_Heading">sta_dynamic_loop_breaking</text:span><text:alphabetical-index-mark-end text:id="IMark19297069824"/></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9297069024"/><text:span text:style-name="Command_20_Heading">sta_gated_clock_checks_enabled</text:span><text:alphabetical-index-mark-end text:id="IMark19297069024"/></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9297031696"/><text:span text:style-name="Command_20_Heading">sta_input_port_default_clock</text:span><text:alphabetical-index-mark-end text:id="IMark19297031696"/></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9297070624"/><text:span text:style-name="Command_20_Heading">sta_internal_bidirect_instance_paths_enabled</text:span><text:alphabetical-index-mark-end text:id="IMark19297070624"/></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9297071424"/><text:span text:style-name="Command_20_Heading">sta_pocv_enabled</text:span><text:alphabetical-index-mark-end text:id="IMark19297071424"/></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9297069824"/><text:span text:style-name="Command_20_Heading">sta_propagate_all_clocks</text:span><text:alphabetical-index-mark-end text:id="IMark19297069824"/></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5">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9297071024"/><text:span text:style-name="Command_20_Heading">sta_propagate_gated_clock_enable</text:span><text:alphabetical-index-mark-end text:id="IMark19297071024"/></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5">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9297069824"/><text:span text:style-name="Command_20_Heading">sta_recovery_removal_checks_enabled</text:span><text:alphabetical-index-mark-end text:id="IMark19297069824"/></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5">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9297070656"/><text:span text:style-name="Command_20_Heading">sta_report_default_digits</text:span><text:alphabetical-index-mark-end text:id="IMark19297070656"/></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9297070656"/><text:alphabetical-index-mark-start text:id="IMark19297071856"/><text:span text:style-name="Command_20_Heading">sta_preset_clear_arcs_enabled</text:span><text:alphabetical-index-mark-end text:id="IMark19297071856"/><text:alphabetical-index-mark-end text:id="IMark19297070656"/></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8">Alphabetical Index</text:p>
            </text:index-title>
            <text:p text:style-name="P259">all_clocks<text:tab/>6</text:p>
            <text:p text:style-name="P259">all_inputs<text:tab/>6</text:p>
            <text:p text:style-name="P259">all_outputs<text:tab/>6</text:p>
            <text:p text:style-name="P259">all_registers<text:tab/>6</text:p>
            <text:p text:style-name="P259">check_setup<text:tab/>7</text:p>
            <text:p text:style-name="P259">Command Line Arguments<text:tab/>1</text:p>
            <text:p text:style-name="P259">Commands<text:tab/>6</text:p>
            <text:p text:style-name="P259">connect_pin<text:tab/>7</text:p>
            <text:p text:style-name="P259">create_generated_clock<text:tab/>9</text:p>
            <text:p text:style-name="P259">create_voltage_area<text:tab/>10</text:p>
            <text:p text:style-name="P259">current_design<text:tab/>10</text:p>
            <text:p text:style-name="P259">current_instance<text:tab/>10</text:p>
            <text:p text:style-name="P259">define_corners<text:tab/>11</text:p>
            <text:p text:style-name="P259">delete_clock<text:tab/>11</text:p>
            <text:p text:style-name="P259">delete_from_list<text:tab/>11</text:p>
            <text:p text:style-name="P259">delete_generated_clock<text:tab/>11</text:p>
            <text:p text:style-name="P259">delete_instance<text:tab/>11</text:p>
            <text:p text:style-name="P259">delete_net<text:tab/>12</text:p>
            <text:p text:style-name="P259">disconnect_pin<text:tab/>12</text:p>
            <text:p text:style-name="P259">elapsed_run_time<text:tab/>12</text:p>
            <text:p text:style-name="P259">Example Command Scripts<text:tab/>1</text:p>
            <text:p text:style-name="P259">Filter Expressions<text:tab/>77</text:p>
            <text:p text:style-name="P259">find_timing_paths<text:tab/>13</text:p>
            <text:p text:style-name="P259">get_cells<text:tab/>14</text:p>
            <text:p text:style-name="P259">get_clocks<text:tab/>15</text:p>
            <text:p text:style-name="P259">get_fanin<text:tab/>16</text:p>
            <text:p text:style-name="P259">get_fanout<text:tab/>16</text:p>
            <text:p text:style-name="P259">get_full_name<text:tab/>17</text:p>
            <text:p text:style-name="P259">get_lib_pins<text:tab/>18</text:p>
            <text:p text:style-name="P259">get_libs<text:tab/>18</text:p>
            <text:p text:style-name="P259">get_name<text:tab/>20</text:p>
            <text:p text:style-name="P259">get_nets<text:tab/>19</text:p>
            <text:p text:style-name="P259">get_pins<text:tab/>20</text:p>
            <text:p text:style-name="P259">get_ports<text:tab/>21</text:p>
            <text:p text:style-name="P259">get_property<text:tab/>21</text:p>
            <text:p text:style-name="P259">get_timing_edges<text:tab/>24</text:p>
            <text:p text:style-name="P259">group_path<text:tab/>25</text:p>
            <text:p text:style-name="P259">hierarchy_separator<text:tab/>78</text:p>
            <text:p text:style-name="P259">link_design<text:tab/>26</text:p>
            <text:p text:style-name="P259">make_instance<text:tab/>26</text:p>
            <text:p text:style-name="P259">make_net<text:tab/>26</text:p>
            <text:p text:style-name="P259">Power Analysis<text:tab/>2</text:p>
            <text:p text:style-name="P259">read_liberty<text:tab/>26</text:p>
            <text:p text:style-name="P259">read_saif<text:tab/>27</text:p>
            <text:p text:style-name="P259">read_sdc<text:tab/>28</text:p>
            <text:p text:style-name="P259">read_sdf<text:tab/>28</text:p>
            <text:p text:style-name="P259">read_spef<text:tab/>29</text:p>
            <text:p text:style-name="P259">read_vcd<text:tab/>30</text:p>
            <text:p text:style-name="P259">read_verilog<text:tab/>30</text:p>
            <text:p text:style-name="P259">redirection<text:tab/>4</text:p>
            <text:p text:style-name="P259">replace_cell<text:tab/>31</text:p>
            <text:p text:style-name="P259">report_annotated_check<text:tab/>31</text:p>
            <text:p text:style-name="P259">report_annotated_delay<text:tab/>32</text:p>
            <text:p text:style-name="P259">report_check_types<text:tab/>36</text:p>
            <text:p text:style-name="P259">report_checks<text:tab/>33</text:p>
            <text:p text:style-name="P259">report_clock_latency<text:tab/>37</text:p>
            <text:p text:style-name="P259">report_clock_min_period<text:tab/>37</text:p>
            <text:p text:style-name="P259">report_clock_properties<text:tab/>37</text:p>
            <text:p text:style-name="P259">report_clock_skew<text:tab/>38</text:p>
            <text:p text:style-name="P259">report_dcalc<text:tab/>38</text:p>
            <text:p text:style-name="P259">report_disabled_edges<text:tab/>39</text:p>
            <text:p text:style-name="P259"><text:soft-page-break/>report_instance<text:tab/>39</text:p>
            <text:p text:style-name="P259">report_lib_cell<text:tab/>39</text:p>
            <text:p text:style-name="P259">report_net<text:tab/>39</text:p>
            <text:p text:style-name="P259">report_parasitic_annotation<text:tab/>39</text:p>
            <text:p text:style-name="P259">report_power<text:tab/>40</text:p>
            <text:p text:style-name="P259">report_pulse_width_checks<text:tab/>40</text:p>
            <text:p text:style-name="P259">report_slews<text:tab/>41</text:p>
            <text:p text:style-name="P259">report_units<text:tab/>41</text:p>
            <text:p text:style-name="P259">report_worst_slack<text:tab/>41</text:p>
            <text:p text:style-name="P259">set_assigned_check<text:tab/>42</text:p>
            <text:p text:style-name="P259">set_assigned_delay<text:tab/>43</text:p>
            <text:p text:style-name="P259">set_assigned_transition<text:tab/>43</text:p>
            <text:p text:style-name="P259">set_case_analysis<text:tab/>44</text:p>
            <text:p text:style-name="P259">set_clock_gating_check<text:tab/>44</text:p>
            <text:p text:style-name="P259">set_clock_groups<text:tab/>45</text:p>
            <text:p text:style-name="P259">set_clock_latency<text:tab/>46</text:p>
            <text:p text:style-name="P259">set_clock_transition<text:tab/>46</text:p>
            <text:p text:style-name="P259">set_clock_uncertainty<text:tab/>47</text:p>
            <text:p text:style-name="P259">set_cmd_units<text:tab/>48</text:p>
            <text:p text:style-name="P259">set_data_check<text:tab/>49</text:p>
            <text:p text:style-name="P259">set_disable_inferred_clock_gating<text:tab/>49</text:p>
            <text:p text:style-name="P259">set_disable_timing<text:tab/>49</text:p>
            <text:p text:style-name="P259">set_drive<text:tab/>50</text:p>
            <text:p text:style-name="P259">set_driving_cell<text:tab/>51</text:p>
            <text:p text:style-name="P259">set_false_path<text:tab/>52</text:p>
            <text:p text:style-name="P259">set_fanout_load<text:tab/>53</text:p>
            <text:p text:style-name="P259">set_hierarchy_separator<text:tab/>53</text:p>
            <text:p text:style-name="P259">set_ideal_latency<text:tab/>53</text:p>
            <text:p text:style-name="P259">set_ideal_network<text:tab/>53</text:p>
            <text:p text:style-name="P259">set_ideal_transition<text:tab/>53</text:p>
            <text:p text:style-name="P259">set_input_delay<text:tab/>53</text:p>
            <text:p text:style-name="P259">set_input_transition<text:tab/>55</text:p>
            <text:p text:style-name="P259">set_level_shifter_strategy<text:tab/>55</text:p>
            <text:p text:style-name="P259">set_level_shifter_threshold<text:tab/>55</text:p>
            <text:p text:style-name="P259">set_load<text:tab/>55</text:p>
            <text:p text:style-name="P259">set_logic_dc<text:tab/>56</text:p>
            <text:p text:style-name="P259">set_logic_one<text:tab/>56</text:p>
            <text:p text:style-name="P259">set_logic_zero<text:tab/>56</text:p>
            <text:p text:style-name="P259">set_max_area<text:tab/>57</text:p>
            <text:p text:style-name="P259">set_max_capacitance<text:tab/>57</text:p>
            <text:p text:style-name="P259">set_max_delay<text:tab/>57</text:p>
            <text:p text:style-name="P259">set_max_dynamic_power<text:tab/>58</text:p>
            <text:p text:style-name="P259">set_max_fanout<text:tab/>58</text:p>
            <text:p text:style-name="P259">set_max_leakage_power<text:tab/>58</text:p>
            <text:p text:style-name="P259">set_max_time_borrow<text:tab/>58</text:p>
            <text:p text:style-name="P259">set_max_transition<text:tab/>59</text:p>
            <text:p text:style-name="P259">set_min_capacitance<text:tab/>59</text:p>
            <text:p text:style-name="P259">set_min_delay<text:tab/>60</text:p>
            <text:p text:style-name="P259">set_min_pulse_width<text:tab/>60</text:p>
            <text:p text:style-name="P259">set_multicycle_path<text:tab/>61</text:p>
            <text:p text:style-name="P259">set_operating_conditions<text:tab/>62</text:p>
            <text:p text:style-name="P259">set_output_delay<text:tab/>63</text:p>
            <text:p text:style-name="P259">set_port_fanout_number<text:tab/>64</text:p>
            <text:p text:style-name="P259">set_power_activity<text:tab/>64</text:p>
            <text:p text:style-name="P259">set_propagated_clock<text:tab/>64</text:p>
            <text:p text:style-name="P259">set_pvt<text:tab/>65</text:p>
            <text:p text:style-name="P259">set_resistance<text:tab/>67</text:p>
            <text:p text:style-name="P259">set_sense<text:tab/>65</text:p>
            <text:p text:style-name="P259">set_timing_derate<text:tab/>66</text:p>
            <text:p text:style-name="P259">set_units<text:tab/>67</text:p>
            <text:p text:style-name="P259">set_wire_load_min_block_size<text:tab/>68</text:p>
            <text:p text:style-name="P259">set_wire_load_mode<text:tab/>68</text:p>
            <text:p text:style-name="P259">set_wire_load_model<text:tab/>69</text:p>
            <text:p text:style-name="P259">set_wire_load_selection_group<text:tab/>69</text:p>
            <text:p text:style-name="P259"><text:soft-page-break/>source<text:tab/>69</text:p>
            <text:p text:style-name="P259">SPEF<text:tab/>29</text:p>
            <text:p text:style-name="P259">sta_bidirect_net_paths_enabled<text:tab/>78</text:p>
            <text:p text:style-name="P259">sta_cond_default_arcs_enabled<text:tab/>78</text:p>
            <text:p text:style-name="P259">sta_continue_on_error<text:tab/>78</text:p>
            <text:p text:style-name="P259">sta_crpr_enabled<text:tab/>79</text:p>
            <text:p text:style-name="P259">sta_crpr_mode<text:tab/>78</text:p>
            <text:p text:style-name="P259">sta_dynamic_loop_breaking<text:tab/>79</text:p>
            <text:p text:style-name="P259">sta_gated_clock_checks_enabled<text:tab/>79</text:p>
            <text:p text:style-name="P259">sta_input_port_default_clock<text:tab/>79</text:p>
            <text:p text:style-name="P259">sta_internal_bidirect_instance_paths_enabled<text:tab/>79</text:p>
            <text:p text:style-name="P259">sta_pocv_enabled<text:tab/>79</text:p>
            <text:p text:style-name="P259">sta_preset_clear_arcs_enabled<text:tab/>80</text:p>
            <text:p text:style-name="P259">sta_propagate_all_clocks<text:tab/>79</text:p>
            <text:p text:style-name="P259">sta_propagate_gated_clock_enable<text:tab/>80</text:p>
            <text:p text:style-name="P259">sta_recovery_removal_checks_enabled<text:tab/>80</text:p>
            <text:p text:style-name="P259">sta_report_default_digits<text:tab/>80</text:p>
            <text:p text:style-name="P259">TCL Interpreter<text:tab/>3</text:p>
            <text:p text:style-name="P259">Timing Analysis using SDF<text:tab/>2</text:p>
            <text:p text:style-name="P259">Timing Analysis with Multiple Process Corners<text:tab/>2</text:p>
            <text:p text:style-name="P259">unset_case_analysis<text:tab/>70</text:p>
            <text:p text:style-name="P259">unset_clock_latency<text:tab/>70</text:p>
            <text:p text:style-name="P259">unset_clock_transition<text:tab/>70</text:p>
            <text:p text:style-name="P259">unset_clock_uncertainty<text:tab/>71</text:p>
            <text:p text:style-name="P259">unset_data_check<text:tab/>71</text:p>
            <text:p text:style-name="P259">unset_disable_inferred_clock_gating<text:tab/>72</text:p>
            <text:p text:style-name="P259">unset_disable_timing<text:tab/>72</text:p>
            <text:p text:style-name="P259">unset_input_delay<text:tab/>72</text:p>
            <text:p text:style-name="P259">unset_output_delay<text:tab/>73</text:p>
            <text:p text:style-name="P259">unset_path_exceptions<text:tab/>73</text:p>
            <text:p text:style-name="P259">unset_propagated_clock<text:tab/>74</text:p>
            <text:p text:style-name="P259">unset_timing_derate<text:tab/>74</text:p>
            <text:p text:style-name="P259">user_run_time<text:tab/>74</text:p>
            <text:p text:style-name="P259">Variables<text:tab/>78</text:p>
            <text:p text:style-name="P259">verilog netlist<text:tab/>31</text:p>
            <text:p text:style-name="P259">with_output_to_variable<text:tab/>74</text:p>
            <text:p text:style-name="P259">write_path_spice<text:tab/>74</text:p>
            <text:p text:style-name="P259">write_sdc<text:tab/>75</text:p>
            <text:p text:style-name="P259">write_sdf<text:tab/>76</text:p>
            <text:p text:style-name="P259">write_timing_model<text:tab/>76</text:p>
            <text:p text:style-name="P259">write_verilog<text:tab/>77</text:p>
          </text:index-body>
        </text:alphabetical-index>
        <text:p text:style-name="P260"/>
        <text:p text:style-name="P261">Version 2.<text:span text:style-name="T310">6</text:span>.<text:span text:style-name="T311">0</text:span>, <text:span text:style-name="T310">Sep</text:span> <text:span text:style-name="T310">23</text:span>, 20<text:span text:style-name="T311">2</text:span><text:span text:style-name="T310">4</text:span><text:line-break/>Copyright (c) 20<text:span text:style-name="T311">2</text:span><text:span text:style-name="T310">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54</meta:editing-cycles>
    <meta:print-date>2024-11-13T14:19:30.888104825</meta:print-date>
    <meta:creation-date>2010-07-31T21:07:00</meta:creation-date>
    <dc:date>2024-11-14T02:10:33.981770390</dc:date>
    <meta:editing-duration>P116DT20H29M37S</meta:editing-duration>
    <meta:generator>LibreOffice/24.8.2.1$MacOSX_AARCH64 LibreOffice_project/0f794b6e29741098670a3b95d60478a65d05ef13</meta:generator>
    <meta:printed-by>PDF files: James Cherry</meta:printed-by>
    <meta:document-statistic meta:table-count="157" meta:image-count="0" meta:object-count="0" meta:page-count="84" meta:paragraph-count="2128" meta:word-count="15835" meta:character-count="109469" meta:non-whitespace-character-count="947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